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Replacements/Object 38" manifest:media-type="application/x-openoffice-gdimetafile;windows_formatname=&quot;GDIMetaFile&quot;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styles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35/content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31/styles.xml" manifest:media-type="text/xml"/>
  <manifest:file-entry manifest:full-path="Object 31/meta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6/content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5.65pt"/>
    </style:style>
    <style:style style:name="co2" style:family="table-column">
      <style:table-column-properties fo:break-before="auto" style:column-width="59.19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1.7pt"/>
    </style:style>
    <style:style style:name="co6" style:family="table-column">
      <style:table-column-properties fo:break-before="auto" style:column-width="70.75pt"/>
    </style:style>
    <style:style style:name="co7" style:family="table-column">
      <style:table-column-properties fo:break-before="auto" style:column-width="57.74pt"/>
    </style:style>
    <style:style style:name="co8" style:family="table-column">
      <style:table-column-properties fo:break-before="auto" style:column-width="132.49pt"/>
    </style:style>
    <style:style style:name="co9" style:family="table-column">
      <style:table-column-properties fo:break-before="auto" style:column-width="173.99pt"/>
    </style:style>
    <style:style style:name="co10" style:family="table-column">
      <style:table-column-properties fo:break-before="auto" style:column-width="126.74pt"/>
    </style:style>
    <style:style style:name="co11" style:family="table-column">
      <style:table-column-properties fo:break-before="auto" style:column-width="113.19pt"/>
    </style:style>
    <style:style style:name="co12" style:family="table-column">
      <style:table-column-properties fo:break-before="auto" style:column-width="123.85pt"/>
    </style:style>
    <style:style style:name="co13" style:family="table-column">
      <style:table-column-properties fo:break-before="auto" style:column-width="129.6pt"/>
    </style:style>
    <style:style style:name="co14" style:family="table-column">
      <style:table-column-properties fo:break-before="auto" style:column-width="78.6pt"/>
    </style:style>
    <style:style style:name="co15" style:family="table-column">
      <style:table-column-properties fo:break-before="auto" style:column-width="46.15pt"/>
    </style:style>
    <style:style style:name="co16" style:family="table-column">
      <style:table-column-properties fo:break-before="auto" style:column-width="83.96pt"/>
    </style:style>
    <style:style style:name="co17" style:family="table-column">
      <style:table-column-properties fo:break-before="auto" style:column-width="120.1pt"/>
    </style:style>
    <style:style style:name="co18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5" style:family="table-cell" style:parent-style-name="Default" style:data-style-name="N131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37"/>
    <style:style style:name="ce15" style:family="table-cell" style:parent-style-name="Default" style:data-style-name="N132"/>
    <style:style style:name="ce1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 style:data-style-name="N121">
      <style:table-cell-properties fo:border="0.06pt solid #000000"/>
    </style:style>
    <style:style style:name="ce2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shapes>
          <draw:frame draw:z-index="0" draw:style-name="gr1" draw:text-style-name="P1" svg:width="453.71pt" svg:height="255.03pt" svg:x="363.54pt" svg:y="11.88pt">
            <draw:object draw:notify-on-update-of-ranges="Q1.A2:Q1.A10 Q1.E26:Q1.E26 Q1.B2:Q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4pt" svg:height="255.03pt" svg:x="268.61pt" svg:y="458.93pt">
            <draw:object draw:notify-on-update-of-ranges="Q1.A38:Q1.A46 Q1.B37:Q1.B37 Q1.B38:Q1.B4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363.54pt" svg:y="741.46pt">
            <draw:object draw:notify-on-update-of-ranges="Q1.A60:Q1.A68 Q1.B59:Q1.B59 Q1.B60:Q1.B68 Q1.C59:Q1.C59 Q1.C60:Q1.C6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Query 1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 (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goDB, 115 days</text:p>
          </table:table-cell>
          <table:table-cell table:style-name="ce1" table:formula="of:=[.C2]/(60*1000)" office:value-type="float" office:value="0.539396666666667" calcext:value-type="float">
            <text:p>0.539</text:p>
          </table:table-cell>
          <table:table-cell table:style-name="ce1" office:value-type="float" office:value="32363.8" calcext:value-type="float">
            <text:p>32363.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goDB, 70 days</text:p>
          </table:table-cell>
          <table:table-cell table:style-name="ce1" table:formula="of:=[.C3]/(60*1000)" office:value-type="float" office:value="0.531886666666667" calcext:value-type="float">
            <text:p>0.532</text:p>
          </table:table-cell>
          <table:table-cell table:style-name="ce1" office:value-type="float" office:value="31913.2" calcext:value-type="float">
            <text:p>31913.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goDB, 90 days</text:p>
          </table:table-cell>
          <table:table-cell table:style-name="ce1" table:formula="of:=[.C4]/(60*1000)" office:value-type="float" office:value="0.529473333333333" calcext:value-type="float">
            <text:p>0.529</text:p>
          </table:table-cell>
          <table:table-cell table:style-name="ce1" office:value-type="float" office:value="31768.4" calcext:value-type="float">
            <text:p>31768.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QL, json, 115 days</text:p>
          </table:table-cell>
          <table:table-cell table:style-name="ce1" table:formula="of:=[.C5]/(60*1000)" office:value-type="float" office:value="5.3376" calcext:value-type="float">
            <text:p>5.338</text:p>
          </table:table-cell>
          <table:table-cell table:style-name="ce1" office:value-type="float" office:value="320256" calcext:value-type="float">
            <text:p>320256.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PSQL, json, </text:span>70 days</text:p>
          </table:table-cell>
          <table:table-cell table:style-name="ce1" table:formula="of:=[.C6]/(60*1000)" office:value-type="float" office:value="5.36791666666667" calcext:value-type="float">
            <text:p>5.368</text:p>
          </table:table-cell>
          <table:table-cell table:style-name="ce1" office:value-type="float" office:value="322075" calcext:value-type="float">
            <text:p>322075.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PSQL, json, </text:span>90 days</text:p>
          </table:table-cell>
          <table:table-cell table:style-name="ce1" table:formula="of:=[.C7]/(60*1000)" office:value-type="float" office:value="5.3316" calcext:value-type="float">
            <text:p>5.332</text:p>
          </table:table-cell>
          <table:table-cell table:style-name="ce1" office:value-type="float" office:value="319896" calcext:value-type="float">
            <text:p>319896.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PSQL, </text:span>115 days</text:p>
          </table:table-cell>
          <table:table-cell table:style-name="ce1" table:formula="of:=[.C8]/(60*1000)" office:value-type="float" office:value="0.0639018333333333" calcext:value-type="float">
            <text:p>0.064</text:p>
          </table:table-cell>
          <table:table-cell table:style-name="ce1" office:value-type="float" office:value="3834.11" calcext:value-type="float">
            <text:p>3834.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PSQL, </text:span>70 days</text:p>
          </table:table-cell>
          <table:table-cell table:style-name="ce1" table:formula="of:=[.C9]/(60*1000)" office:value-type="float" office:value="0.0650628333333333" calcext:value-type="float">
            <text:p>0.065</text:p>
          </table:table-cell>
          <table:table-cell table:style-name="ce1" office:value-type="float" office:value="3903.77" calcext:value-type="float">
            <text:p>3903.7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PSQL, </text:span>90 days</text:p>
          </table:table-cell>
          <table:table-cell table:style-name="ce1" table:formula="of:=[.C10]/(60*1000)" office:value-type="float" office:value="0.0625556666666667" calcext:value-type="float">
            <text:p>0.063</text:p>
          </table:table-cell>
          <table:table-cell table:style-name="ce1" office:value-type="float" office:value="3753.34" calcext:value-type="float">
            <text:p>3753.340</text:p>
          </table:table-cell>
          <table:table-cell table:number-columns-repeated="6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office:value-type="string" calcext:value-type="string">
            <text:p>DB System</text:p>
          </table:table-cell>
          <table:table-cell office:value-type="string" calcext:value-type="string">
            <text:p>Data format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Run 4</text:p>
          </table:table-cell>
          <table:table-cell table:style-name="ce2" office:value-type="string" calcext:value-type="string">
            <text:p>Run 5</text:p>
          </table:table-cell>
          <table:table-cell table:style-name="ce2" office:value-type="string" calcext:value-type="string">
            <text:p>Stdevp (sigma)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office:value-type="string" calcext:value-type="string">
            <text:p>JSON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32410" calcext:value-type="float">
            <text:p>32410.000</text:p>
          </table:table-cell>
          <table:table-cell table:style-name="ce3" office:value-type="float" office:value="32358" calcext:value-type="float">
            <text:p>32358.000</text:p>
          </table:table-cell>
          <table:table-cell table:style-name="ce3" office:value-type="float" office:value="32645" calcext:value-type="float">
            <text:p>32645.000</text:p>
          </table:table-cell>
          <table:table-cell table:style-name="ce3" office:value-type="float" office:value="32286" calcext:value-type="float">
            <text:p>32286.000</text:p>
          </table:table-cell>
          <table:table-cell table:style-name="ce3" office:value-type="float" office:value="32120" calcext:value-type="float">
            <text:p>32120.000</text:p>
          </table:table-cell>
          <table:table-cell table:style-name="ce3" table:formula="of:=STDEVP([.D26:.H26])" office:value-type="float" office:value="171.308376911347" calcext:value-type="float">
            <text:p>171.308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office:value-type="string" calcext:value-type="string">
            <text:p>JSON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31727" calcext:value-type="float">
            <text:p>31727.000</text:p>
          </table:table-cell>
          <table:table-cell table:style-name="ce3" office:value-type="float" office:value="32217" calcext:value-type="float">
            <text:p>32217.000</text:p>
          </table:table-cell>
          <table:table-cell table:style-name="ce3" office:value-type="float" office:value="31876" calcext:value-type="float">
            <text:p>31876.000</text:p>
          </table:table-cell>
          <table:table-cell table:style-name="ce3" office:value-type="float" office:value="31884" calcext:value-type="float">
            <text:p>31884.000</text:p>
          </table:table-cell>
          <table:table-cell table:style-name="ce3" office:value-type="float" office:value="31862" calcext:value-type="float">
            <text:p>31862.000</text:p>
          </table:table-cell>
          <table:table-cell table:style-name="ce3" table:formula="of:=STDEVP([.D27:.H27])" office:value-type="float" office:value="162.371672406242" calcext:value-type="float">
            <text:p>162.372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office:value-type="string" calcext:value-type="string">
            <text:p>JSON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31874" calcext:value-type="float">
            <text:p>31874.000</text:p>
          </table:table-cell>
          <table:table-cell table:style-name="ce3" office:value-type="float" office:value="31997" calcext:value-type="float">
            <text:p>31997.000</text:p>
          </table:table-cell>
          <table:table-cell table:style-name="ce3" office:value-type="float" office:value="31379" calcext:value-type="float">
            <text:p>31379.000</text:p>
          </table:table-cell>
          <table:table-cell table:style-name="ce3" office:value-type="float" office:value="31562" calcext:value-type="float">
            <text:p>31562.000</text:p>
          </table:table-cell>
          <table:table-cell table:style-name="ce3" office:value-type="float" office:value="32030" calcext:value-type="float">
            <text:p>32030.000</text:p>
          </table:table-cell>
          <table:table-cell table:style-name="ce3" table:formula="of:=STDEVP([.D28:.H28])" office:value-type="float" office:value="255.373138759737" calcext:value-type="float">
            <text:p>255.373</text:p>
          </table:table-cell>
        </table:table-row>
        <table:table-row table:style-name="ro1">
          <table:table-cell office:value-type="string" calcext:value-type="string">
            <text:p>PSQL</text:p>
          </table:table-cell>
          <table:table-cell office:value-type="string" calcext:value-type="string">
            <text:p>JSON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317197.421" calcext:value-type="float">
            <text:p>317197.421</text:p>
          </table:table-cell>
          <table:table-cell table:style-name="ce3" office:value-type="float" office:value="320258.429" calcext:value-type="float">
            <text:p>320258.429</text:p>
          </table:table-cell>
          <table:table-cell table:style-name="ce3" office:value-type="float" office:value="325098.464" calcext:value-type="float">
            <text:p>325098.464</text:p>
          </table:table-cell>
          <table:table-cell table:style-name="ce3" office:value-type="float" office:value="319169.234" calcext:value-type="float">
            <text:p>319169.234</text:p>
          </table:table-cell>
          <table:table-cell table:style-name="ce3" office:value-type="float" office:value="319558.654" calcext:value-type="float">
            <text:p>319558.654</text:p>
          </table:table-cell>
          <table:table-cell table:style-name="ce3" table:formula="of:=STDEVP([.D29:.H29])" office:value-type="float" office:value="2625.70827790481" calcext:value-type="float">
            <text:p>2625.708</text:p>
          </table:table-cell>
        </table:table-row>
        <table:table-row table:style-name="ro1">
          <table:table-cell office:value-type="string" calcext:value-type="string">
            <text:p>PSQL</text:p>
          </table:table-cell>
          <table:table-cell office:value-type="string" calcext:value-type="string">
            <text:p>JSON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322527.382" calcext:value-type="float">
            <text:p>322527.382</text:p>
          </table:table-cell>
          <table:table-cell table:style-name="ce3" office:value-type="float" office:value="322127.014" calcext:value-type="float">
            <text:p>322127.014</text:p>
          </table:table-cell>
          <table:table-cell table:style-name="ce3" office:value-type="float" office:value="320706.584" calcext:value-type="float">
            <text:p>320706.584</text:p>
          </table:table-cell>
          <table:table-cell table:style-name="ce3" office:value-type="float" office:value="321281.404" calcext:value-type="float">
            <text:p>321281.404</text:p>
          </table:table-cell>
          <table:table-cell table:style-name="ce3" office:value-type="float" office:value="323732.641" calcext:value-type="float">
            <text:p>323732.641</text:p>
          </table:table-cell>
          <table:table-cell table:style-name="ce3" table:formula="of:=STDEVP([.D30:.H30])" office:value-type="float" office:value="1044.74739292789" calcext:value-type="float">
            <text:p>1044.747</text:p>
          </table:table-cell>
        </table:table-row>
        <table:table-row table:style-name="ro1">
          <table:table-cell office:value-type="string" calcext:value-type="string">
            <text:p>PSQL</text:p>
          </table:table-cell>
          <table:table-cell office:value-type="string" calcext:value-type="string">
            <text:p>JSON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317063.591" calcext:value-type="float">
            <text:p>317063.591</text:p>
          </table:table-cell>
          <table:table-cell table:style-name="ce3" office:value-type="float" office:value="321294.48" calcext:value-type="float">
            <text:p>321294.480</text:p>
          </table:table-cell>
          <table:table-cell table:style-name="ce3" office:value-type="float" office:value="320555.865" calcext:value-type="float">
            <text:p>320555.865</text:p>
          </table:table-cell>
          <table:table-cell table:style-name="ce3" office:value-type="float" office:value="317916.667" calcext:value-type="float">
            <text:p>317916.667</text:p>
          </table:table-cell>
          <table:table-cell table:style-name="ce3" office:value-type="float" office:value="322647.654" calcext:value-type="float">
            <text:p>322647.654</text:p>
          </table:table-cell>
          <table:table-cell table:style-name="ce3" table:formula="of:=STDEVP([.D31:.H31])" office:value-type="float" office:value="2092.99150141136" calcext:value-type="float">
            <text:p>2092.992</text:p>
          </table:table-cell>
        </table:table-row>
        <table:table-row table:style-name="ro1">
          <table:table-cell office:value-type="string" calcext:value-type="string">
            <text:p>PSQL</text:p>
          </table:table-cell>
          <table:table-cell office:value-type="string" calcext:value-type="string">
            <text:p>RELATIONAL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3912.532" calcext:value-type="float">
            <text:p>3912.532</text:p>
          </table:table-cell>
          <table:table-cell table:style-name="ce3" office:value-type="float" office:value="3951.141" calcext:value-type="float">
            <text:p>3951.141</text:p>
          </table:table-cell>
          <table:table-cell table:style-name="ce3" office:value-type="float" office:value="3941.029" calcext:value-type="float">
            <text:p>3941.029</text:p>
          </table:table-cell>
          <table:table-cell table:style-name="ce3" office:value-type="float" office:value="3690.468" calcext:value-type="float">
            <text:p>3690.468</text:p>
          </table:table-cell>
          <table:table-cell table:style-name="ce3" office:value-type="float" office:value="3675.366" calcext:value-type="float">
            <text:p>3675.366</text:p>
          </table:table-cell>
          <table:table-cell table:style-name="ce3" table:formula="of:=STDEVP([.D32:.H32])" office:value-type="float" office:value="124.185844013559" calcext:value-type="float">
            <text:p>124.186</text:p>
          </table:table-cell>
        </table:table-row>
        <table:table-row table:style-name="ro1">
          <table:table-cell office:value-type="string" calcext:value-type="string">
            <text:p>PSQL</text:p>
          </table:table-cell>
          <table:table-cell office:value-type="string" calcext:value-type="string">
            <text:p>RELATIONAL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4127.067" calcext:value-type="float">
            <text:p>4127.067</text:p>
          </table:table-cell>
          <table:table-cell table:style-name="ce3" office:value-type="float" office:value="3890.16" calcext:value-type="float">
            <text:p>3890.160</text:p>
          </table:table-cell>
          <table:table-cell table:style-name="ce3" office:value-type="float" office:value="3913.816" calcext:value-type="float">
            <text:p>3913.816</text:p>
          </table:table-cell>
          <table:table-cell table:style-name="ce3" office:value-type="float" office:value="3927.927" calcext:value-type="float">
            <text:p>3927.927</text:p>
          </table:table-cell>
          <table:table-cell table:style-name="ce3" office:value-type="float" office:value="3659.858" calcext:value-type="float">
            <text:p>3659.858</text:p>
          </table:table-cell>
          <table:table-cell table:style-name="ce3" table:formula="of:=STDEVP([.D33:.H33])" office:value-type="float" office:value="148.475135104299" calcext:value-type="float">
            <text:p>148.475</text:p>
          </table:table-cell>
        </table:table-row>
        <table:table-row table:style-name="ro1">
          <table:table-cell office:value-type="string" calcext:value-type="string">
            <text:p>PSQL</text:p>
          </table:table-cell>
          <table:table-cell office:value-type="string" calcext:value-type="string">
            <text:p>RELATIONAL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3635.864" calcext:value-type="float">
            <text:p>3635.864</text:p>
          </table:table-cell>
          <table:table-cell table:style-name="ce3" office:value-type="float" office:value="4040.15" calcext:value-type="float">
            <text:p>4040.150</text:p>
          </table:table-cell>
          <table:table-cell table:style-name="ce3" office:value-type="float" office:value="3833.786" calcext:value-type="float">
            <text:p>3833.786</text:p>
          </table:table-cell>
          <table:table-cell table:style-name="ce3" office:value-type="float" office:value="3632.941" calcext:value-type="float">
            <text:p>3632.941</text:p>
          </table:table-cell>
          <table:table-cell table:style-name="ce3" office:value-type="float" office:value="3623.955" calcext:value-type="float">
            <text:p>3623.955</text:p>
          </table:table-cell>
          <table:table-cell table:style-name="ce3" table:formula="of:=STDEVP([.D34:.H34])" office:value-type="float" office:value="163.565609475097" calcext:value-type="float">
            <text:p>163.56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Query 1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 (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goDB, 115 days</text:p>
          </table:table-cell>
          <table:table-cell table:style-name="ce1" table:formula="of:=[.C38]/(60*1000)" office:value-type="float" office:value="0.537576666666667" calcext:value-type="float">
            <text:p>0.538</text:p>
          </table:table-cell>
          <table:table-cell office:value-type="float" office:value="32254.6" calcext:value-type="float">
            <text:p>32254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goDB, 70 days</text:p>
          </table:table-cell>
          <table:table-cell table:style-name="ce1" table:formula="of:=[.C39]/(60*1000)" office:value-type="float" office:value="0.535376666666667" calcext:value-type="float">
            <text:p>0.535</text:p>
          </table:table-cell>
          <table:table-cell office:value-type="float" office:value="32122.6" calcext:value-type="float">
            <text:p>32122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goDB, 90 days</text:p>
          </table:table-cell>
          <table:table-cell table:style-name="ce1" table:formula="of:=[.C40]/(60*1000)" office:value-type="float" office:value="0.53696" calcext:value-type="float">
            <text:p>0.537</text:p>
          </table:table-cell>
          <table:table-cell office:value-type="float" office:value="32217.6" calcext:value-type="float">
            <text:p>32217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QL, jsonb, 115 days</text:p>
          </table:table-cell>
          <table:table-cell table:style-name="ce1" table:formula="of:=[.C41]/(60*1000)" office:value-type="float" office:value="0.836808333333333" calcext:value-type="float">
            <text:p>0.837</text:p>
          </table:table-cell>
          <table:table-cell office:value-type="float" office:value="50208.5" calcext:value-type="float">
            <text:p>50208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PSQL, jsonb, </text:span>70 days</text:p>
          </table:table-cell>
          <table:table-cell table:style-name="ce1" table:formula="of:=[.C42]/(60*1000)" office:value-type="float" office:value="0.835823333333333" calcext:value-type="float">
            <text:p>0.836</text:p>
          </table:table-cell>
          <table:table-cell office:value-type="float" office:value="50149.4" calcext:value-type="float">
            <text:p>50149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PSQL, jsonb, </text:span>90 days</text:p>
          </table:table-cell>
          <table:table-cell table:style-name="ce1" table:formula="of:=[.C43]/(60*1000)" office:value-type="float" office:value="0.833686666666667" calcext:value-type="float">
            <text:p>0.834</text:p>
          </table:table-cell>
          <table:table-cell office:value-type="float" office:value="50021.2" calcext:value-type="float">
            <text:p>50021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PSQL, </text:span>115 days</text:p>
          </table:table-cell>
          <table:table-cell table:style-name="ce1" table:formula="of:=[.C44]/(60*1000)" office:value-type="float" office:value="0.0666545" calcext:value-type="float">
            <text:p>0.067</text:p>
          </table:table-cell>
          <table:table-cell office:value-type="float" office:value="3999.27" calcext:value-type="float">
            <text:p>3999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PSQL, </text:span>70 days</text:p>
          </table:table-cell>
          <table:table-cell table:style-name="ce1" table:formula="of:=[.C45]/(60*1000)" office:value-type="float" office:value="0.0681848333333333" calcext:value-type="float">
            <text:p>0.068</text:p>
          </table:table-cell>
          <table:table-cell office:value-type="float" office:value="4091.09" calcext:value-type="float">
            <text:p>4091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PSQL, </text:span>90 days</text:p>
          </table:table-cell>
          <table:table-cell table:style-name="ce1" table:formula="of:=[.C46]/(60*1000)" office:value-type="float" office:value="0.068726" calcext:value-type="float">
            <text:p>0.069</text:p>
          </table:table-cell>
          <table:table-cell office:value-type="float" office:value="4123.56" calcext:value-type="float">
            <text:p>4123.56</text:p>
          </table:table-cell>
          <table:table-cell table:number-columns-repeated="6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office:value-type="string" calcext:value-type="string">
            <text:p>Query 1</text:p>
          </table:table-cell>
          <table:table-cell office:value-type="string" calcext:value-type="string">
            <text:p>No Index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o Index(ms)</text:p>
          </table:table-cell>
          <table:table-cell office:value-type="string" calcext:value-type="string">
            <text:p>Index(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goDB, 115 days</text:p>
          </table:table-cell>
          <table:table-cell table:style-name="ce1" table:formula="of:=[.D60]/(60*1000)" office:value-type="float" office:value="0.537576666666667" calcext:value-type="float">
            <text:p>0.538</text:p>
          </table:table-cell>
          <table:table-cell table:style-name="ce1" table:formula="of:=[.E60]/(60*1000)" office:value-type="float" office:value="4.46281666666667" calcext:value-type="float">
            <text:p>4.463</text:p>
          </table:table-cell>
          <table:table-cell office:value-type="float" office:value="32254.6" calcext:value-type="float">
            <text:p>32254.6</text:p>
          </table:table-cell>
          <table:table-cell office:value-type="float" office:value="267769" calcext:value-type="float">
            <text:p>267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goDB, 70 days</text:p>
          </table:table-cell>
          <table:table-cell table:style-name="ce1" table:formula="of:=[.D61]/(60*1000)" office:value-type="float" office:value="0.535376666666667" calcext:value-type="float">
            <text:p>0.535</text:p>
          </table:table-cell>
          <table:table-cell table:style-name="ce1" table:formula="of:=[.E61]/(60*1000)" office:value-type="float" office:value="4.40545" calcext:value-type="float">
            <text:p>4.405</text:p>
          </table:table-cell>
          <table:table-cell office:value-type="float" office:value="32122.6" calcext:value-type="float">
            <text:p>32122.6</text:p>
          </table:table-cell>
          <table:table-cell office:value-type="float" office:value="264327" calcext:value-type="float">
            <text:p>26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goDB, 90 days</text:p>
          </table:table-cell>
          <table:table-cell table:style-name="ce1" table:formula="of:=[.D62]/(60*1000)" office:value-type="float" office:value="0.53696" calcext:value-type="float">
            <text:p>0.537</text:p>
          </table:table-cell>
          <table:table-cell table:style-name="ce1" table:formula="of:=[.E62]/(60*1000)" office:value-type="float" office:value="4.45773333333333" calcext:value-type="float">
            <text:p>4.458</text:p>
          </table:table-cell>
          <table:table-cell office:value-type="float" office:value="32217.6" calcext:value-type="float">
            <text:p>32217.6</text:p>
          </table:table-cell>
          <table:table-cell office:value-type="float" office:value="267464" calcext:value-type="float">
            <text:p>267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QL, jsonb, 115 days</text:p>
          </table:table-cell>
          <table:table-cell table:style-name="ce1" table:formula="of:=[.D63]/(60*1000)" office:value-type="float" office:value="0.836808333333333" calcext:value-type="float">
            <text:p>0.837</text:p>
          </table:table-cell>
          <table:table-cell table:style-name="ce1" table:formula="of:=[.E63]/(60*1000)" office:value-type="float" office:value="0.863901666666667" calcext:value-type="float">
            <text:p>0.864</text:p>
          </table:table-cell>
          <table:table-cell office:value-type="float" office:value="50208.5" calcext:value-type="float">
            <text:p>50208.5</text:p>
          </table:table-cell>
          <table:table-cell office:value-type="float" office:value="51834.1" calcext:value-type="float">
            <text:p>5183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PSQL, jsonb, </text:span>70 days</text:p>
          </table:table-cell>
          <table:table-cell table:style-name="ce1" table:formula="of:=[.D64]/(60*1000)" office:value-type="float" office:value="0.835823333333333" calcext:value-type="float">
            <text:p>0.836</text:p>
          </table:table-cell>
          <table:table-cell table:style-name="ce1" table:formula="of:=[.E64]/(60*1000)" office:value-type="float" office:value="0.872553333333333" calcext:value-type="float">
            <text:p>0.873</text:p>
          </table:table-cell>
          <table:table-cell office:value-type="float" office:value="50149.4" calcext:value-type="float">
            <text:p>50149.4</text:p>
          </table:table-cell>
          <table:table-cell office:value-type="float" office:value="52353.2" calcext:value-type="float">
            <text:p>5235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PSQL, jsonb, </text:span>90 days</text:p>
          </table:table-cell>
          <table:table-cell table:style-name="ce1" table:formula="of:=[.D65]/(60*1000)" office:value-type="float" office:value="0.833686666666667" calcext:value-type="float">
            <text:p>0.834</text:p>
          </table:table-cell>
          <table:table-cell table:style-name="ce1" table:formula="of:=[.E65]/(60*1000)" office:value-type="float" office:value="0.896935" calcext:value-type="float">
            <text:p>0.897</text:p>
          </table:table-cell>
          <table:table-cell office:value-type="float" office:value="50021.2" calcext:value-type="float">
            <text:p>50021.2</text:p>
          </table:table-cell>
          <table:table-cell office:value-type="float" office:value="53816.1" calcext:value-type="float">
            <text:p>5381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PSQL, </text:span>115 days</text:p>
          </table:table-cell>
          <table:table-cell table:style-name="ce1" table:formula="of:=[.D66]/(60*1000)" office:value-type="float" office:value="0.0666545" calcext:value-type="float">
            <text:p>0.067</text:p>
          </table:table-cell>
          <table:table-cell table:style-name="ce1" table:formula="of:=[.E66]/(60*1000)" office:value-type="float" office:value="0.0626933333333333" calcext:value-type="float">
            <text:p>0.063</text:p>
          </table:table-cell>
          <table:table-cell office:value-type="float" office:value="3999.27" calcext:value-type="float">
            <text:p>3999.27</text:p>
          </table:table-cell>
          <table:table-cell office:value-type="float" office:value="3761.6" calcext:value-type="float">
            <text:p>3761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PSQL, </text:span>70 days</text:p>
          </table:table-cell>
          <table:table-cell table:style-name="ce1" table:formula="of:=[.D67]/(60*1000)" office:value-type="float" office:value="0.0681848333333333" calcext:value-type="float">
            <text:p>0.068</text:p>
          </table:table-cell>
          <table:table-cell table:style-name="ce1" table:formula="of:=[.E67]/(60*1000)" office:value-type="float" office:value="0.0643173333333333" calcext:value-type="float">
            <text:p>0.064</text:p>
          </table:table-cell>
          <table:table-cell office:value-type="float" office:value="4091.09" calcext:value-type="float">
            <text:p>4091.09</text:p>
          </table:table-cell>
          <table:table-cell office:value-type="float" office:value="3859.04" calcext:value-type="float">
            <text:p>3859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PSQL, </text:span>90 days</text:p>
          </table:table-cell>
          <table:table-cell table:style-name="ce1" table:formula="of:=[.D68]/(60*1000)" office:value-type="float" office:value="0.068726" calcext:value-type="float">
            <text:p>0.069</text:p>
          </table:table-cell>
          <table:table-cell table:style-name="ce1" table:formula="of:=[.E68]/(60*1000)" office:value-type="float" office:value="0.0655183333333333" calcext:value-type="float">
            <text:p>0.066</text:p>
          </table:table-cell>
          <table:table-cell office:value-type="float" office:value="4123.56" calcext:value-type="float">
            <text:p>4123.56</text:p>
          </table:table-cell>
          <table:table-cell office:value-type="float" office:value="3931.1" calcext:value-type="float">
            <text:p>3931.1</text:p>
          </table:table-cell>
          <table:table-cell table:number-columns-repeated="4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office:value-type="string" calcext:value-type="string">
            <text:p>Query 1</text:p>
          </table:table-cell>
          <table:table-cell office:value-type="string" calcext:value-type="string">
            <text:p>No Index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o Index(ms)</text:p>
          </table:table-cell>
          <table:table-cell office:value-type="string" calcext:value-type="string">
            <text:p>Index(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_mongo</text:p>
          </table:table-cell>
          <table:table-cell table:style-name="ce5" table:formula="of:=[.D81]/(60*1000)" office:value-type="float" office:value="0.15155" calcext:value-type="float">
            <text:p>0.15155</text:p>
          </table:table-cell>
          <table:table-cell table:style-name="ce5" table:formula="of:=[.E81]/(60*1000)" office:value-type="float" office:value="0.00018" calcext:value-type="float">
            <text:p>0.00018</text:p>
          </table:table-cell>
          <table:table-cell office:value-type="float" office:value="9093" calcext:value-type="float">
            <text:p>9093</text:p>
          </table:table-cell>
          <table:table-cell office:value-type="float" office:value="10.8" calcext:value-type="float">
            <text:p>1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_psql_json</text:p>
          </table:table-cell>
          <table:table-cell table:style-name="ce5" table:formula="of:=[.D82]/(60*1000)" office:value-type="float" office:value="0.28902" calcext:value-type="float">
            <text:p>0.28902</text:p>
          </table:table-cell>
          <table:table-cell table:style-name="ce5" table:formula="of:=[.E82]/(60*1000)" office:value-type="float" office:value="0.286976666666667" calcext:value-type="float">
            <text:p>0.28698</text:p>
          </table:table-cell>
          <table:table-cell office:value-type="float" office:value="17341.2" calcext:value-type="float">
            <text:p>17341.2</text:p>
          </table:table-cell>
          <table:table-cell office:value-type="float" office:value="17218.6" calcext:value-type="float">
            <text:p>17218.6</text:p>
          </table:table-cell>
          <table:table-cell office:value-type="string" calcext:value-type="string">
            <text:p>not 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_psql</text:p>
          </table:table-cell>
          <table:table-cell table:style-name="ce5" table:formula="of:=[.D83]/(60*1000)" office:value-type="float" office:value="0.0634013333333333" calcext:value-type="float">
            <text:p>0.06340</text:p>
          </table:table-cell>
          <table:table-cell table:style-name="ce5" table:formula="of:=[.E83]/(60*1000)" office:value-type="float" office:value="0.000109406666666667" calcext:value-type="float">
            <text:p>0.00011</text:p>
          </table:table-cell>
          <table:table-cell office:value-type="float" office:value="3804.08" calcext:value-type="float">
            <text:p>3804.08</text:p>
          </table:table-cell>
          <table:table-cell office:value-type="float" office:value="6.5644" calcext:value-type="float">
            <text:p>6.5644</text:p>
          </table:table-cell>
          <table:table-cell table:number-columns-repeated="4"/>
        </table:table-row>
      </table:table>
      <table:table table:name="Q3" table:style-name="ta1">
        <table:shapes>
          <draw:frame draw:z-index="0" draw:style-name="gr1" draw:text-style-name="P1" svg:width="453.71pt" svg:height="255.03pt" svg:x="275.81pt" svg:y="10.91pt">
            <draw:object draw:notify-on-update-of-ranges="Q3.A2:Q3.A5 Q3.B2:Q3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311.24pt" svg:y="385.43pt">
            <draw:object draw:notify-on-update-of-ranges="Q3.A32:Q3.A35 Q3.B31:Q3.B31 Q3.B32:Q3.B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453.51pt" svg:height="255.09pt" svg:x="354.9pt" svg:y="675.07pt">
            <draw:object draw:notify-on-update-of-ranges="Q3.A53:Q3.A56 Q3.B52:Q3.B52 Q3.B53:Q3.B56 Q3.C52:Q3.C52 Q3.C53:Q3.C5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B System</text:p>
          </table:table-cell>
          <table:table-cell office:value-type="string" calcext:value-type="string">
            <text:p>Time(min)</text:p>
          </table:table-cell>
          <table:table-cell office:value-type="string" calcext:value-type="string">
            <text:p>Time(m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goDB (matching 2 times)</text:p>
          </table:table-cell>
          <table:table-cell table:style-name="ce7" table:formula="of:=[.C2]/(60*1000)" office:value-type="float" office:value="0.197763333333333" calcext:value-type="float">
            <text:p>0.198</text:p>
          </table:table-cell>
          <table:table-cell office:value-type="float" office:value="11865.8" calcext:value-type="float">
            <text:p>1186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goDB (matching 1 time)</text:p>
          </table:table-cell>
          <table:table-cell table:style-name="ce7" table:formula="of:=[.C3]/(60*1000)" office:value-type="float" office:value="0.196526666666667" calcext:value-type="float">
            <text:p>0.197</text:p>
          </table:table-cell>
          <table:table-cell office:value-type="float" office:value="11791.6" calcext:value-type="float">
            <text:p>1179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QL, json</text:p>
          </table:table-cell>
          <table:table-cell table:style-name="ce7" table:formula="of:=[.C4]/(60*1000)" office:value-type="float" office:value="1.23839833333333" calcext:value-type="float">
            <text:p>1.238</text:p>
          </table:table-cell>
          <table:table-cell office:value-type="float" office:value="74303.9" calcext:value-type="float">
            <text:p>7430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QL</text:p>
          </table:table-cell>
          <table:table-cell table:style-name="ce7" table:formula="of:=[.C5]/(60*1000)" office:value-type="float" office:value="0.0812485" calcext:value-type="float">
            <text:p>0.081</text:p>
          </table:table-cell>
          <table:table-cell office:value-type="float" office:value="4874.91" calcext:value-type="float">
            <text:p>4874.91</text:p>
          </table:table-cell>
          <table:table-cell table:number-columns-repeated="5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6" table:number-rows-spanned="1">
            <text:p>Time (ms)</text:p>
          </table:table-cell>
          <table:covered-table-cell table:number-columns-repeated="5" table:style-name="ce2"/>
        </table:table-row>
        <table:table-row table:style-name="ro1">
          <table:table-cell table:style-name="ce9" office:value-type="string" calcext:value-type="string">
            <text:p>DB System</text:p>
          </table:table-cell>
          <table:table-cell table:style-name="ce9" office:value-type="string" calcext:value-type="string">
            <text:p>Data format</text:p>
          </table:table-cell>
          <table:table-cell table:style-name="ce9" office:value-type="string" calcext:value-type="string">
            <text:p>Run 1</text:p>
          </table:table-cell>
          <table:table-cell table:style-name="ce9" office:value-type="string" calcext:value-type="string">
            <text:p>Run 2</text:p>
          </table:table-cell>
          <table:table-cell table:style-name="ce9" office:value-type="string" calcext:value-type="string">
            <text:p>Run 3</text:p>
          </table:table-cell>
          <table:table-cell table:style-name="ce9" office:value-type="string" calcext:value-type="string">
            <text:p>Run 4</text:p>
          </table:table-cell>
          <table:table-cell table:style-name="ce9" office:value-type="string" calcext:value-type="string">
            <text:p>Run 5</text:p>
          </table:table-cell>
          <table:table-cell table:style-name="ce9" office:value-type="string" calcext:value-type="string">
            <text:p>Standard deviation (sigma)</text:p>
          </table:table-cell>
        </table:table-row>
        <table:table-row table:style-name="ro1">
          <table:table-cell table:style-name="ce10" office:value-type="string" calcext:value-type="string">
            <text:p>MongoDB (matching 1 time)</text:p>
          </table:table-cell>
          <table:table-cell table:style-name="ce10" office:value-type="string" calcext:value-type="string">
            <text:p>JSON</text:p>
          </table:table-cell>
          <table:table-cell table:style-name="ce11" office:value-type="float" office:value="11679" calcext:value-type="float">
            <text:p>11679.000</text:p>
          </table:table-cell>
          <table:table-cell table:style-name="ce11" office:value-type="float" office:value="11758" calcext:value-type="float">
            <text:p>11758.000</text:p>
          </table:table-cell>
          <table:table-cell table:style-name="ce11" office:value-type="float" office:value="11680" calcext:value-type="float">
            <text:p>11680.000</text:p>
          </table:table-cell>
          <table:table-cell table:style-name="ce11" office:value-type="float" office:value="11865" calcext:value-type="float">
            <text:p>11865.000</text:p>
          </table:table-cell>
          <table:table-cell table:style-name="ce11" office:value-type="float" office:value="11976" calcext:value-type="float">
            <text:p>11976.000</text:p>
          </table:table-cell>
          <table:table-cell table:style-name="ce11" table:formula="of:=STDEVP([.C25:.G25])" office:value-type="float" office:value="114.589004708131" calcext:value-type="float">
            <text:p>114.589</text:p>
          </table:table-cell>
        </table:table-row>
        <table:table-row table:style-name="ro1">
          <table:table-cell table:style-name="ce10" office:value-type="string" calcext:value-type="string">
            <text:p>MongoDB (matching 2 time)</text:p>
          </table:table-cell>
          <table:table-cell table:style-name="ce10" office:value-type="string" calcext:value-type="string">
            <text:p>JSON</text:p>
          </table:table-cell>
          <table:table-cell table:style-name="ce11" office:value-type="float" office:value="11994" calcext:value-type="float">
            <text:p>11994.000</text:p>
          </table:table-cell>
          <table:table-cell table:style-name="ce11" office:value-type="float" office:value="11862" calcext:value-type="float">
            <text:p>11862.000</text:p>
          </table:table-cell>
          <table:table-cell table:style-name="ce11" office:value-type="float" office:value="11874" calcext:value-type="float">
            <text:p>11874.000</text:p>
          </table:table-cell>
          <table:table-cell table:style-name="ce11" office:value-type="float" office:value="11830" calcext:value-type="float">
            <text:p>11830.000</text:p>
          </table:table-cell>
          <table:table-cell table:style-name="ce11" office:value-type="float" office:value="11769" calcext:value-type="float">
            <text:p>11769.000</text:p>
          </table:table-cell>
          <table:table-cell table:style-name="ce11" table:formula="of:=STDEVP([.C26:.G26])" office:value-type="float" office:value="73.7140420815465" calcext:value-type="float">
            <text:p>73.714</text:p>
          </table:table-cell>
        </table:table-row>
        <table:table-row table:style-name="ro1">
          <table:table-cell table:style-name="ce10" office:value-type="string" calcext:value-type="string">
            <text:p>PSQL</text:p>
          </table:table-cell>
          <table:table-cell table:style-name="ce10" office:value-type="string" calcext:value-type="string">
            <text:p>JSON</text:p>
          </table:table-cell>
          <table:table-cell table:style-name="ce11" office:value-type="float" office:value="72651.907" calcext:value-type="float">
            <text:p>72651.907</text:p>
          </table:table-cell>
          <table:table-cell table:style-name="ce11" office:value-type="float" office:value="73305.058" calcext:value-type="float">
            <text:p>73305.058</text:p>
          </table:table-cell>
          <table:table-cell table:style-name="ce11" office:value-type="float" office:value="72679.769" calcext:value-type="float">
            <text:p>72679.769</text:p>
          </table:table-cell>
          <table:table-cell table:style-name="ce11" office:value-type="float" office:value="74910.117" calcext:value-type="float">
            <text:p>74910.117</text:p>
          </table:table-cell>
          <table:table-cell table:style-name="ce11" office:value-type="float" office:value="77972.77" calcext:value-type="float">
            <text:p>77972.770</text:p>
          </table:table-cell>
          <table:table-cell table:style-name="ce11" table:formula="of:=STDEVP([.C27:.G27])" office:value-type="float" office:value="2009.61060124765" calcext:value-type="float">
            <text:p>2009.611</text:p>
          </table:table-cell>
        </table:table-row>
        <table:table-row table:style-name="ro1">
          <table:table-cell table:style-name="ce10" office:value-type="string" calcext:value-type="string">
            <text:p>PSQL</text:p>
          </table:table-cell>
          <table:table-cell table:style-name="ce10" office:value-type="string" calcext:value-type="string">
            <text:p>RELATIONAL</text:p>
          </table:table-cell>
          <table:table-cell table:style-name="ce11" office:value-type="float" office:value="4864.124" calcext:value-type="float">
            <text:p>4864.124</text:p>
          </table:table-cell>
          <table:table-cell table:style-name="ce11" office:value-type="float" office:value="4953.661" calcext:value-type="float">
            <text:p>4953.661</text:p>
          </table:table-cell>
          <table:table-cell table:style-name="ce11" office:value-type="float" office:value="4888.184" calcext:value-type="float">
            <text:p>4888.184</text:p>
          </table:table-cell>
          <table:table-cell table:style-name="ce11" office:value-type="float" office:value="4878.253" calcext:value-type="float">
            <text:p>4878.253</text:p>
          </table:table-cell>
          <table:table-cell table:style-name="ce11" office:value-type="float" office:value="4790.34" calcext:value-type="float">
            <text:p>4790.340</text:p>
          </table:table-cell>
          <table:table-cell table:style-name="ce11" table:formula="of:=STDEVP([.C28:.G28])" office:value-type="float" office:value="52.263787450203" calcext:value-type="float">
            <text:p>52.26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B System</text:p>
          </table:table-cell>
          <table:table-cell office:value-type="string" calcext:value-type="string">
            <text:p>Time(min)</text:p>
          </table:table-cell>
          <table:table-cell office:value-type="string" calcext:value-type="string">
            <text:p>Time(m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goDB (matching 2 times)</text:p>
          </table:table-cell>
          <table:table-cell table:style-name="ce15" table:formula="of:=[.C32]/(60*1000)" office:value-type="float" office:value="0.196066666666667" calcext:value-type="float">
            <text:p>0.1961</text:p>
          </table:table-cell>
          <table:table-cell office:value-type="float" office:value="11764" calcext:value-type="float">
            <text:p>11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goDB (matching 1 time)</text:p>
          </table:table-cell>
          <table:table-cell table:style-name="ce15" table:formula="of:=[.C33]/(60*1000)" office:value-type="float" office:value="0.192796666666667" calcext:value-type="float">
            <text:p>0.1928</text:p>
          </table:table-cell>
          <table:table-cell office:value-type="float" office:value="11567.8" calcext:value-type="float">
            <text:p>1156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QL, jsonb</text:p>
          </table:table-cell>
          <table:table-cell table:style-name="ce15" table:formula="of:=[.C34]/(60*1000)" office:value-type="float" office:value="0.192508333333333" calcext:value-type="float">
            <text:p>0.1925</text:p>
          </table:table-cell>
          <table:table-cell office:value-type="float" office:value="11550.5" calcext:value-type="float">
            <text:p>1155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QL</text:p>
          </table:table-cell>
          <table:table-cell table:style-name="ce15" table:formula="of:=[.C35]/(60*1000)" office:value-type="float" office:value="0.0875236666666667" calcext:value-type="float">
            <text:p>0.0875</text:p>
          </table:table-cell>
          <table:table-cell office:value-type="float" office:value="5251.42" calcext:value-type="float">
            <text:p>5251.42</text:p>
          </table:table-cell>
          <table:table-cell table:number-columns-repeated="5"/>
        </table:table-row>
        <table:table-row table:style-name="ro1" table:number-rows-repeated="16">
          <table:table-cell table:number-columns-repeated="8"/>
        </table:table-row>
        <table:table-row table:style-name="ro1">
          <table:table-cell office:value-type="string" calcext:value-type="string">
            <text:p>DB System</text:p>
          </table:table-cell>
          <table:table-cell office:value-type="string" calcext:value-type="string">
            <text:p>No Index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o Index(ms)</text:p>
          </table:table-cell>
          <table:table-cell office:value-type="string" calcext:value-type="string">
            <text:p>Index(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DB (matching 2 times)</text:p>
          </table:table-cell>
          <table:table-cell table:style-name="ce1" table:formula="of:=[.D53]/(60*1000)" office:value-type="float" office:value="0.196066666666667" calcext:value-type="float">
            <text:p>0.196</text:p>
          </table:table-cell>
          <table:table-cell table:style-name="ce1" table:formula="of:=[.E53]/(60*1000)" office:value-type="float" office:value="4.08958333333333" calcext:value-type="float">
            <text:p>4.090</text:p>
          </table:table-cell>
          <table:table-cell office:value-type="float" office:value="11764" calcext:value-type="float">
            <text:p>11764</text:p>
          </table:table-cell>
          <table:table-cell office:value-type="float" office:value="245375" calcext:value-type="float">
            <text:p>245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DB (matching 1 time)</text:p>
          </table:table-cell>
          <table:table-cell table:style-name="ce1" table:formula="of:=[.D54]/(60*1000)" office:value-type="float" office:value="0.192796666666667" calcext:value-type="float">
            <text:p>0.193</text:p>
          </table:table-cell>
          <table:table-cell table:style-name="ce1" table:formula="of:=[.E54]/(60*1000)" office:value-type="float" office:value="0.193656666666667" calcext:value-type="float">
            <text:p>0.194</text:p>
          </table:table-cell>
          <table:table-cell office:value-type="float" office:value="11567.8" calcext:value-type="float">
            <text:p>11567.8</text:p>
          </table:table-cell>
          <table:table-cell office:value-type="float" office:value="11619.4" calcext:value-type="float">
            <text:p>116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QL, jsonb</text:p>
          </table:table-cell>
          <table:table-cell table:style-name="ce1" table:formula="of:=[.D55]/(60*1000)" office:value-type="float" office:value="0.192508333333333" calcext:value-type="float">
            <text:p>0.193</text:p>
          </table:table-cell>
          <table:table-cell table:style-name="ce1" table:formula="of:=[.E55]/(60*1000)" office:value-type="float" office:value="0.194565" calcext:value-type="float">
            <text:p>0.195</text:p>
          </table:table-cell>
          <table:table-cell office:value-type="float" office:value="11550.5" calcext:value-type="float">
            <text:p>11550.5</text:p>
          </table:table-cell>
          <table:table-cell office:value-type="float" office:value="11673.9" calcext:value-type="float">
            <text:p>11673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QL</text:p>
          </table:table-cell>
          <table:table-cell table:style-name="ce1" table:formula="of:=[.D56]/(60*1000)" office:value-type="float" office:value="0.0875236666666667" calcext:value-type="float">
            <text:p>0.088</text:p>
          </table:table-cell>
          <table:table-cell table:style-name="ce1" table:formula="of:=[.E56]/(60*1000)" office:value-type="float" office:value="0.207246666666667" calcext:value-type="float">
            <text:p>0.207</text:p>
          </table:table-cell>
          <table:table-cell office:value-type="float" office:value="5251.42" calcext:value-type="float">
            <text:p>5251.42</text:p>
          </table:table-cell>
          <table:table-cell office:value-type="float" office:value="12434.8" calcext:value-type="float">
            <text:p>12434.8</text:p>
          </table:table-cell>
          <table:table-cell table:number-columns-repeated="3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 calcext:value-type="string">
            <text:p>DB System</text:p>
          </table:table-cell>
          <table:table-cell office:value-type="string" calcext:value-type="string">
            <text:p>No Index(ms)</text:p>
          </table:table-cell>
          <table:table-cell office:value-type="string" calcext:value-type="string">
            <text:p>Index(m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3_mongo</text:p>
          </table:table-cell>
          <table:table-cell office:value-type="float" office:value="10577.2" calcext:value-type="float">
            <text:p>10577.2</text:p>
          </table:table-cell>
          <table:table-cell office:value-type="float" office:value="10597.2" calcext:value-type="float">
            <text:p>10597.2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3_psql_json</text:p>
          </table:table-cell>
          <table:table-cell office:value-type="float" office:value="11205.2" calcext:value-type="float">
            <text:p>11205.2</text:p>
          </table:table-cell>
          <table:table-cell office:value-type="float" office:value="11351.8" calcext:value-type="float">
            <text:p>11351.8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3_psql</text:p>
          </table:table-cell>
          <table:table-cell office:value-type="float" office:value="6290.98" calcext:value-type="float">
            <text:p>6290.98</text:p>
          </table:table-cell>
          <table:table-cell office:value-type="float" office:value="609.264" calcext:value-type="float">
            <text:p>609.264</text:p>
          </table:table-cell>
          <table:table-cell table:number-columns-repeated="5"/>
        </table:table-row>
      </table:table>
      <table:table table:name="Q4" table:style-name="ta1">
        <table:shapes>
          <draw:frame draw:z-index="0" draw:style-name="gr1" draw:text-style-name="P1" svg:width="453.51pt" svg:height="255.09pt" svg:x="331.11pt" svg:y="12.78pt">
            <draw:object draw:notify-on-update-of-ranges="Q4.A2:Q4.A6 Q4.D27:Q4.D27 Q4.B2:Q4.B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4pt" svg:height="255.03pt" svg:x="312.55pt" svg:y="383.98pt">
            <draw:object draw:notify-on-update-of-ranges="Q4.A33:Q4.A37 Q4.B32:Q4.B32 Q4.B33:Q4.B3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453.51pt" svg:height="255.09pt" svg:x="448.75pt" svg:y="664.19pt">
            <draw:object draw:notify-on-update-of-ranges="Q4.A53:Q4.A57 Q4.B52:Q4.B52 Q4.B53:Q4.B57 Q4.C52:Q4.C52 Q4.C53:Q4.C5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9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0" table:default-cell-style-name="Default"/>
        <table:table-row table:style-name="ro1">
          <table:table-cell table:style-name="ce9" office:value-type="string" calcext:value-type="string">
            <text:p>DB System</text:p>
          </table:table-cell>
          <table:table-cell table:style-name="ce9" office:value-type="string" calcext:value-type="string">
            <text:p>Time (mins)</text:p>
          </table:table-cell>
          <table:table-cell table:style-name="ce9" office:value-type="string" calcext:value-type="string">
            <text:p>Time (ms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MongoDB (solution 3)</text:p>
          </table:table-cell>
          <table:table-cell table:style-name="ce11" table:formula="of:=[.C2]/(60*1000)" office:value-type="float" office:value="0.395413333333333" calcext:value-type="float">
            <text:p>0.395</text:p>
          </table:table-cell>
          <table:table-cell table:style-name="ce11" office:value-type="float" office:value="23724.8" calcext:value-type="float">
            <text:p>23724.800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MongoDB (solution 2)</text:p>
          </table:table-cell>
          <table:table-cell table:style-name="ce11" table:formula="of:=[.C3]/(60*1000)" office:value-type="float" office:value="0.373236666666667" calcext:value-type="float">
            <text:p>0.373</text:p>
          </table:table-cell>
          <table:table-cell table:style-name="ce11" office:value-type="float" office:value="22394.2" calcext:value-type="float">
            <text:p>22394.200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MongoDB (solution 1)</text:p>
          </table:table-cell>
          <table:table-cell table:style-name="ce11" table:formula="of:=[.C4]/(60*1000)" office:value-type="float" office:value="0.38797" calcext:value-type="float">
            <text:p>0.388</text:p>
          </table:table-cell>
          <table:table-cell table:style-name="ce11" office:value-type="float" office:value="23278.2" calcext:value-type="float">
            <text:p>23278.200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PSQL, json</text:p>
          </table:table-cell>
          <table:table-cell table:style-name="ce11" table:formula="of:=[.C5]/(60*1000)" office:value-type="float" office:value="1.23131833333333" calcext:value-type="float">
            <text:p>1.231</text:p>
          </table:table-cell>
          <table:table-cell table:style-name="ce11" office:value-type="float" office:value="73879.1" calcext:value-type="float">
            <text:p>73879.100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PSQL</text:p>
          </table:table-cell>
          <table:table-cell table:style-name="ce11" table:formula="of:=[.C6]/(60*1000)" office:value-type="float" office:value="0.0906403333333333" calcext:value-type="float">
            <text:p>0.091</text:p>
          </table:table-cell>
          <table:table-cell table:style-name="ce11" office:value-type="float" office:value="5438.42" calcext:value-type="float">
            <text:p>5438.420</text:p>
          </table:table-cell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6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6" table:number-rows-spanned="1">
            <text:p>Time (ms)</text:p>
          </table:table-cell>
          <table:covered-table-cell table:number-columns-repeated="5" table:style-name="ce2"/>
        </table:table-row>
        <table:table-row table:style-name="ro1">
          <table:table-cell table:style-name="ce9" office:value-type="string" calcext:value-type="string">
            <text:p>DB System</text:p>
          </table:table-cell>
          <table:table-cell table:style-name="ce9" office:value-type="string" calcext:value-type="string">
            <text:p>Data format</text:p>
          </table:table-cell>
          <table:table-cell table:style-name="ce9" office:value-type="string" calcext:value-type="string">
            <text:p>Run 1</text:p>
          </table:table-cell>
          <table:table-cell table:style-name="ce9" office:value-type="string" calcext:value-type="string">
            <text:p>Run 2</text:p>
          </table:table-cell>
          <table:table-cell table:style-name="ce9" office:value-type="string" calcext:value-type="string">
            <text:p>Run 3</text:p>
          </table:table-cell>
          <table:table-cell table:style-name="ce9" office:value-type="string" calcext:value-type="string">
            <text:p>Run 4</text:p>
          </table:table-cell>
          <table:table-cell table:style-name="ce9" office:value-type="string" calcext:value-type="string">
            <text:p>Run 5</text:p>
          </table:table-cell>
          <table:table-cell table:style-name="ce9" office:value-type="string" calcext:value-type="string">
            <text:p>Standard deviation (sigma)</text:p>
          </table:table-cell>
        </table:table-row>
        <table:table-row table:style-name="ro1">
          <table:table-cell table:style-name="ce10" office:value-type="string" calcext:value-type="string">
            <text:p>mongoDB</text:p>
          </table:table-cell>
          <table:table-cell table:style-name="ce10" office:value-type="string" calcext:value-type="string">
            <text:p>JSON</text:p>
          </table:table-cell>
          <table:table-cell table:style-name="ce11" office:value-type="float" office:value="24064" calcext:value-type="float">
            <text:p>24064.000</text:p>
          </table:table-cell>
          <table:table-cell table:style-name="ce11" office:value-type="float" office:value="24129" calcext:value-type="float">
            <text:p>24129.000</text:p>
          </table:table-cell>
          <table:table-cell table:style-name="ce11" office:value-type="float" office:value="23885" calcext:value-type="float">
            <text:p>23885.000</text:p>
          </table:table-cell>
          <table:table-cell table:style-name="ce11" office:value-type="float" office:value="24022" calcext:value-type="float">
            <text:p>24022.000</text:p>
          </table:table-cell>
          <table:table-cell table:style-name="ce11" office:value-type="float" office:value="23967" calcext:value-type="float">
            <text:p>23967.000</text:p>
          </table:table-cell>
          <table:table-cell table:style-name="ce11" table:formula="of:=STDEVP([.C27:.G27])" office:value-type="float" office:value="83.2312441334383" calcext:value-type="float">
            <text:p>83.231</text:p>
          </table:table-cell>
        </table:table-row>
        <table:table-row table:style-name="ro1">
          <table:table-cell table:style-name="ce10" office:value-type="string" calcext:value-type="string">
            <text:p>PSQL</text:p>
          </table:table-cell>
          <table:table-cell table:style-name="ce10" office:value-type="string" calcext:value-type="string">
            <text:p>JSON</text:p>
          </table:table-cell>
          <table:table-cell table:style-name="ce10" office:value-type="float" office:value="79243.032" calcext:value-type="float">
            <text:p>79243.032</text:p>
          </table:table-cell>
          <table:table-cell table:style-name="ce10" office:value-type="float" office:value="80275.041" calcext:value-type="float">
            <text:p>80275.041</text:p>
          </table:table-cell>
          <table:table-cell table:style-name="ce10" office:value-type="float" office:value="80882.102" calcext:value-type="float">
            <text:p>80882.102</text:p>
          </table:table-cell>
          <table:table-cell table:style-name="ce10" office:value-type="float" office:value="79895.859" calcext:value-type="float">
            <text:p>79895.859</text:p>
          </table:table-cell>
          <table:table-cell table:style-name="ce10" office:value-type="float" office:value="80556.108" calcext:value-type="float">
            <text:p>80556.108</text:p>
          </table:table-cell>
          <table:table-cell table:style-name="ce11" table:formula="of:=STDEVP([.C28:.G28])" office:value-type="float" office:value="565.97249067798" calcext:value-type="float">
            <text:p>565.972</text:p>
          </table:table-cell>
        </table:table-row>
        <table:table-row table:style-name="ro1">
          <table:table-cell table:style-name="ce10" office:value-type="string" calcext:value-type="string">
            <text:p>PSQL</text:p>
          </table:table-cell>
          <table:table-cell table:style-name="ce10" office:value-type="string" calcext:value-type="string">
            <text:p>RELATIONAL</text:p>
          </table:table-cell>
          <table:table-cell table:style-name="ce10" office:value-type="float" office:value="5174.142" calcext:value-type="float">
            <text:p>5174.142</text:p>
          </table:table-cell>
          <table:table-cell table:style-name="ce10" office:value-type="float" office:value="5497.209" calcext:value-type="float">
            <text:p>5497.209</text:p>
          </table:table-cell>
          <table:table-cell table:style-name="ce10" office:value-type="float" office:value="5522.937" calcext:value-type="float">
            <text:p>5522.937</text:p>
          </table:table-cell>
          <table:table-cell table:style-name="ce10" office:value-type="float" office:value="5468.532" calcext:value-type="float">
            <text:p>5468.532</text:p>
          </table:table-cell>
          <table:table-cell table:style-name="ce10" office:value-type="float" office:value="5540.733" calcext:value-type="float">
            <text:p>5540.733</text:p>
          </table:table-cell>
          <table:table-cell table:style-name="ce11" table:formula="of:=STDEVP([.C29:.G29])" office:value-type="float" office:value="135.492124763914" calcext:value-type="float">
            <text:p>135.49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9" office:value-type="string" calcext:value-type="string">
            <text:p>DB System</text:p>
          </table:table-cell>
          <table:table-cell table:style-name="ce9" office:value-type="string" calcext:value-type="string">
            <text:p>Time (mins)</text:p>
          </table:table-cell>
          <table:table-cell table:style-name="ce9" office:value-type="string" calcext:value-type="string">
            <text:p>Time (ms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MongoDB (solution 3)</text:p>
          </table:table-cell>
          <table:table-cell table:style-name="ce11" table:formula="of:=[.C33]/(60*1000)" office:value-type="float" office:value="0.393256666666667" calcext:value-type="float">
            <text:p>0.393</text:p>
          </table:table-cell>
          <table:table-cell office:value-type="float" office:value="23595.4" calcext:value-type="float">
            <text:p>23595.4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MongoDB (solution 2)</text:p>
          </table:table-cell>
          <table:table-cell table:style-name="ce11" table:formula="of:=[.C34]/(60*1000)" office:value-type="float" office:value="0.3715" calcext:value-type="float">
            <text:p>0.372</text:p>
          </table:table-cell>
          <table:table-cell office:value-type="float" office:value="22290" calcext:value-type="float">
            <text:p>22290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MongoDB (solution 1)</text:p>
          </table:table-cell>
          <table:table-cell table:style-name="ce11" table:formula="of:=[.C35]/(60*1000)" office:value-type="float" office:value="0.386426666666667" calcext:value-type="float">
            <text:p>0.386</text:p>
          </table:table-cell>
          <table:table-cell office:value-type="float" office:value="23185.6" calcext:value-type="float">
            <text:p>23185.6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PSQL, jsonb</text:p>
          </table:table-cell>
          <table:table-cell table:style-name="ce11" table:formula="of:=[.C36]/(60*1000)" office:value-type="float" office:value="0.191375" calcext:value-type="float">
            <text:p>0.191</text:p>
          </table:table-cell>
          <table:table-cell office:value-type="float" office:value="11482.5" calcext:value-type="float">
            <text:p>11482.5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PSQL</text:p>
          </table:table-cell>
          <table:table-cell table:style-name="ce11" table:formula="of:=[.C37]/(60*1000)" office:value-type="float" office:value="0.0890078333333334" calcext:value-type="float">
            <text:p>0.089</text:p>
          </table:table-cell>
          <table:table-cell office:value-type="float" office:value="5340.47" calcext:value-type="float">
            <text:p>5340.47</text:p>
          </table:table-cell>
          <table:table-cell table:number-columns-repeated="5"/>
        </table:table-row>
        <table:table-row table:style-name="ro1" table:number-rows-repeated="14">
          <table:table-cell table:number-columns-repeated="8"/>
        </table:table-row>
        <table:table-row table:style-name="ro1">
          <table:table-cell table:style-name="ce9" office:value-type="string" calcext:value-type="string">
            <text:p>DB System</text:p>
          </table:table-cell>
          <table:table-cell office:value-type="string" calcext:value-type="string">
            <text:p>No Index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o Index(ms)</text:p>
          </table:table-cell>
          <table:table-cell office:value-type="string" calcext:value-type="string">
            <text:p>Index(ms)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MongoDB (solution 3)</text:p>
          </table:table-cell>
          <table:table-cell table:style-name="ce11" table:formula="of:=[.D53]/(60*1000)" office:value-type="float" office:value="0.393256666666667" calcext:value-type="float">
            <text:p>0.393</text:p>
          </table:table-cell>
          <table:table-cell table:style-name="ce11" table:formula="of:=[.E53]/(60*1000)" office:value-type="float" office:value="0.39296" calcext:value-type="float">
            <text:p>0.393</text:p>
          </table:table-cell>
          <table:table-cell office:value-type="float" office:value="23595.4" calcext:value-type="float">
            <text:p>23595.4</text:p>
          </table:table-cell>
          <table:table-cell office:value-type="float" office:value="23577.6" calcext:value-type="float">
            <text:p>23577.6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MongoDB (solution 2)</text:p>
          </table:table-cell>
          <table:table-cell table:style-name="ce11" table:formula="of:=[.D54]/(60*1000)" office:value-type="float" office:value="0.3715" calcext:value-type="float">
            <text:p>0.372</text:p>
          </table:table-cell>
          <table:table-cell table:style-name="ce11" table:formula="of:=[.E54]/(60*1000)" office:value-type="float" office:value="0.371633333333333" calcext:value-type="float">
            <text:p>0.372</text:p>
          </table:table-cell>
          <table:table-cell office:value-type="float" office:value="22290" calcext:value-type="float">
            <text:p>22290</text:p>
          </table:table-cell>
          <table:table-cell office:value-type="float" office:value="22298" calcext:value-type="float">
            <text:p>2229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MongoDB (solution 1)</text:p>
          </table:table-cell>
          <table:table-cell table:style-name="ce11" table:formula="of:=[.D55]/(60*1000)" office:value-type="float" office:value="0.386426666666667" calcext:value-type="float">
            <text:p>0.386</text:p>
          </table:table-cell>
          <table:table-cell table:style-name="ce11" table:formula="of:=[.E55]/(60*1000)" office:value-type="float" office:value="0.384016666666667" calcext:value-type="float">
            <text:p>0.384</text:p>
          </table:table-cell>
          <table:table-cell office:value-type="float" office:value="23185.6" calcext:value-type="float">
            <text:p>23185.6</text:p>
          </table:table-cell>
          <table:table-cell office:value-type="float" office:value="23041" calcext:value-type="float">
            <text:p>2304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SQL, jsonb</text:p>
          </table:table-cell>
          <table:table-cell table:style-name="ce11" table:formula="of:=[.D56]/(60*1000)" office:value-type="float" office:value="0.191375" calcext:value-type="float">
            <text:p>0.191</text:p>
          </table:table-cell>
          <table:table-cell table:style-name="ce11" table:formula="of:=[.E56]/(60*1000)" office:value-type="float" office:value="0.19253" calcext:value-type="float">
            <text:p>0.193</text:p>
          </table:table-cell>
          <table:table-cell office:value-type="float" office:value="11482.5" calcext:value-type="float">
            <text:p>11482.5</text:p>
          </table:table-cell>
          <table:table-cell office:value-type="float" office:value="11551.8" calcext:value-type="float">
            <text:p>11551.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SQL</text:p>
          </table:table-cell>
          <table:table-cell table:style-name="ce11" table:formula="of:=[.D57]/(60*1000)" office:value-type="float" office:value="0.0890078333333334" calcext:value-type="float">
            <text:p>0.089</text:p>
          </table:table-cell>
          <table:table-cell table:style-name="ce11" table:formula="of:=[.E57]/(60*1000)" office:value-type="float" office:value="0.200443333333333" calcext:value-type="float">
            <text:p>0.200</text:p>
          </table:table-cell>
          <table:table-cell office:value-type="float" office:value="5340.47" calcext:value-type="float">
            <text:p>5340.47</text:p>
          </table:table-cell>
          <table:table-cell office:value-type="float" office:value="12026.6" calcext:value-type="float">
            <text:p>12026.6</text:p>
          </table:table-cell>
          <table:table-cell table:number-columns-repeated="3"/>
        </table:table-row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No Index(ms)</text:p>
          </table:table-cell>
          <table:table-cell office:value-type="string" calcext:value-type="string">
            <text:p>Index(m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4_psql_json</text:p>
          </table:table-cell>
          <table:table-cell office:value-type="float" office:value="12156.5" calcext:value-type="float">
            <text:p>12156.5</text:p>
          </table:table-cell>
          <table:table-cell office:value-type="float" office:value="11956.5" calcext:value-type="float">
            <text:p>11956.5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4_psql</text:p>
          </table:table-cell>
          <table:table-cell office:value-type="float" office:value="12151.7" calcext:value-type="float">
            <text:p>12151.7</text:p>
          </table:table-cell>
          <table:table-cell office:value-type="float" office:value="12130.6" calcext:value-type="float">
            <text:p>1213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4v1_mongo</text:p>
          </table:table-cell>
          <table:table-cell office:value-type="float" office:value="23718.8" calcext:value-type="float">
            <text:p>23718.8</text:p>
          </table:table-cell>
          <table:table-cell office:value-type="float" office:value="23529" calcext:value-type="float">
            <text:p>23529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4v2_mongo</text:p>
          </table:table-cell>
          <table:table-cell office:value-type="float" office:value="22299.8" calcext:value-type="float">
            <text:p>22299.8</text:p>
          </table:table-cell>
          <table:table-cell office:value-type="float" office:value="22267.2" calcext:value-type="float">
            <text:p>22267.2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4v3_mongo</text:p>
          </table:table-cell>
          <table:table-cell office:value-type="float" office:value="23426.6" calcext:value-type="float">
            <text:p>23426.6</text:p>
          </table:table-cell>
          <table:table-cell office:value-type="float" office:value="23535.4" calcext:value-type="float">
            <text:p>23535.4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</table:table>
      <table:table table:name="Q12" table:style-name="ta1">
        <table:shapes>
          <draw:frame draw:z-index="0" draw:style-name="gr1" draw:text-style-name="P1" svg:width="453.51pt" svg:height="255.09pt" svg:x="258.09pt" svg:y="9.01pt">
            <draw:object draw:notify-on-update-of-ranges="Q12.A2:Q12.A5 Q12.B1:Q12.B1 Q12.B2:Q12.B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269.23pt" svg:y="289.11pt">
            <draw:object draw:notify-on-update-of-ranges="Q12.A24:Q12.A27 Q12.B23:Q12.B23 Q12.B24:Q12.B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156.81pt" svg:y="656.56pt">
            <draw:object draw:notify-on-update-of-ranges="Q12.A47:Q12.A50 Q12.B46:Q12.B46 Q12.B47:Q12.B50 Q12.C46:Q12.C46 Q12.C47:Q12.C5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1" table:default-cell-style-name="Default"/>
        <table:table-column table:style-name="co4" table:number-columns-repeated="4" table:default-cell-style-name="Default"/>
        <table:table-row table:style-name="ro1">
          <table:table-cell table:style-name="ce9" office:value-type="string" calcext:value-type="string">
            <text:p>DB System</text:p>
          </table:table-cell>
          <table:table-cell table:style-name="ce9" office:value-type="string" calcext:value-type="string">
            <text:p>Time (mins)</text:p>
          </table:table-cell>
          <table:table-cell table:style-name="ce9" office:value-type="string" calcext:value-type="string">
            <text:p>Time (ms)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SQL, json</text:p>
          </table:table-cell>
          <table:table-cell table:style-name="ce11" table:formula="of:=[.C2]/(60*1000)" office:value-type="float" office:value="4.1067" calcext:value-type="float">
            <text:p>4.107</text:p>
          </table:table-cell>
          <table:table-cell table:style-name="ce11" office:value-type="float" office:value="246402" calcext:value-type="float">
            <text:p>246402.00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SQL</text:p>
          </table:table-cell>
          <table:table-cell table:style-name="ce11" table:formula="of:=[.C3]/(60*1000)" office:value-type="float" office:value="0.0893738333333333" calcext:value-type="float">
            <text:p>0.089</text:p>
          </table:table-cell>
          <table:table-cell table:style-name="ce11" office:value-type="float" office:value="5362.43" calcext:value-type="float">
            <text:p>5362.43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ongoDB (Q12v1)</text:p>
          </table:table-cell>
          <table:table-cell table:style-name="ce11" table:formula="of:=[.C4]/(60*1000)" office:value-type="float" office:value="0.42553" calcext:value-type="float">
            <text:p>0.426</text:p>
          </table:table-cell>
          <table:table-cell table:style-name="ce11" office:value-type="float" office:value="25531.8" calcext:value-type="float">
            <text:p>25531.80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ongoDB (Q12v2)</text:p>
          </table:table-cell>
          <table:table-cell table:style-name="ce11" table:formula="of:=[.C5]/(60*1000)" office:value-type="float" office:value="0.63971" calcext:value-type="float">
            <text:p>0.640</text:p>
          </table:table-cell>
          <table:table-cell table:style-name="ce11" office:value-type="float" office:value="38382.6" calcext:value-type="float">
            <text:p>38382.600</text:p>
          </table:table-cell>
          <table:table-cell table:number-columns-repeated="2"/>
        </table:table-row>
        <table:table-row table:style-name="ro1" table:number-rows-repeated="17">
          <table:table-cell table:number-columns-repeated="5"/>
        </table:table-row>
        <table:table-row table:style-name="ro1">
          <table:table-cell table:style-name="ce9" office:value-type="string" calcext:value-type="string">
            <text:p>DB System</text:p>
          </table:table-cell>
          <table:table-cell table:style-name="ce9" office:value-type="string" calcext:value-type="string">
            <text:p>Time (mins)</text:p>
          </table:table-cell>
          <table:table-cell table:style-name="ce9" office:value-type="string" calcext:value-type="string">
            <text:p>Time (ms)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SQL, jsonb</text:p>
          </table:table-cell>
          <table:table-cell table:style-name="ce17" table:formula="of:=[.C24]/(60*1000)" office:value-type="float" office:value="0.315191666666667" calcext:value-type="float">
            <text:p>0.315</text:p>
          </table:table-cell>
          <table:table-cell office:value-type="float" office:value="18911.5" calcext:value-type="float">
            <text:p>18911.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SQL</text:p>
          </table:table-cell>
          <table:table-cell table:style-name="ce17" table:formula="of:=[.C25]/(60*1000)" office:value-type="float" office:value="0.0858428333333333" calcext:value-type="float">
            <text:p>0.086</text:p>
          </table:table-cell>
          <table:table-cell office:value-type="float" office:value="5150.57" calcext:value-type="float">
            <text:p>5150.5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ongoDB (Q12v1)</text:p>
          </table:table-cell>
          <table:table-cell table:style-name="ce17" table:formula="of:=[.C26]/(60*1000)" office:value-type="float" office:value="0.41112" calcext:value-type="float">
            <text:p>0.411</text:p>
          </table:table-cell>
          <table:table-cell office:value-type="float" office:value="24667.2" calcext:value-type="float">
            <text:p>24667.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ongoDB (Q12v2)</text:p>
          </table:table-cell>
          <table:table-cell table:style-name="ce17" table:formula="of:=[.C27]/(60*1000)" office:value-type="float" office:value="0.637516666666667" calcext:value-type="float">
            <text:p>0.638</text:p>
          </table:table-cell>
          <table:table-cell office:value-type="float" office:value="38251" calcext:value-type="float">
            <text:p>38251</text:p>
          </table:table-cell>
          <table:table-cell table:number-columns-repeated="2"/>
        </table:table-row>
        <table:table-row table:style-name="ro1" table:number-rows-repeated="18">
          <table:table-cell table:number-columns-repeated="5"/>
        </table:table-row>
        <table:table-row table:style-name="ro1">
          <table:table-cell table:style-name="ce9" office:value-type="string" calcext:value-type="string">
            <text:p>DB System</text:p>
          </table:table-cell>
          <table:table-cell office:value-type="string" calcext:value-type="string">
            <text:p>No Index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o Index(ms)</text:p>
          </table:table-cell>
          <table:table-cell office:value-type="string" calcext:value-type="string">
            <text:p>Index(ms)</text:p>
          </table:table-cell>
        </table:table-row>
        <table:table-row table:style-name="ro1">
          <table:table-cell table:style-name="ce10" office:value-type="string" calcext:value-type="string">
            <text:p>PSQL, jsonb</text:p>
          </table:table-cell>
          <table:table-cell table:style-name="ce17" table:formula="of:=[.D47]/(60*1000)" office:value-type="float" office:value="0.315191666666667" calcext:value-type="float">
            <text:p>0.315</text:p>
          </table:table-cell>
          <table:table-cell table:style-name="ce17" table:formula="of:=[.E47]/(60*1000)" office:value-type="float" office:value="0.317746666666667" calcext:value-type="float">
            <text:p>0.318</text:p>
          </table:table-cell>
          <table:table-cell office:value-type="float" office:value="18911.5" calcext:value-type="float">
            <text:p>18911.5</text:p>
          </table:table-cell>
          <table:table-cell office:value-type="float" office:value="19064.8" calcext:value-type="float">
            <text:p>19064.8</text:p>
          </table:table-cell>
        </table:table-row>
        <table:table-row table:style-name="ro1">
          <table:table-cell table:style-name="ce10" office:value-type="string" calcext:value-type="string">
            <text:p>PSQL</text:p>
          </table:table-cell>
          <table:table-cell table:style-name="ce17" table:formula="of:=[.D48]/(60*1000)" office:value-type="float" office:value="0.0858428333333333" calcext:value-type="float">
            <text:p>0.086</text:p>
          </table:table-cell>
          <table:table-cell table:style-name="ce17" table:formula="of:=[.E48]/(60*1000)" office:value-type="float" office:value="0.170215" calcext:value-type="float">
            <text:p>0.170</text:p>
          </table:table-cell>
          <table:table-cell office:value-type="float" office:value="5150.57" calcext:value-type="float">
            <text:p>5150.57</text:p>
          </table:table-cell>
          <table:table-cell office:value-type="float" office:value="10212.9" calcext:value-type="float">
            <text:p>10212.9</text:p>
          </table:table-cell>
        </table:table-row>
        <table:table-row table:style-name="ro1">
          <table:table-cell table:style-name="ce10" office:value-type="string" calcext:value-type="string">
            <text:p>MongoDB (Q12v1)</text:p>
          </table:table-cell>
          <table:table-cell table:style-name="ce17" table:formula="of:=[.D49]/(60*1000)" office:value-type="float" office:value="0.41112" calcext:value-type="float">
            <text:p>0.411</text:p>
          </table:table-cell>
          <table:table-cell table:style-name="ce17" table:formula="of:=[.E49]/(60*1000)" office:value-type="float" office:value="0.41041" calcext:value-type="float">
            <text:p>0.410</text:p>
          </table:table-cell>
          <table:table-cell office:value-type="float" office:value="24667.2" calcext:value-type="float">
            <text:p>24667.2</text:p>
          </table:table-cell>
          <table:table-cell office:value-type="float" office:value="24624.6" calcext:value-type="float">
            <text:p>24624.6</text:p>
          </table:table-cell>
        </table:table-row>
        <table:table-row table:style-name="ro1">
          <table:table-cell table:style-name="ce10" office:value-type="string" calcext:value-type="string">
            <text:p>MongoDB (Q12v2)</text:p>
          </table:table-cell>
          <table:table-cell table:style-name="ce17" table:formula="of:=[.D50]/(60*1000)" office:value-type="float" office:value="0.637516666666667" calcext:value-type="float">
            <text:p>0.638</text:p>
          </table:table-cell>
          <table:table-cell table:style-name="ce17" table:formula="of:=[.E50]/(60*1000)" office:value-type="float" office:value="0.635353333333333" calcext:value-type="float">
            <text:p>0.635</text:p>
          </table:table-cell>
          <table:table-cell office:value-type="float" office:value="38251" calcext:value-type="float">
            <text:p>38251</text:p>
          </table:table-cell>
          <table:table-cell office:value-type="float" office:value="38121.2" calcext:value-type="float">
            <text:p>38121.2</text:p>
          </table:table-cell>
        </table:table-row>
        <table:table-row table:style-name="ro1" table:number-rows-repeated="23">
          <table:table-cell table:number-columns-repeated="5"/>
        </table:table-row>
        <table:table-row table:style-name="ro1">
          <table:table-cell office:value-type="string" calcext:value-type="string">
            <text:p>q12_psql_json</text:p>
          </table:table-cell>
          <table:table-cell office:value-type="float" office:value="19083.3" calcext:value-type="float">
            <text:p>19083.3</text:p>
          </table:table-cell>
          <table:table-cell office:value-type="float" office:value="19220.5" calcext:value-type="float">
            <text:p>1922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_psql</text:p>
          </table:table-cell>
          <table:table-cell office:value-type="float" office:value="9985.98" calcext:value-type="float">
            <text:p>9985.98</text:p>
          </table:table-cell>
          <table:table-cell office:value-type="float" office:value="10648.8" calcext:value-type="float">
            <text:p>1064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v1_mongo</text:p>
          </table:table-cell>
          <table:table-cell office:value-type="float" office:value="24574.8" calcext:value-type="float">
            <text:p>24574.8</text:p>
          </table:table-cell>
          <table:table-cell office:value-type="float" office:value="24528.2" calcext:value-type="float">
            <text:p>2452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v2_mongo</text:p>
          </table:table-cell>
          <table:table-cell office:value-type="float" office:value="38692.8" calcext:value-type="float">
            <text:p>38692.8</text:p>
          </table:table-cell>
          <table:table-cell office:value-type="float" office:value="38932.6" calcext:value-type="float">
            <text:p>38932.6</text:p>
          </table:table-cell>
          <table:table-cell table:number-columns-repeated="2"/>
        </table:table-row>
      </table:table>
      <table:table table:name="Q13" table:style-name="ta1">
        <table:shapes>
          <draw:frame draw:z-index="0" draw:style-name="gr1" draw:text-style-name="P1" svg:width="453.51pt" svg:height="255.09pt" svg:x="255.46pt" svg:y="12.3pt">
            <draw:object draw:notify-on-update-of-ranges="Q13.A2:Q13.A4 Q13.B1:Q13.B1 Q13.B2:Q13.B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51pt" svg:height="255.09pt" svg:x="194.85pt" svg:y="236.07pt">
            <draw:object draw:notify-on-update-of-ranges="Q13.A25:Q13.A27 Q13.B24:Q13.B24 Q13.B25:Q13.B27 Q13.C24:Q13.C24 Q13.C25:Q13.C2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4" table:number-columns-repeated="5" table:default-cell-style-name="Default"/>
        <table:table-row table:style-name="ro1">
          <table:table-cell table:style-name="ce9" office:value-type="string" calcext:value-type="string">
            <text:p>DB System</text:p>
          </table:table-cell>
          <table:table-cell table:style-name="ce9" office:value-type="string" calcext:value-type="string">
            <text:p>Time (mins)</text:p>
          </table:table-cell>
          <table:table-cell table:style-name="ce9" office:value-type="string" calcext:value-type="string">
            <text:p>Time (ms)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ongoDB</text:p>
          </table:table-cell>
          <table:table-cell table:style-name="ce1" table:formula="of:=[.C2]/(60*1000)" office:value-type="float" office:value="0.44589" calcext:value-type="float">
            <text:p>0.446</text:p>
          </table:table-cell>
          <table:table-cell table:style-name="ce1" office:value-type="float" office:value="26753.4" calcext:value-type="float">
            <text:p>26753.40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SQL, jsonb</text:p>
          </table:table-cell>
          <table:table-cell table:style-name="ce1" table:formula="of:=[.C3]/(60*1000)" office:value-type="float" office:value="2.47843333333333" calcext:value-type="float">
            <text:p>2.478</text:p>
          </table:table-cell>
          <table:table-cell table:style-name="ce1" office:value-type="float" office:value="148706" calcext:value-type="float">
            <text:p>148706.00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SQL</text:p>
          </table:table-cell>
          <table:table-cell table:style-name="ce1" table:formula="of:=[.C4]/(60*1000)" office:value-type="float" office:value="0.0335243333333333" calcext:value-type="float">
            <text:p>0.034</text:p>
          </table:table-cell>
          <table:table-cell table:style-name="ce1" office:value-type="float" office:value="2011.46" calcext:value-type="float">
            <text:p>2011.460</text:p>
          </table:table-cell>
          <table:table-cell table:number-columns-repeated="2"/>
        </table:table-row>
        <table:table-row table:style-name="ro1" table:number-rows-repeated="19">
          <table:table-cell table:number-columns-repeated="5"/>
        </table:table-row>
        <table:table-row table:style-name="ro1">
          <table:table-cell table:style-name="ce9" office:value-type="string" calcext:value-type="string">
            <text:p>DB System</text:p>
          </table:table-cell>
          <table:table-cell office:value-type="string" calcext:value-type="string">
            <text:p>No Index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o Index(ms)</text:p>
          </table:table-cell>
          <table:table-cell office:value-type="string" calcext:value-type="string">
            <text:p>Index(ms)</text:p>
          </table:table-cell>
        </table:table-row>
        <table:table-row table:style-name="ro1">
          <table:table-cell table:style-name="ce10" office:value-type="string" calcext:value-type="string">
            <text:p>MongoDB</text:p>
          </table:table-cell>
          <table:table-cell table:style-name="ce1" table:formula="of:=[.D25]/(60*1000)" office:value-type="float" office:value="0.44589" calcext:value-type="float">
            <text:p>0.446</text:p>
          </table:table-cell>
          <table:table-cell table:style-name="ce1" table:formula="of:=[.E25]/(60*1000)" office:value-type="float" office:value="0.441223333333333" calcext:value-type="float">
            <text:p>0.441</text:p>
          </table:table-cell>
          <table:table-cell table:style-name="ce1" office:value-type="float" office:value="26753.4" calcext:value-type="float">
            <text:p>26753.400</text:p>
          </table:table-cell>
          <table:table-cell office:value-type="float" office:value="26473.4" calcext:value-type="float">
            <text:p>26473.4</text:p>
          </table:table-cell>
        </table:table-row>
        <table:table-row table:style-name="ro1">
          <table:table-cell table:style-name="ce10" office:value-type="string" calcext:value-type="string">
            <text:p>PSQL, jsonb</text:p>
          </table:table-cell>
          <table:table-cell table:style-name="ce1" table:formula="of:=[.D26]/(60*1000)" office:value-type="float" office:value="2.47843333333333" calcext:value-type="float">
            <text:p>2.478</text:p>
          </table:table-cell>
          <table:table-cell table:style-name="ce1" table:formula="of:=[.E26]/(60*1000)" office:value-type="float" office:value="2.48725" calcext:value-type="float">
            <text:p>2.487</text:p>
          </table:table-cell>
          <table:table-cell table:style-name="ce1" office:value-type="float" office:value="148706" calcext:value-type="float">
            <text:p>148706.000</text:p>
          </table:table-cell>
          <table:table-cell office:value-type="float" office:value="149235" calcext:value-type="float">
            <text:p>149235</text:p>
          </table:table-cell>
        </table:table-row>
        <table:table-row table:style-name="ro1">
          <table:table-cell table:style-name="ce10" office:value-type="string" calcext:value-type="string">
            <text:p>PSQL</text:p>
          </table:table-cell>
          <table:table-cell table:style-name="ce1" table:formula="of:=[.D27]/(60*1000)" office:value-type="float" office:value="0.0335243333333333" calcext:value-type="float">
            <text:p>0.034</text:p>
          </table:table-cell>
          <table:table-cell table:style-name="ce1" table:formula="of:=[.E27]/(60*1000)" office:value-type="float" office:value="0.0321811666666667" calcext:value-type="float">
            <text:p>0.032</text:p>
          </table:table-cell>
          <table:table-cell table:style-name="ce1" office:value-type="float" office:value="2011.46" calcext:value-type="float">
            <text:p>2011.460</text:p>
          </table:table-cell>
          <table:table-cell office:value-type="float" office:value="1930.87" calcext:value-type="float">
            <text:p>1930.87</text:p>
          </table:table-cell>
        </table:table-row>
      </table:table>
      <table:table table:name="Q22" table:style-name="ta1">
        <table:shapes>
          <draw:frame draw:z-index="0" draw:style-name="gr1" draw:text-style-name="P1" svg:width="453.51pt" svg:height="255.09pt" svg:x="169.65pt" svg:y="56.38pt">
            <draw:object draw:notify-on-update-of-ranges="Q22.A2:Q22.A4 Q22.B1:Q22.B1 Q22.B2:Q22.B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453.51pt" svg:height="255.09pt" svg:x="194.85pt" svg:y="348.43pt">
            <draw:object draw:notify-on-update-of-ranges="Q22.A29:Q22.A31 Q22.B28:Q22.B28 Q22.B29:Q22.B31 Q22.C28:Q22.C28 Q22.C29:Q22.C3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5" table:default-cell-style-name="Default"/>
        <table:table-row table:style-name="ro1">
          <table:table-cell table:style-name="ce9" office:value-type="string" calcext:value-type="string">
            <text:p>DB System</text:p>
          </table:table-cell>
          <table:table-cell table:style-name="ce9" office:value-type="string" calcext:value-type="string">
            <text:p>Time (mins)</text:p>
          </table:table-cell>
          <table:table-cell table:style-name="ce9" office:value-type="string" calcext:value-type="string">
            <text:p>Time (ms)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ongoDB</text:p>
          </table:table-cell>
          <table:table-cell table:style-name="ce17" table:formula="of:=[.C2]/(60*1000)" office:value-type="float" office:value="0.104913333333333" calcext:value-type="float">
            <text:p>0.105</text:p>
          </table:table-cell>
          <table:table-cell table:style-name="ce17" office:value-type="float" office:value="6294.8" calcext:value-type="float">
            <text:p>6294.80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SQL, jsonb</text:p>
          </table:table-cell>
          <table:table-cell table:style-name="ce17" table:formula="of:=[.C3]/(60*1000)" office:value-type="float" office:value="0.213151666666667" calcext:value-type="float">
            <text:p>0.213</text:p>
          </table:table-cell>
          <table:table-cell table:style-name="ce17" office:value-type="float" office:value="12789.1" calcext:value-type="float">
            <text:p>12789.10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SQL</text:p>
          </table:table-cell>
          <table:table-cell table:style-name="ce17" table:formula="of:=[.C4]/(60*1000)" office:value-type="float" office:value="0.0182355" calcext:value-type="float">
            <text:p>0.018</text:p>
          </table:table-cell>
          <table:table-cell table:style-name="ce17" office:value-type="float" office:value="1094.13" calcext:value-type="float">
            <text:p>1094.130</text:p>
          </table:table-cell>
          <table:table-cell table:number-columns-repeated="2"/>
        </table:table-row>
        <table:table-row table:style-name="ro1" table:number-rows-repeated="23">
          <table:table-cell table:number-columns-repeated="5"/>
        </table:table-row>
        <table:table-row table:style-name="ro1">
          <table:table-cell table:style-name="ce9" office:value-type="string" calcext:value-type="string">
            <text:p>DB System</text:p>
          </table:table-cell>
          <table:table-cell office:value-type="string" calcext:value-type="string">
            <text:p>No Index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o Index(ms)</text:p>
          </table:table-cell>
          <table:table-cell office:value-type="string" calcext:value-type="string">
            <text:p>Index(ms)</text:p>
          </table:table-cell>
        </table:table-row>
        <table:table-row table:style-name="ro1">
          <table:table-cell table:style-name="ce10" office:value-type="string" calcext:value-type="string">
            <text:p>MongoDB</text:p>
          </table:table-cell>
          <table:table-cell table:style-name="ce17" table:formula="of:=[.D29]/(60*1000)" office:value-type="float" office:value="0.104913333333333" calcext:value-type="float">
            <text:p>0.105</text:p>
          </table:table-cell>
          <table:table-cell table:style-name="ce17" table:formula="of:=[.E29]/(60*1000)" office:value-type="float" office:value="4.10883333333333" calcext:value-type="float">
            <text:p>4.109</text:p>
          </table:table-cell>
          <table:table-cell table:style-name="ce17" office:value-type="float" office:value="6294.8" calcext:value-type="float">
            <text:p>6294.800</text:p>
          </table:table-cell>
          <table:table-cell office:value-type="float" office:value="246530" calcext:value-type="float">
            <text:p>246530</text:p>
          </table:table-cell>
        </table:table-row>
        <table:table-row table:style-name="ro1">
          <table:table-cell table:style-name="ce10" office:value-type="string" calcext:value-type="string">
            <text:p>PSQL, jsonb</text:p>
          </table:table-cell>
          <table:table-cell table:style-name="ce17" table:formula="of:=[.D30]/(60*1000)" office:value-type="float" office:value="0.213151666666667" calcext:value-type="float">
            <text:p>0.213</text:p>
          </table:table-cell>
          <table:table-cell table:style-name="ce17" table:formula="of:=[.E30]/(60*1000)" office:value-type="float" office:value="0.203153333333333" calcext:value-type="float">
            <text:p>0.203</text:p>
          </table:table-cell>
          <table:table-cell table:style-name="ce17" office:value-type="float" office:value="12789.1" calcext:value-type="float">
            <text:p>12789.100</text:p>
          </table:table-cell>
          <table:table-cell office:value-type="float" office:value="12189.2" calcext:value-type="float">
            <text:p>12189.2</text:p>
          </table:table-cell>
        </table:table-row>
        <table:table-row table:style-name="ro1">
          <table:table-cell table:style-name="ce10" office:value-type="string" calcext:value-type="string">
            <text:p>PSQL</text:p>
          </table:table-cell>
          <table:table-cell table:style-name="ce17" table:formula="of:=[.D31]/(60*1000)" office:value-type="float" office:value="0.0182355" calcext:value-type="float">
            <text:p>0.018</text:p>
          </table:table-cell>
          <table:table-cell table:style-name="ce17" table:formula="of:=[.E31]/(60*1000)" office:value-type="float" office:value="0.0184083333333333" calcext:value-type="float">
            <text:p>0.018</text:p>
          </table:table-cell>
          <table:table-cell table:style-name="ce17" office:value-type="float" office:value="1094.13" calcext:value-type="float">
            <text:p>1094.130</text:p>
          </table:table-cell>
          <table:table-cell office:value-type="float" office:value="1104.5" calcext:value-type="float">
            <text:p>1104.5</text:p>
          </table:table-cell>
        </table:table-row>
        <table:table-row table:style-name="ro1" table:number-rows-repeated="17">
          <table:table-cell table:number-columns-repeated="5"/>
        </table:table-row>
        <table:table-row table:style-name="ro1">
          <table:table-cell/>
          <table:table-cell office:value-type="string" calcext:value-type="string">
            <text:p>No Index</text:p>
          </table:table-cell>
          <table:table-cell office:value-type="string" calcext:value-type="string">
            <text:p>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2_mongo</text:p>
          </table:table-cell>
          <table:table-cell office:value-type="float" office:value="6537" calcext:value-type="float">
            <text:p>6537</text:p>
          </table:table-cell>
          <table:table-cell office:value-type="float" office:value="217366" calcext:value-type="float">
            <text:p>217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2_psql_json</text:p>
          </table:table-cell>
          <table:table-cell office:value-type="float" office:value="15264.5" calcext:value-type="float">
            <text:p>15264.5</text:p>
          </table:table-cell>
          <table:table-cell office:value-type="float" office:value="12821.5" calcext:value-type="float">
            <text:p>1282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2_psql</text:p>
          </table:table-cell>
          <table:table-cell office:value-type="float" office:value="1202.52" calcext:value-type="float">
            <text:p>1202.52</text:p>
          </table:table-cell>
          <table:table-cell office:value-type="float" office:value="1109.75" calcext:value-type="float">
            <text:p>1109.75</text:p>
          </table:table-cell>
          <table:table-cell table:number-columns-repeated="2"/>
        </table:table-row>
      </table:table>
      <table:table table:name="2Collections" table:style-name="ta1">
        <table:shapes>
          <draw:frame draw:z-index="0" draw:style-name="gr1" draw:text-style-name="P1" svg:width="453.51pt" svg:height="255.09pt" svg:x="282.78pt" svg:y="5.67pt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453.74pt" svg:height="255.06pt" svg:x="284.54pt" svg:y="262.63pt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453.51pt" svg:height="255.09pt" svg:x="240.12pt" svg:y="539.94pt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453.51pt" svg:height="255.09pt" svg:x="768.02pt" svg:y="4.22pt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4" draw:style-name="gr1" draw:text-style-name="P1" svg:width="453.51pt" svg:height="255.09pt" svg:x="767.99pt" svg:y="278.28pt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5" draw:style-name="gr1" draw:text-style-name="P1" svg:width="453.51pt" svg:height="255.09pt" svg:x="764.62pt" svg:y="543.74pt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2" table:default-cell-style-name="Default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Query</text:p>
          </table:table-cell>
          <table:table-cell table:style-name="Default" office:value-type="string" calcext:value-type="string">
            <text:p>Time (sec)</text:p>
          </table:table-cell>
          <table:table-cell table:style-name="Default" office:value-type="string" calcext:value-type="string">
            <text:p>Time (ms)</text:p>
          </table:table-cell>
        </table:table-row>
        <table:table-row table:style-name="ro1">
          <table:table-cell office:value-type="string" calcext:value-type="string">
            <text:p>q1_mongo</text:p>
          </table:table-cell>
          <table:table-cell table:formula="of:=[.C2]/1000" office:value-type="float" office:value="8.9144" calcext:value-type="float">
            <text:p>8.914</text:p>
          </table:table-cell>
          <table:table-cell office:value-type="float" office:value="8914.4" calcext:value-type="float">
            <text:p>8914.400</text:p>
          </table:table-cell>
        </table:table-row>
        <table:table-row table:style-name="ro1">
          <table:table-cell office:value-type="string" calcext:value-type="string">
            <text:p>q1_mongo_2collections</text:p>
          </table:table-cell>
          <table:table-cell table:formula="of:=[.C3]/1000" office:value-type="float" office:value="21.2724" calcext:value-type="float">
            <text:p>21.272</text:p>
          </table:table-cell>
          <table:table-cell office:value-type="float" office:value="21272.4" calcext:value-type="float">
            <text:p>21272.400</text:p>
          </table:table-cell>
        </table:table-row>
        <table:table-row table:style-name="ro1">
          <table:table-cell office:value-type="string" calcext:value-type="string">
            <text:p>q1_psql</text:p>
          </table:table-cell>
          <table:table-cell table:formula="of:=[.C4]/1000" office:value-type="float" office:value="0.141333" calcext:value-type="float">
            <text:p>0.141</text:p>
          </table:table-cell>
          <table:table-cell office:value-type="float" office:value="141.333" calcext:value-type="float">
            <text:p>141.333</text:p>
          </table:table-cell>
        </table:table-row>
        <table:table-row table:style-name="ro1">
          <table:table-cell office:value-type="string" calcext:value-type="string">
            <text:p>q1_psql_json</text:p>
          </table:table-cell>
          <table:table-cell table:formula="of:=[.C5]/1000" office:value-type="float" office:value="17.2392" calcext:value-type="float">
            <text:p>17.239</text:p>
          </table:table-cell>
          <table:table-cell office:value-type="float" office:value="17239.2" calcext:value-type="float">
            <text:p>17239.200</text:p>
          </table:table-cell>
        </table:table-row>
        <table:table-row table:style-name="ro1">
          <table:table-cell office:value-type="string" calcext:value-type="string">
            <text:p>q3v2_mongo</text:p>
          </table:table-cell>
          <table:table-cell table:formula="of:=[.C6]/1000" office:value-type="float" office:value="10.5808" calcext:value-type="float">
            <text:p>10.581</text:p>
          </table:table-cell>
          <table:table-cell office:value-type="float" office:value="10580.8" calcext:value-type="float">
            <text:p>10580.800</text:p>
          </table:table-cell>
        </table:table-row>
        <table:table-row table:style-name="ro1">
          <table:table-cell office:value-type="string" calcext:value-type="string">
            <text:p>q3v3_mongo</text:p>
          </table:table-cell>
          <table:table-cell table:formula="of:=[.C7]/1000" office:value-type="float" office:value="9.0164" calcext:value-type="float">
            <text:p>9.016</text:p>
          </table:table-cell>
          <table:table-cell office:value-type="float" office:value="9016.4" calcext:value-type="float">
            <text:p>9016.400</text:p>
          </table:table-cell>
        </table:table-row>
        <table:table-row table:style-name="ro1">
          <table:table-cell office:value-type="string" calcext:value-type="string">
            <text:p>q3_mongo</text:p>
          </table:table-cell>
          <table:table-cell table:formula="of:=[.C8]/1000" office:value-type="float" office:value="10.3678" calcext:value-type="float">
            <text:p>10.368</text:p>
          </table:table-cell>
          <table:table-cell office:value-type="float" office:value="10367.8" calcext:value-type="float">
            <text:p>10367.800</text:p>
          </table:table-cell>
        </table:table-row>
        <table:table-row table:style-name="ro1">
          <table:table-cell office:value-type="string" calcext:value-type="string">
            <text:p>q3_mongo_2collections</text:p>
          </table:table-cell>
          <table:table-cell table:formula="of:=[.C9]/1000" office:value-type="float" office:value="7.279" calcext:value-type="float">
            <text:p>7.279</text:p>
          </table:table-cell>
          <table:table-cell office:value-type="float" office:value="7279" calcext:value-type="float">
            <text:p>7279.000</text:p>
          </table:table-cell>
        </table:table-row>
        <table:table-row table:style-name="ro1">
          <table:table-cell office:value-type="string" calcext:value-type="string">
            <text:p>q3_psql</text:p>
          </table:table-cell>
          <table:table-cell table:formula="of:=[.C10]/1000" office:value-type="float" office:value="7.38923" calcext:value-type="float">
            <text:p>7.389</text:p>
          </table:table-cell>
          <table:table-cell office:value-type="float" office:value="7389.23" calcext:value-type="float">
            <text:p>7389.230</text:p>
          </table:table-cell>
        </table:table-row>
        <table:table-row table:style-name="ro1">
          <table:table-cell office:value-type="string" calcext:value-type="string">
            <text:p>q3_psql_json</text:p>
          </table:table-cell>
          <table:table-cell table:formula="of:=[.C11]/1000" office:value-type="float" office:value="11.4391" calcext:value-type="float">
            <text:p>11.439</text:p>
          </table:table-cell>
          <table:table-cell office:value-type="float" office:value="11439.1" calcext:value-type="float">
            <text:p>11439.100</text:p>
          </table:table-cell>
        </table:table-row>
        <table:table-row table:style-name="ro1">
          <table:table-cell office:value-type="string" calcext:value-type="string">
            <text:p>q4v1_mongo</text:p>
          </table:table-cell>
          <table:table-cell table:formula="of:=[.C12]/1000" office:value-type="float" office:value="22.9058" calcext:value-type="float">
            <text:p>22.906</text:p>
          </table:table-cell>
          <table:table-cell office:value-type="float" office:value="22905.8" calcext:value-type="float">
            <text:p>22905.800</text:p>
          </table:table-cell>
        </table:table-row>
        <table:table-row table:style-name="ro1">
          <table:table-cell office:value-type="string" calcext:value-type="string">
            <text:p>q4v2_mongo</text:p>
          </table:table-cell>
          <table:table-cell table:formula="of:=[.C13]/1000" office:value-type="float" office:value="22.2218" calcext:value-type="float">
            <text:p>22.222</text:p>
          </table:table-cell>
          <table:table-cell office:value-type="float" office:value="22221.8" calcext:value-type="float">
            <text:p>22221.800</text:p>
          </table:table-cell>
        </table:table-row>
        <table:table-row table:style-name="ro1">
          <table:table-cell office:value-type="string" calcext:value-type="string">
            <text:p>q4v3_mongo</text:p>
          </table:table-cell>
          <table:table-cell table:formula="of:=[.C14]/1000" office:value-type="float" office:value="23.3056" calcext:value-type="float">
            <text:p>23.306</text:p>
          </table:table-cell>
          <table:table-cell office:value-type="float" office:value="23305.6" calcext:value-type="float">
            <text:p>23305.600</text:p>
          </table:table-cell>
        </table:table-row>
        <table:table-row table:style-name="ro1">
          <table:table-cell office:value-type="string" calcext:value-type="string">
            <text:p>q4_mongo_2collections</text:p>
          </table:table-cell>
          <table:table-cell table:formula="of:=[.C15]/1000" office:value-type="float" office:value="7.4844" calcext:value-type="float">
            <text:p>7.484</text:p>
          </table:table-cell>
          <table:table-cell office:value-type="float" office:value="7484.4" calcext:value-type="float">
            <text:p>7484.400</text:p>
          </table:table-cell>
        </table:table-row>
        <table:table-row table:style-name="ro1">
          <table:table-cell office:value-type="string" calcext:value-type="string">
            <text:p>q4_psql</text:p>
          </table:table-cell>
          <table:table-cell table:formula="of:=[.C16]/1000" office:value-type="float" office:value="12.0752" calcext:value-type="float">
            <text:p>12.075</text:p>
          </table:table-cell>
          <table:table-cell office:value-type="float" office:value="12075.2" calcext:value-type="float">
            <text:p>12075.200</text:p>
          </table:table-cell>
        </table:table-row>
        <table:table-row table:style-name="ro1">
          <table:table-cell office:value-type="string" calcext:value-type="string">
            <text:p>q4_psql_json</text:p>
          </table:table-cell>
          <table:table-cell table:formula="of:=[.C17]/1000" office:value-type="float" office:value="12.1967" calcext:value-type="float">
            <text:p>12.197</text:p>
          </table:table-cell>
          <table:table-cell office:value-type="float" office:value="12196.7" calcext:value-type="float">
            <text:p>12196.700</text:p>
          </table:table-cell>
        </table:table-row>
        <table:table-row table:style-name="ro1">
          <table:table-cell office:value-type="string" calcext:value-type="string">
            <text:p>q12v1_mongo</text:p>
          </table:table-cell>
          <table:table-cell table:formula="of:=[.C18]/1000" office:value-type="float" office:value="24.3458" calcext:value-type="float">
            <text:p>24.346</text:p>
          </table:table-cell>
          <table:table-cell office:value-type="float" office:value="24345.8" calcext:value-type="float">
            <text:p>24345.800</text:p>
          </table:table-cell>
        </table:table-row>
        <table:table-row table:style-name="ro1">
          <table:table-cell office:value-type="string" calcext:value-type="string">
            <text:p>q12v2_mongo</text:p>
          </table:table-cell>
          <table:table-cell table:formula="of:=[.C19]/1000" office:value-type="float" office:value="38.1256" calcext:value-type="float">
            <text:p>38.126</text:p>
          </table:table-cell>
          <table:table-cell office:value-type="float" office:value="38125.6" calcext:value-type="float">
            <text:p>38125.600</text:p>
          </table:table-cell>
        </table:table-row>
        <table:table-row table:style-name="ro1">
          <table:table-cell office:value-type="string" calcext:value-type="string">
            <text:p>q12_mongo_2collections</text:p>
          </table:table-cell>
          <table:table-cell table:formula="of:=[.C20]/1000" office:value-type="float" office:value="23.1528" calcext:value-type="float">
            <text:p>23.153</text:p>
          </table:table-cell>
          <table:table-cell office:value-type="float" office:value="23152.8" calcext:value-type="float">
            <text:p>23152.800</text:p>
          </table:table-cell>
        </table:table-row>
        <table:table-row table:style-name="ro1">
          <table:table-cell office:value-type="string" calcext:value-type="string">
            <text:p>q12_psql</text:p>
          </table:table-cell>
          <table:table-cell table:formula="of:=[.C21]/1000" office:value-type="float" office:value="10.489" calcext:value-type="float">
            <text:p>10.489</text:p>
          </table:table-cell>
          <table:table-cell office:value-type="float" office:value="10489" calcext:value-type="float">
            <text:p>10489.000</text:p>
          </table:table-cell>
        </table:table-row>
        <table:table-row table:style-name="ro1">
          <table:table-cell office:value-type="string" calcext:value-type="string">
            <text:p>q12_psql_json</text:p>
          </table:table-cell>
          <table:table-cell table:formula="of:=[.C22]/1000" office:value-type="float" office:value="19.216" calcext:value-type="float">
            <text:p>19.216</text:p>
          </table:table-cell>
          <table:table-cell office:value-type="float" office:value="19216" calcext:value-type="float">
            <text:p>19216.000</text:p>
          </table:table-cell>
        </table:table-row>
        <table:table-row table:style-name="ro1">
          <table:table-cell office:value-type="string" calcext:value-type="string">
            <text:p>q13_mongo</text:p>
          </table:table-cell>
          <table:table-cell table:formula="of:=[.C23]/1000" office:value-type="float" office:value="26.4044" calcext:value-type="float">
            <text:p>26.404</text:p>
          </table:table-cell>
          <table:table-cell office:value-type="float" office:value="26404.4" calcext:value-type="float">
            <text:p>26404.400</text:p>
          </table:table-cell>
        </table:table-row>
        <table:table-row table:style-name="ro1">
          <table:table-cell office:value-type="string" calcext:value-type="string">
            <text:p>q13_mongo_2collections</text:p>
          </table:table-cell>
          <table:table-cell table:formula="of:=[.C24]/1000" office:value-type="float" office:value="268.33" calcext:value-type="float">
            <text:p>268.330</text:p>
          </table:table-cell>
          <table:table-cell office:value-type="float" office:value="268330" calcext:value-type="float">
            <text:p>268330.000</text:p>
          </table:table-cell>
        </table:table-row>
        <table:table-row table:style-name="ro1">
          <table:table-cell office:value-type="string" calcext:value-type="string">
            <text:p>q13_psql</text:p>
          </table:table-cell>
          <table:table-cell table:formula="of:=[.C25]/1000" office:value-type="float" office:value="1.85589" calcext:value-type="float">
            <text:p>1.856</text:p>
          </table:table-cell>
          <table:table-cell office:value-type="float" office:value="1855.89" calcext:value-type="float">
            <text:p>1855.890</text:p>
          </table:table-cell>
        </table:table-row>
        <table:table-row table:style-name="ro1">
          <table:table-cell office:value-type="string" calcext:value-type="string">
            <text:p>q13_psql_json</text:p>
          </table:table-cell>
          <table:table-cell table:formula="of:=[.C26]/1000" office:value-type="float" office:value="149.695" calcext:value-type="float">
            <text:p>149.695</text:p>
          </table:table-cell>
          <table:table-cell office:value-type="float" office:value="149695" calcext:value-type="float">
            <text:p>149695.000</text:p>
          </table:table-cell>
        </table:table-row>
        <table:table-row table:style-name="ro1">
          <table:table-cell office:value-type="string" calcext:value-type="string">
            <text:p>q22_mongo</text:p>
          </table:table-cell>
          <table:table-cell table:formula="of:=[.C27]/1000" office:value-type="float" office:value="6.437" calcext:value-type="float">
            <text:p>6.437</text:p>
          </table:table-cell>
          <table:table-cell office:value-type="float" office:value="6437" calcext:value-type="float">
            <text:p>6437.000</text:p>
          </table:table-cell>
        </table:table-row>
        <table:table-row table:style-name="ro1">
          <table:table-cell office:value-type="string" calcext:value-type="string">
            <text:p>q22_mongo_2collections</text:p>
          </table:table-cell>
          <table:table-cell table:formula="of:=[.C28]/1000" office:value-type="float" office:value="270.286" calcext:value-type="float">
            <text:p>270.286</text:p>
          </table:table-cell>
          <table:table-cell office:value-type="float" office:value="270286" calcext:value-type="float">
            <text:p>270286.000</text:p>
          </table:table-cell>
        </table:table-row>
        <table:table-row table:style-name="ro1">
          <table:table-cell office:value-type="string" calcext:value-type="string">
            <text:p>q22_psql</text:p>
          </table:table-cell>
          <table:table-cell table:formula="of:=[.C29]/1000" office:value-type="float" office:value="1.2515" calcext:value-type="float">
            <text:p>1.252</text:p>
          </table:table-cell>
          <table:table-cell office:value-type="float" office:value="1251.5" calcext:value-type="float">
            <text:p>1251.500</text:p>
          </table:table-cell>
        </table:table-row>
        <table:table-row table:style-name="ro1">
          <table:table-cell office:value-type="string" calcext:value-type="string">
            <text:p>q22_psql_json</text:p>
          </table:table-cell>
          <table:table-cell table:formula="of:=[.C30]/1000" office:value-type="float" office:value="15.5036" calcext:value-type="float">
            <text:p>15.504</text:p>
          </table:table-cell>
          <table:table-cell office:value-type="float" office:value="15503.6" calcext:value-type="float">
            <text:p>15503.600</text:p>
          </table:table-cell>
        </table:table-row>
      </table:table>
      <table:table table:name="Sheet8" table:style-name="ta1">
        <table:shapes>
          <draw:frame draw:z-index="0" draw:style-name="gr1" draw:text-style-name="P1" svg:width="453.51pt" svg:height="255.09pt" svg:x="414.99pt" svg:y="87.68pt">
            <draw:object draw:notify-on-update-of-ranges="Sheet8.A8:Sheet8.A18 Sheet8.B1:Sheet8.B1 Sheet8.B8:Sheet8.B18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style-name="gr1" draw:text-style-name="P1" svg:width="453.51pt" svg:height="255.09pt" svg:x="883.3pt" svg:y="86.26pt">
            <draw:object draw:notify-on-update-of-ranges="Sheet8.A19:Sheet8.A26 Sheet8.B1:Sheet8.B1 Sheet8.B19:Sheet8.B26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" draw:style-name="gr1" draw:text-style-name="P1" svg:width="453.71pt" svg:height="255.06pt" svg:x="415.42pt" svg:y="355.07pt">
            <draw:object draw:notify-on-update-of-ranges="Sheet8.A27:Sheet8.A33 Sheet8.B1:Sheet8.B1 Sheet8.B27:Sheet8.B33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3" draw:style-name="gr1" draw:text-style-name="P1" svg:width="453.71pt" svg:height="255.03pt" svg:x="884.13pt" svg:y="360.79pt">
            <draw:object draw:notify-on-update-of-ranges="Sheet8.A34:Sheet8.A39 Sheet8.B1:Sheet8.B1 Sheet8.B34:Sheet8.B39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4" draw:style-name="gr1" draw:text-style-name="P1" svg:width="453.51pt" svg:height="255.09pt" svg:x="413.12pt" svg:y="638.56pt">
            <draw:object draw:notify-on-update-of-ranges="Sheet8.A40:Sheet8.A45 Sheet8.B1:Sheet8.B1 Sheet8.B40:Sheet8.B45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5" draw:style-name="gr1" draw:text-style-name="P1" svg:width="453.51pt" svg:height="255.09pt" svg:x="883.28pt" svg:y="635.73pt">
            <draw:object draw:notify-on-update-of-ranges="Sheet8.A2:Sheet8.A7 Sheet8.B1:Sheet8.B1 Sheet8.B2:Sheet8.B7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3" table:default-cell-style-name="Default"/>
        <table:table-column table:style-name="co4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Time (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_mongo_flat</text:p>
          </table:table-cell>
          <table:table-cell table:formula="of:=[.C2]/1000" office:value-type="float" office:value="26.1448" calcext:value-type="float">
            <text:p>26.1448</text:p>
          </table:table-cell>
          <table:table-cell office:value-type="float" office:value="26144.8" calcext:value-type="float">
            <text:p>26144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_mongo_1collection</text:p>
          </table:table-cell>
          <table:table-cell table:formula="of:=[.C3]/1000" office:value-type="float" office:value="23.2944" calcext:value-type="float">
            <text:p>23.2944</text:p>
          </table:table-cell>
          <table:table-cell office:value-type="float" office:value="23294.4" calcext:value-type="float">
            <text:p>2329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_mongo_2collections</text:p>
          </table:table-cell>
          <table:table-cell table:formula="of:=[.C4]/1000" office:value-type="float" office:value="21.6634" calcext:value-type="float">
            <text:p>21.6634</text:p>
          </table:table-cell>
          <table:table-cell office:value-type="float" office:value="21663.4" calcext:value-type="float">
            <text:p>21663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_psql_json</text:p>
          </table:table-cell>
          <table:table-cell table:formula="of:=[.C5]/1000" office:value-type="float" office:value="17.4156" calcext:value-type="float">
            <text:p>17.4156</text:p>
          </table:table-cell>
          <table:table-cell office:value-type="float" office:value="17415.6" calcext:value-type="float">
            <text:p>1741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_mongo_3collections</text:p>
          </table:table-cell>
          <table:table-cell table:formula="of:=[.C6]/1000" office:value-type="float" office:value="9.348" calcext:value-type="float">
            <text:p>9.348</text:p>
          </table:table-cell>
          <table:table-cell office:value-type="float" office:value="9348" calcext:value-type="float">
            <text:p>9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_psql</text:p>
          </table:table-cell>
          <table:table-cell table:formula="of:=[.C7]/1000" office:value-type="float" office:value="3.73962" calcext:value-type="float">
            <text:p>3.73962</text:p>
          </table:table-cell>
          <table:table-cell office:value-type="float" office:value="3739.62" calcext:value-type="float">
            <text:p>3739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v3_mongo_3collections</text:p>
          </table:table-cell>
          <table:table-cell table:formula="of:=[.C8]/1000" office:value-type="float" office:value="519.094" calcext:value-type="float">
            <text:p>519.094</text:p>
          </table:table-cell>
          <table:table-cell office:value-type="float" office:value="519094" calcext:value-type="float">
            <text:p>519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v2_mongo_2collections</text:p>
          </table:table-cell>
          <table:table-cell table:formula="of:=[.C9]/1000" office:value-type="float" office:value="222.416" calcext:value-type="float">
            <text:p>222.416</text:p>
          </table:table-cell>
          <table:table-cell office:value-type="float" office:value="222416" calcext:value-type="float">
            <text:p>222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v2_mongo_3collections</text:p>
          </table:table-cell>
          <table:table-cell table:formula="of:=[.C10]/1000" office:value-type="float" office:value="29.129" calcext:value-type="float">
            <text:p>29.129</text:p>
          </table:table-cell>
          <table:table-cell office:value-type="float" office:value="29129" calcext:value-type="float">
            <text:p>29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_mongo_flat</text:p>
          </table:table-cell>
          <table:table-cell table:formula="of:=[.C11]/1000" office:value-type="float" office:value="25.633" calcext:value-type="float">
            <text:p>25.633</text:p>
          </table:table-cell>
          <table:table-cell office:value-type="float" office:value="25633" calcext:value-type="float">
            <text:p>25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_psql_json</text:p>
          </table:table-cell>
          <table:table-cell table:formula="of:=[.C12]/1000" office:value-type="float" office:value="11.4348" calcext:value-type="float">
            <text:p>11.4348</text:p>
          </table:table-cell>
          <table:table-cell office:value-type="float" office:value="11434.8" calcext:value-type="float">
            <text:p>11434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v1_mongo_1collection</text:p>
          </table:table-cell>
          <table:table-cell table:formula="of:=[.C13]/1000" office:value-type="float" office:value="10.5572" calcext:value-type="float">
            <text:p>10.5572</text:p>
          </table:table-cell>
          <table:table-cell office:value-type="float" office:value="10557.2" calcext:value-type="float">
            <text:p>1055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v2_mongo_1collection</text:p>
          </table:table-cell>
          <table:table-cell table:formula="of:=[.C14]/1000" office:value-type="float" office:value="10.5362" calcext:value-type="float">
            <text:p>10.5362</text:p>
          </table:table-cell>
          <table:table-cell office:value-type="float" office:value="10536.2" calcext:value-type="float">
            <text:p>1053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v3_mongo_1collection</text:p>
          </table:table-cell>
          <table:table-cell table:formula="of:=[.C15]/1000" office:value-type="float" office:value="9.1528" calcext:value-type="float">
            <text:p>9.1528</text:p>
          </table:table-cell>
          <table:table-cell office:value-type="float" office:value="9152.8" calcext:value-type="float">
            <text:p>915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v1_mongo_2collections</text:p>
          </table:table-cell>
          <table:table-cell table:formula="of:=[.C16]/1000" office:value-type="float" office:value="7.241" calcext:value-type="float">
            <text:p>7.241</text:p>
          </table:table-cell>
          <table:table-cell office:value-type="float" office:value="7241" calcext:value-type="float">
            <text:p>7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_psql</text:p>
          </table:table-cell>
          <table:table-cell table:formula="of:=[.C17]/1000" office:value-type="float" office:value="6.27123" calcext:value-type="float">
            <text:p>6.27123</text:p>
          </table:table-cell>
          <table:table-cell office:value-type="float" office:value="6271.23" calcext:value-type="float">
            <text:p>6271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v1_mongo_3collections</text:p>
          </table:table-cell>
          <table:table-cell table:formula="of:=[.C18]/1000" office:value-type="float" office:value="4.6006" calcext:value-type="float">
            <text:p>4.6006</text:p>
          </table:table-cell>
          <table:table-cell office:value-type="float" office:value="4600.6" calcext:value-type="float">
            <text:p>460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_mongo_flat</text:p>
          </table:table-cell>
          <table:table-cell table:formula="of:=[.C19]/1000" office:value-type="float" office:value="28.4006" calcext:value-type="float">
            <text:p>28.4006</text:p>
          </table:table-cell>
          <table:table-cell office:value-type="float" office:value="28400.6" calcext:value-type="float">
            <text:p>2840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v3_mongo_1collection</text:p>
          </table:table-cell>
          <table:table-cell table:formula="of:=[.C20]/1000" office:value-type="float" office:value="23.8204" calcext:value-type="float">
            <text:p>23.8204</text:p>
          </table:table-cell>
          <table:table-cell office:value-type="float" office:value="23820.4" calcext:value-type="float">
            <text:p>23820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v1_mongo_1collection</text:p>
          </table:table-cell>
          <table:table-cell table:formula="of:=[.C21]/1000" office:value-type="float" office:value="23.2222" calcext:value-type="float">
            <text:p>23.2222</text:p>
          </table:table-cell>
          <table:table-cell office:value-type="float" office:value="23222.2" calcext:value-type="float">
            <text:p>23222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v2_mongo_1collection</text:p>
          </table:table-cell>
          <table:table-cell table:formula="of:=[.C22]/1000" office:value-type="float" office:value="22.4722" calcext:value-type="float">
            <text:p>22.4722</text:p>
          </table:table-cell>
          <table:table-cell office:value-type="float" office:value="22472.2" calcext:value-type="float">
            <text:p>22472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_mongo_3collections</text:p>
          </table:table-cell>
          <table:table-cell table:formula="of:=[.C23]/1000" office:value-type="float" office:value="14.2488" calcext:value-type="float">
            <text:p>14.2488</text:p>
          </table:table-cell>
          <table:table-cell office:value-type="float" office:value="14248.8" calcext:value-type="float">
            <text:p>1424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_psql</text:p>
          </table:table-cell>
          <table:table-cell table:formula="of:=[.C24]/1000" office:value-type="float" office:value="12.2672" calcext:value-type="float">
            <text:p>12.2672</text:p>
          </table:table-cell>
          <table:table-cell office:value-type="float" office:value="12267.2" calcext:value-type="float">
            <text:p>1226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_psql_json</text:p>
          </table:table-cell>
          <table:table-cell table:formula="of:=[.C25]/1000" office:value-type="float" office:value="12.1569" calcext:value-type="float">
            <text:p>12.1569</text:p>
          </table:table-cell>
          <table:table-cell office:value-type="float" office:value="12156.9" calcext:value-type="float">
            <text:p>1215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_mongo_2collections</text:p>
          </table:table-cell>
          <table:table-cell table:formula="of:=[.C26]/1000" office:value-type="float" office:value="7.4354" calcext:value-type="float">
            <text:p>7.4354</text:p>
          </table:table-cell>
          <table:table-cell office:value-type="float" office:value="7435.4" calcext:value-type="float">
            <text:p>743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2_mongo_3collections</text:p>
          </table:table-cell>
          <table:table-cell table:formula="of:=[.C27]/1000" office:value-type="float" office:value="156.232" calcext:value-type="float">
            <text:p>156.232</text:p>
          </table:table-cell>
          <table:table-cell office:value-type="float" office:value="156232" calcext:value-type="float">
            <text:p>156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2v2_mongo_1collection</text:p>
          </table:table-cell>
          <table:table-cell table:formula="of:=[.C28]/1000" office:value-type="float" office:value="39.4424" calcext:value-type="float">
            <text:p>39.4424</text:p>
          </table:table-cell>
          <table:table-cell office:value-type="float" office:value="39442.4" calcext:value-type="float">
            <text:p>3944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2_mongo_flat</text:p>
          </table:table-cell>
          <table:table-cell table:formula="of:=[.C29]/1000" office:value-type="float" office:value="28.961" calcext:value-type="float">
            <text:p>28.961</text:p>
          </table:table-cell>
          <table:table-cell office:value-type="float" office:value="28961" calcext:value-type="float">
            <text:p>28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2v1_mongo_1collection</text:p>
          </table:table-cell>
          <table:table-cell table:formula="of:=[.C30]/1000" office:value-type="float" office:value="24.769" calcext:value-type="float">
            <text:p>24.769</text:p>
          </table:table-cell>
          <table:table-cell office:value-type="float" office:value="24769" calcext:value-type="float">
            <text:p>24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2_mongo_2collections</text:p>
          </table:table-cell>
          <table:table-cell table:formula="of:=[.C31]/1000" office:value-type="float" office:value="23.5626" calcext:value-type="float">
            <text:p>23.5626</text:p>
          </table:table-cell>
          <table:table-cell office:value-type="float" office:value="23562.6" calcext:value-type="float">
            <text:p>2356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2_psql_json</text:p>
          </table:table-cell>
          <table:table-cell table:formula="of:=[.C32]/1000" office:value-type="float" office:value="19.2643" calcext:value-type="float">
            <text:p>19.2643</text:p>
          </table:table-cell>
          <table:table-cell office:value-type="float" office:value="19264.3" calcext:value-type="float">
            <text:p>1926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2_psql</text:p>
          </table:table-cell>
          <table:table-cell table:formula="of:=[.C33]/1000" office:value-type="float" office:value="10.3169" calcext:value-type="float">
            <text:p>10.3169</text:p>
          </table:table-cell>
          <table:table-cell office:value-type="float" office:value="10316.9" calcext:value-type="float">
            <text:p>1031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3_mongo_2collections</text:p>
          </table:table-cell>
          <table:table-cell table:formula="of:=[.C34]/1000" office:value-type="float" office:value="256.775" calcext:value-type="float">
            <text:p>256.775</text:p>
          </table:table-cell>
          <table:table-cell office:value-type="float" office:value="256775" calcext:value-type="float">
            <text:p>256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3_psql_json</text:p>
          </table:table-cell>
          <table:table-cell table:formula="of:=[.C35]/1000" office:value-type="float" office:value="152.339" calcext:value-type="float">
            <text:p>152.339</text:p>
          </table:table-cell>
          <table:table-cell office:value-type="float" office:value="152339" calcext:value-type="float">
            <text:p>152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3_mongo_flat</text:p>
          </table:table-cell>
          <table:table-cell table:formula="of:=[.C36]/1000" office:value-type="float" office:value="48.1672" calcext:value-type="float">
            <text:p>48.1672</text:p>
          </table:table-cell>
          <table:table-cell office:value-type="float" office:value="48167.2" calcext:value-type="float">
            <text:p>4816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3_mongo_3collections</text:p>
          </table:table-cell>
          <table:table-cell table:formula="of:=[.C37]/1000" office:value-type="float" office:value="45.309" calcext:value-type="float">
            <text:p>45.309</text:p>
          </table:table-cell>
          <table:table-cell office:value-type="float" office:value="45309" calcext:value-type="float">
            <text:p>45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3_mongo_1collection</text:p>
          </table:table-cell>
          <table:table-cell table:formula="of:=[.C38]/1000" office:value-type="float" office:value="26.5712" calcext:value-type="float">
            <text:p>26.5712</text:p>
          </table:table-cell>
          <table:table-cell office:value-type="float" office:value="26571.2" calcext:value-type="float">
            <text:p>26571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3_psql</text:p>
          </table:table-cell>
          <table:table-cell table:formula="of:=[.C39]/1000" office:value-type="float" office:value="1.90019" calcext:value-type="float">
            <text:p>1.90019</text:p>
          </table:table-cell>
          <table:table-cell office:value-type="float" office:value="1900.19" calcext:value-type="float">
            <text:p>1900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2_mongo_2collections</text:p>
          </table:table-cell>
          <table:table-cell table:formula="of:=[.C40]/1000" office:value-type="float" office:value="255.925" calcext:value-type="float">
            <text:p>255.925</text:p>
          </table:table-cell>
          <table:table-cell office:value-type="float" office:value="255925" calcext:value-type="float">
            <text:p>255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2_mongo_3collections</text:p>
          </table:table-cell>
          <table:table-cell table:formula="of:=[.C41]/1000" office:value-type="float" office:value="39.8918" calcext:value-type="float">
            <text:p>39.8918</text:p>
          </table:table-cell>
          <table:table-cell office:value-type="float" office:value="39891.8" calcext:value-type="float">
            <text:p>3989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2_mongo_flat</text:p>
          </table:table-cell>
          <table:table-cell table:formula="of:=[.C42]/1000" office:value-type="float" office:value="35.2176" calcext:value-type="float">
            <text:p>35.2176</text:p>
          </table:table-cell>
          <table:table-cell office:value-type="float" office:value="35217.6" calcext:value-type="float">
            <text:p>3521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2_psql_json</text:p>
          </table:table-cell>
          <table:table-cell table:formula="of:=[.C43]/1000" office:value-type="float" office:value="15.5641" calcext:value-type="float">
            <text:p>15.5641</text:p>
          </table:table-cell>
          <table:table-cell office:value-type="float" office:value="15564.1" calcext:value-type="float">
            <text:p>15564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2_mongo_1collection</text:p>
          </table:table-cell>
          <table:table-cell table:formula="of:=[.C44]/1000" office:value-type="float" office:value="6.6316" calcext:value-type="float">
            <text:p>6.6316</text:p>
          </table:table-cell>
          <table:table-cell office:value-type="float" office:value="6631.6" calcext:value-type="float">
            <text:p>663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2_psql</text:p>
          </table:table-cell>
          <table:table-cell table:formula="of:=[.C45]/1000" office:value-type="float" office:value="0.320751" calcext:value-type="float">
            <text:p>0.320751</text:p>
          </table:table-cell>
          <table:table-cell office:value-type="float" office:value="320.751" calcext:value-type="float">
            <text:p>320.751</text:p>
          </table:table-cell>
          <table:table-cell table:number-columns-repeated="3"/>
        </table:table-row>
      </table:table>
      <table:table table:name="25GB" table:style-name="ta1">
        <table:shapes>
          <draw:frame draw:z-index="0" draw:style-name="gr1" draw:text-style-name="P1" svg:width="453.51pt" svg:height="255.09pt" svg:x="699.65pt" svg:y="0pt">
            <draw:object draw:notify-on-update-of-ranges="25GB.A1:25GB.A1 25GB.A2:25GB.A6 25GB.B1:25GB.B1 25GB.B2:25GB.B6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1" draw:style-name="gr1" draw:text-style-name="P1" svg:width="453.51pt" svg:height="255.09pt" svg:x="506.21pt" svg:y="270.2pt">
            <draw:object draw:notify-on-update-of-ranges="25GB.A7:25GB.A15 25GB.B1:25GB.B1 25GB.B7:25GB.B15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2" draw:style-name="gr1" draw:text-style-name="P1" svg:width="453.51pt" svg:height="255.09pt" svg:x="1206.28pt" svg:y="0pt">
            <draw:object draw:notify-on-update-of-ranges="25GB.A16:25GB.A22 25GB.B1:25GB.B1 25GB.B16:25GB.B22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3" draw:style-name="gr1" draw:text-style-name="P1" svg:width="453.51pt" svg:height="255.09pt" svg:x="1035.61pt" svg:y="279.27pt">
            <draw:object draw:notify-on-update-of-ranges="25GB.A23:25GB.A28 25GB.B1:25GB.B1 25GB.B23:25GB.B28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4" draw:style-name="gr1" draw:text-style-name="P1" svg:width="453.51pt" svg:height="255.09pt" svg:x="528.49pt" svg:y="544.22pt">
            <draw:object draw:notify-on-update-of-ranges="25GB.A29:25GB.A33 25GB.B1:25GB.B1 25GB.B29:25GB.B33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5" draw:style-name="gr1" draw:text-style-name="P1" svg:width="453.51pt" svg:height="255.09pt" svg:x="150.8pt" svg:y="2.83pt">
            <draw:object draw:notify-on-update-of-ranges="25GB.A34:25GB.A38 25GB.B1:25GB.B1 25GB.B34:25GB.B38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table:shapes>
        <table:table-column table:style-name="co16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Query</text:p>
          </table:table-cell>
          <table:table-cell table:style-name="Default" office:value-type="string" calcext:value-type="string">
            <text:p>Time(mins)</text:p>
          </table:table-cell>
          <table:table-cell office:value-type="string" calcext:value-type="string">
            <text:p>M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_mongo_1collection</text:p>
          </table:table-cell>
          <table:table-cell table:formula="of:=[.C2]/(60*1000)" office:value-type="float" office:value="10.2283" calcext:value-type="float">
            <text:p>10.228</text:p>
          </table:table-cell>
          <table:table-cell office:value-type="float" office:value="613698" calcext:value-type="float">
            <text:p>613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_mongo_2collections</text:p>
          </table:table-cell>
          <table:table-cell table:formula="of:=[.C3]/(60*1000)" office:value-type="float" office:value="9.26358333333333" calcext:value-type="float">
            <text:p>9.264</text:p>
          </table:table-cell>
          <table:table-cell office:value-type="float" office:value="555815" calcext:value-type="float">
            <text:p>555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_psql_json</text:p>
          </table:table-cell>
          <table:table-cell table:formula="of:=[.C4]/(60*1000)" office:value-type="float" office:value="7.09273333333333" calcext:value-type="float">
            <text:p>7.093</text:p>
          </table:table-cell>
          <table:table-cell office:value-type="float" office:value="425564" calcext:value-type="float">
            <text:p>425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_mongo_3collections</text:p>
          </table:table-cell>
          <table:table-cell table:formula="of:=[.C5]/(60*1000)" office:value-type="float" office:value="3.85658333333333" calcext:value-type="float">
            <text:p>3.857</text:p>
          </table:table-cell>
          <table:table-cell office:value-type="float" office:value="231395" calcext:value-type="float">
            <text:p>231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_psql</text:p>
          </table:table-cell>
          <table:table-cell table:formula="of:=[.C6]/(60*1000)" office:value-type="float" office:value="1.51749666666667" calcext:value-type="float">
            <text:p>1.517</text:p>
          </table:table-cell>
          <table:table-cell office:value-type="float" office:value="91049.8" calcext:value-type="float">
            <text:p>9104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v2_mongo_3collections</text:p>
          </table:table-cell>
          <table:table-cell table:formula="of:=[.C7]/(60*1000)" office:value-type="float" office:value="17.9945166666667" calcext:value-type="float">
            <text:p>17.995</text:p>
          </table:table-cell>
          <table:table-cell office:value-type="float" office:value="1079671" calcext:value-type="float">
            <text:p>1079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v2_mongo_1collection</text:p>
          </table:table-cell>
          <table:table-cell table:formula="of:=[.C8]/(60*1000)" office:value-type="float" office:value="4.9025" calcext:value-type="float">
            <text:p>4.903</text:p>
          </table:table-cell>
          <table:table-cell office:value-type="float" office:value="294150" calcext:value-type="float">
            <text:p>294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v1_mongo_1collection</text:p>
          </table:table-cell>
          <table:table-cell table:formula="of:=[.C9]/(60*1000)" office:value-type="float" office:value="4.8769" calcext:value-type="float">
            <text:p>4.877</text:p>
          </table:table-cell>
          <table:table-cell office:value-type="float" office:value="292614" calcext:value-type="float">
            <text:p>292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_psql_json</text:p>
          </table:table-cell>
          <table:table-cell table:formula="of:=[.C10]/(60*1000)" office:value-type="float" office:value="4.72328333333333" calcext:value-type="float">
            <text:p>4.723</text:p>
          </table:table-cell>
          <table:table-cell office:value-type="float" office:value="283397" calcext:value-type="float">
            <text:p>283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v3_mongo_1collection</text:p>
          </table:table-cell>
          <table:table-cell table:formula="of:=[.C11]/(60*1000)" office:value-type="float" office:value="4.28478333333333" calcext:value-type="float">
            <text:p>4.285</text:p>
          </table:table-cell>
          <table:table-cell office:value-type="float" office:value="257087" calcext:value-type="float">
            <text:p>257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_psql</text:p>
          </table:table-cell>
          <table:table-cell table:formula="of:=[.C12]/(60*1000)" office:value-type="float" office:value="3.06825" calcext:value-type="float">
            <text:p>3.068</text:p>
          </table:table-cell>
          <table:table-cell office:value-type="float" office:value="184095" calcext:value-type="float">
            <text:p>184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v1_mongo_3collections</text:p>
          </table:table-cell>
          <table:table-cell table:formula="of:=[.C13]/(60*1000)" office:value-type="float" office:value="3.0145" calcext:value-type="float">
            <text:p>3.015</text:p>
          </table:table-cell>
          <table:table-cell office:value-type="float" office:value="180870" calcext:value-type="float">
            <text:p>180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v1_mongo_2collections</text:p>
          </table:table-cell>
          <table:table-cell table:formula="of:=[.C14]/(60*1000)" office:value-type="float" office:value="2.84666666666667" calcext:value-type="float">
            <text:p>2.847</text:p>
          </table:table-cell>
          <table:table-cell office:value-type="float" office:value="170800" calcext:value-type="float">
            <text:p>170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v2_mongo_2collections</text:p>
          </table:table-cell>
          <table:table-cell table:formula="of:=[.C15]/(60*1000)" office:value-type="float" office:value="0.0919133333333333" calcext:value-type="float">
            <text:p>0.092</text:p>
          </table:table-cell>
          <table:table-cell office:value-type="float" office:value="5514.8" calcext:value-type="float">
            <text:p>551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v3_mongo_1collection</text:p>
          </table:table-cell>
          <table:table-cell table:formula="of:=[.C16]/(60*1000)" office:value-type="float" office:value="10.4156833333333" calcext:value-type="float">
            <text:p>10.416</text:p>
          </table:table-cell>
          <table:table-cell office:value-type="float" office:value="624941" calcext:value-type="float">
            <text:p>624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v1_mongo_1collection</text:p>
          </table:table-cell>
          <table:table-cell table:formula="of:=[.C17]/(60*1000)" office:value-type="float" office:value="10.3839666666667" calcext:value-type="float">
            <text:p>10.384</text:p>
          </table:table-cell>
          <table:table-cell office:value-type="float" office:value="623038" calcext:value-type="float">
            <text:p>623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v2_mongo_1collection</text:p>
          </table:table-cell>
          <table:table-cell table:formula="of:=[.C18]/(60*1000)" office:value-type="float" office:value="9.84513333333333" calcext:value-type="float">
            <text:p>9.845</text:p>
          </table:table-cell>
          <table:table-cell office:value-type="float" office:value="590708" calcext:value-type="float">
            <text:p>590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_mongo_3collections</text:p>
          </table:table-cell>
          <table:table-cell table:formula="of:=[.C19]/(60*1000)" office:value-type="float" office:value="6.06923333333333" calcext:value-type="float">
            <text:p>6.069</text:p>
          </table:table-cell>
          <table:table-cell office:value-type="float" office:value="364154" calcext:value-type="float">
            <text:p>364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_psql_json</text:p>
          </table:table-cell>
          <table:table-cell table:formula="of:=[.C20]/(60*1000)" office:value-type="float" office:value="5.05956666666667" calcext:value-type="float">
            <text:p>5.060</text:p>
          </table:table-cell>
          <table:table-cell office:value-type="float" office:value="303574" calcext:value-type="float">
            <text:p>303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_psql</text:p>
          </table:table-cell>
          <table:table-cell table:formula="of:=[.C21]/(60*1000)" office:value-type="float" office:value="4.32335" calcext:value-type="float">
            <text:p>4.323</text:p>
          </table:table-cell>
          <table:table-cell office:value-type="float" office:value="259401" calcext:value-type="float">
            <text:p>259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_mongo_2collections</text:p>
          </table:table-cell>
          <table:table-cell table:formula="of:=[.C22]/(60*1000)" office:value-type="float" office:value="3.3236" calcext:value-type="float">
            <text:p>3.324</text:p>
          </table:table-cell>
          <table:table-cell office:value-type="float" office:value="199416" calcext:value-type="float">
            <text:p>199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_mongo_3collections</text:p>
          </table:table-cell>
          <table:table-cell table:formula="of:=[.C23]/(60*1000)" office:value-type="float" office:value="67.4586666666667" calcext:value-type="float">
            <text:p>67.459</text:p>
          </table:table-cell>
          <table:table-cell table:style-name="ce23" office:value-type="float" office:value="4047520" calcext:value-type="float">
            <text:p>4.05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v2_mongo_1collection</text:p>
          </table:table-cell>
          <table:table-cell table:formula="of:=[.C24]/(60*1000)" office:value-type="float" office:value="16.9661666666667" calcext:value-type="float">
            <text:p>16.966</text:p>
          </table:table-cell>
          <table:table-cell table:style-name="ce23" office:value-type="float" office:value="1017970" calcext:value-type="float">
            <text:p>1.02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v1_mongo_1collection</text:p>
          </table:table-cell>
          <table:table-cell table:formula="of:=[.C25]/(60*1000)" office:value-type="float" office:value="10.8852833333333" calcext:value-type="float">
            <text:p>10.885</text:p>
          </table:table-cell>
          <table:table-cell office:value-type="float" office:value="653117" calcext:value-type="float">
            <text:p>653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_mongo_2collections</text:p>
          </table:table-cell>
          <table:table-cell table:formula="of:=[.C26]/(60*1000)" office:value-type="float" office:value="10.04865" calcext:value-type="float">
            <text:p>10.049</text:p>
          </table:table-cell>
          <table:table-cell office:value-type="float" office:value="602919" calcext:value-type="float">
            <text:p>602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_psql_json</text:p>
          </table:table-cell>
          <table:table-cell table:formula="of:=[.C27]/(60*1000)" office:value-type="float" office:value="7.92923333333333" calcext:value-type="float">
            <text:p>7.929</text:p>
          </table:table-cell>
          <table:table-cell office:value-type="float" office:value="475754" calcext:value-type="float">
            <text:p>475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_psql</text:p>
          </table:table-cell>
          <table:table-cell table:formula="of:=[.C28]/(60*1000)" office:value-type="float" office:value="3.65201666666667" calcext:value-type="float">
            <text:p>3.652</text:p>
          </table:table-cell>
          <table:table-cell office:value-type="float" office:value="219121" calcext:value-type="float">
            <text:p>219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3_psql_json</text:p>
          </table:table-cell>
          <table:table-cell table:formula="of:=[.C29]/(60*1000)" office:value-type="float" office:value="26.526" calcext:value-type="float">
            <text:p>26.526</text:p>
          </table:table-cell>
          <table:table-cell table:style-name="ce23" office:value-type="float" office:value="1591560" calcext:value-type="float">
            <text:p>1.59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3_mongo_3collections</text:p>
          </table:table-cell>
          <table:table-cell table:formula="of:=[.C30]/(60*1000)" office:value-type="float" office:value="25.4415" calcext:value-type="float">
            <text:p>25.442</text:p>
          </table:table-cell>
          <table:table-cell table:style-name="ce23" office:value-type="float" office:value="1526490" calcext:value-type="float">
            <text:p>1.53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3_mongo_1collection</text:p>
          </table:table-cell>
          <table:table-cell table:formula="of:=[.C31]/(60*1000)" office:value-type="float" office:value="11.8036666666667" calcext:value-type="float">
            <text:p>11.804</text:p>
          </table:table-cell>
          <table:table-cell office:value-type="float" office:value="708220" calcext:value-type="float">
            <text:p>708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3_mongo_2collections</text:p>
          </table:table-cell>
          <table:table-cell table:formula="of:=[.C32]/(60*1000)" office:value-type="float" office:value="4.49631666666667" calcext:value-type="float">
            <text:p>4.496</text:p>
          </table:table-cell>
          <table:table-cell office:value-type="float" office:value="269779" calcext:value-type="float">
            <text:p>269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3_psql</text:p>
          </table:table-cell>
          <table:table-cell table:formula="of:=[.C33]/(60*1000)" office:value-type="float" office:value="1.54434333333333" calcext:value-type="float">
            <text:p>1.544</text:p>
          </table:table-cell>
          <table:table-cell office:value-type="float" office:value="92660.6" calcext:value-type="float">
            <text:p>9266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2_mongo_3collections</text:p>
          </table:table-cell>
          <table:table-cell table:formula="of:=[.C34]/(60*1000)" office:value-type="float" office:value="22.6815" calcext:value-type="float">
            <text:p>22.682</text:p>
          </table:table-cell>
          <table:table-cell table:style-name="ce23" office:value-type="float" office:value="1360890" calcext:value-type="float">
            <text:p>1.36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2_psql_json</text:p>
          </table:table-cell>
          <table:table-cell table:formula="of:=[.C35]/(60*1000)" office:value-type="float" office:value="4.87466666666667" calcext:value-type="float">
            <text:p>4.875</text:p>
          </table:table-cell>
          <table:table-cell office:value-type="float" office:value="292480" calcext:value-type="float">
            <text:p>292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2_mongo_1collection</text:p>
          </table:table-cell>
          <table:table-cell table:formula="of:=[.C36]/(60*1000)" office:value-type="float" office:value="4.09155" calcext:value-type="float">
            <text:p>4.092</text:p>
          </table:table-cell>
          <table:table-cell office:value-type="float" office:value="245493" calcext:value-type="float">
            <text:p>245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2_psql</text:p>
          </table:table-cell>
          <table:table-cell table:formula="of:=[.C37]/(60*1000)" office:value-type="float" office:value="0.533791666666667" calcext:value-type="float">
            <text:p>0.534</text:p>
          </table:table-cell>
          <table:table-cell office:value-type="float" office:value="32027.5" calcext:value-type="float">
            <text:p>3202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2_mongo_2collections</text:p>
          </table:table-cell>
          <table:table-cell table:formula="of:=[.C38]/(60*1000)" office:value-type="float" office:value="0.40125" calcext:value-type="float">
            <text:p>0.401</text:p>
          </table:table-cell>
          <table:table-cell office:value-type="float" office:value="24075" calcext:value-type="float">
            <text:p>24075</text:p>
          </table:table-cell>
          <table:table-cell table:number-columns-repeated="2"/>
        </table:table-row>
      </table:table>
      <table:table table:name="10G" table:style-name="ta1">
        <table:shapes>
          <draw:frame draw:z-index="0" draw:style-name="gr1" draw:text-style-name="P1" svg:width="453.51pt" svg:height="255.09pt" svg:x="285.11pt" svg:y="0.45pt">
            <draw:object draw:notify-on-update-of-ranges="10G.A2:10G.A6 10G.B1:10G.B1 10G.B2:10G.B6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453.51pt" svg:height="255.09pt" svg:x="287.04pt" svg:y="261.69pt">
            <draw:object draw:notify-on-update-of-ranges="10G.A7:10G.A16 10G.B1:10G.B1 10G.B7:10G.B16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453.51pt" svg:height="255.06pt" svg:x="769.41pt" svg:y="8.53pt">
            <draw:object draw:notify-on-update-of-ranges="10G.A17:10G.A23 10G.B1:10G.B1 10G.B17:10G.B23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453.51pt" svg:height="255.09pt" svg:x="772.07pt" svg:y="280.18pt">
            <draw:object draw:notify-on-update-of-ranges="10G.A24:10G.A29 10G.B1:10G.B1 10G.B24:10G.B29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4" draw:style-name="gr1" draw:text-style-name="P1" svg:width="453.51pt" svg:height="255.09pt" svg:x="284.6pt" svg:y="536.66pt">
            <draw:object draw:notify-on-update-of-ranges="10G.A30:10G.A34 10G.B1:10G.B1 10G.B30:10G.B34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5" draw:style-name="gr1" draw:text-style-name="P1" svg:width="453.51pt" svg:height="255.09pt" svg:x="767.2pt" svg:y="544.73pt">
            <draw:object draw:notify-on-update-of-ranges="10G.A35:10G.A39 10G.B1:10G.B1 10G.B35:10G.B39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table:shapes>
        <table:table-column table:style-name="co13" table:default-cell-style-name="Default"/>
        <table:table-column table:style-name="co4" table:default-cell-style-name="ce1"/>
        <table:table-column table:style-name="co4" table:default-cell-style-name="Default"/>
        <table:table-column table:style-name="co13" table:default-cell-style-name="Default"/>
        <table:table-column table:style-name="co4" table:number-columns-repeated="5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ery</text:p>
          </table:table-cell>
          <table:table-cell table:style-name="Default" office:value-type="string" calcext:value-type="string">
            <text:p>Time(min)</text:p>
          </table:table-cell>
          <table:table-cell office:value-type="string" calcext:value-type="string">
            <text:p>Time (m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_mongo_1collection</text:p>
          </table:table-cell>
          <table:table-cell table:formula="of:=[.C2]/60000" office:value-type="float" office:value="3.89138333333333" calcext:value-type="float">
            <text:p>3.891</text:p>
          </table:table-cell>
          <table:table-cell office:value-type="float" office:value="233483" calcext:value-type="float">
            <text:p>233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_mongo_2collections</text:p>
          </table:table-cell>
          <table:table-cell table:formula="of:=[.C3]/60000" office:value-type="float" office:value="3.62771666666667" calcext:value-type="float">
            <text:p>3.628</text:p>
          </table:table-cell>
          <table:table-cell office:value-type="float" office:value="217663" calcext:value-type="float">
            <text:p>217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_psql_json</text:p>
          </table:table-cell>
          <table:table-cell table:formula="of:=[.C4]/60000" office:value-type="float" office:value="2.8652" calcext:value-type="float">
            <text:p>2.865</text:p>
          </table:table-cell>
          <table:table-cell office:value-type="float" office:value="171912" calcext:value-type="float">
            <text:p>171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_mongo_3collections</text:p>
          </table:table-cell>
          <table:table-cell table:formula="of:=[.C5]/60000" office:value-type="float" office:value="1.51847333333333" calcext:value-type="float">
            <text:p>1.518</text:p>
          </table:table-cell>
          <table:table-cell office:value-type="float" office:value="91108.4" calcext:value-type="float">
            <text:p>91108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_psql</text:p>
          </table:table-cell>
          <table:table-cell table:formula="of:=[.C6]/60000" office:value-type="float" office:value="0.567133333333333" calcext:value-type="float">
            <text:p>0.567</text:p>
          </table:table-cell>
          <table:table-cell office:value-type="float" office:value="34028" calcext:value-type="float">
            <text:p>34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v3_mongo_3collections</text:p>
          </table:table-cell>
          <table:table-cell table:formula="of:=[.C7]/60000" office:value-type="float" office:value="88.46" calcext:value-type="float">
            <text:p>88.460</text:p>
          </table:table-cell>
          <table:table-cell table:style-name="ce23" office:value-type="float" office:value="5307600" calcext:value-type="float">
            <text:p>5.31E+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v2_mongo_2collections</text:p>
          </table:table-cell>
          <table:table-cell table:formula="of:=[.C8]/60000" office:value-type="float" office:value="41.4718333333333" calcext:value-type="float">
            <text:p>41.472</text:p>
          </table:table-cell>
          <table:table-cell table:style-name="ce23" office:value-type="float" office:value="2488310" calcext:value-type="float">
            <text:p>2.49E+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v2_mongo_3collections</text:p>
          </table:table-cell>
          <table:table-cell table:formula="of:=[.C9]/60000" office:value-type="float" office:value="6.91941666666667" calcext:value-type="float">
            <text:p>6.919</text:p>
          </table:table-cell>
          <table:table-cell office:value-type="float" office:value="415165" calcext:value-type="float">
            <text:p>4151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_psql_json</text:p>
          </table:table-cell>
          <table:table-cell table:formula="of:=[.C10]/60000" office:value-type="float" office:value="1.9029" calcext:value-type="float">
            <text:p>1.903</text:p>
          </table:table-cell>
          <table:table-cell office:value-type="float" office:value="114174" calcext:value-type="float">
            <text:p>114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v2_mongo_1collection</text:p>
          </table:table-cell>
          <table:table-cell table:formula="of:=[.C11]/60000" office:value-type="float" office:value="1.75175" calcext:value-type="float">
            <text:p>1.752</text:p>
          </table:table-cell>
          <table:table-cell office:value-type="float" office:value="105105" calcext:value-type="float">
            <text:p>105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v1_mongo_1collection</text:p>
          </table:table-cell>
          <table:table-cell table:formula="of:=[.C12]/60000" office:value-type="float" office:value="1.75035" calcext:value-type="float">
            <text:p>1.750</text:p>
          </table:table-cell>
          <table:table-cell office:value-type="float" office:value="105021" calcext:value-type="float">
            <text:p>105021</text:p>
          </table:table-cell>
          <table:table-cell table:number-columns-repeated="7"/>
          <table:table-cell table:style-name="ce23"/>
        </table:table-row>
        <table:table-row table:style-name="ro1">
          <table:table-cell office:value-type="string" calcext:value-type="string">
            <text:p>q3v3_mongo_1collection</text:p>
          </table:table-cell>
          <table:table-cell table:formula="of:=[.C13]/60000" office:value-type="float" office:value="1.51940333333333" calcext:value-type="float">
            <text:p>1.519</text:p>
          </table:table-cell>
          <table:table-cell office:value-type="float" office:value="91164.2" calcext:value-type="float">
            <text:p>91164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v1_mongo_2collections</text:p>
          </table:table-cell>
          <table:table-cell table:formula="of:=[.C14]/60000" office:value-type="float" office:value="1.51902333333333" calcext:value-type="float">
            <text:p>1.519</text:p>
          </table:table-cell>
          <table:table-cell office:value-type="float" office:value="91141.4" calcext:value-type="float">
            <text:p>91141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_psql</text:p>
          </table:table-cell>
          <table:table-cell table:formula="of:=[.C15]/60000" office:value-type="float" office:value="1.12303666666667" calcext:value-type="float">
            <text:p>1.123</text:p>
          </table:table-cell>
          <table:table-cell office:value-type="float" office:value="67382.2" calcext:value-type="float">
            <text:p>67382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v1_mongo_3collections</text:p>
          </table:table-cell>
          <table:table-cell table:formula="of:=[.C16]/60000" office:value-type="float" office:value="1.11268" calcext:value-type="float">
            <text:p>1.113</text:p>
          </table:table-cell>
          <table:table-cell office:value-type="float" office:value="66760.8" calcext:value-type="float">
            <text:p>66760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v3_mongo_1collection</text:p>
          </table:table-cell>
          <table:table-cell table:formula="of:=[.C17]/60000" office:value-type="float" office:value="3.97875" calcext:value-type="float">
            <text:p>3.979</text:p>
          </table:table-cell>
          <table:table-cell office:value-type="float" office:value="238725" calcext:value-type="float">
            <text:p>238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v1_mongo_1collection</text:p>
          </table:table-cell>
          <table:table-cell table:formula="of:=[.C18]/60000" office:value-type="float" office:value="3.9494" calcext:value-type="float">
            <text:p>3.949</text:p>
          </table:table-cell>
          <table:table-cell office:value-type="float" office:value="236964" calcext:value-type="float">
            <text:p>2369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v2_mongo_1collection</text:p>
          </table:table-cell>
          <table:table-cell table:formula="of:=[.C19]/60000" office:value-type="float" office:value="3.75831666666667" calcext:value-type="float">
            <text:p>3.758</text:p>
          </table:table-cell>
          <table:table-cell office:value-type="float" office:value="225499" calcext:value-type="float">
            <text:p>225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_mongo_3collections</text:p>
          </table:table-cell>
          <table:table-cell table:formula="of:=[.C20]/60000" office:value-type="float" office:value="2.43588333333333" calcext:value-type="float">
            <text:p>2.436</text:p>
          </table:table-cell>
          <table:table-cell office:value-type="float" office:value="146153" calcext:value-type="float">
            <text:p>146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_psql_json</text:p>
          </table:table-cell>
          <table:table-cell table:formula="of:=[.C21]/60000" office:value-type="float" office:value="2.03953333333333" calcext:value-type="float">
            <text:p>2.040</text:p>
          </table:table-cell>
          <table:table-cell office:value-type="float" office:value="122372" calcext:value-type="float">
            <text:p>122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_psql</text:p>
          </table:table-cell>
          <table:table-cell table:formula="of:=[.C22]/60000" office:value-type="float" office:value="1.62098333333333" calcext:value-type="float">
            <text:p>1.621</text:p>
          </table:table-cell>
          <table:table-cell office:value-type="float" office:value="97259" calcext:value-type="float">
            <text:p>97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_mongo_2collections</text:p>
          </table:table-cell>
          <table:table-cell table:formula="of:=[.C23]/60000" office:value-type="float" office:value="1.26248" calcext:value-type="float">
            <text:p>1.262</text:p>
          </table:table-cell>
          <table:table-cell office:value-type="float" office:value="75748.8" calcext:value-type="float">
            <text:p>75748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2_mongo_3collections</text:p>
          </table:table-cell>
          <table:table-cell table:formula="of:=[.C24]/60000" office:value-type="float" office:value="26.7738333333333" calcext:value-type="float">
            <text:p>26.774</text:p>
          </table:table-cell>
          <table:table-cell table:style-name="ce23" office:value-type="float" office:value="1606430" calcext:value-type="float">
            <text:p>1.61E+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2v2_mongo_1collection</text:p>
          </table:table-cell>
          <table:table-cell table:formula="of:=[.C25]/60000" office:value-type="float" office:value="6.49385" calcext:value-type="float">
            <text:p>6.494</text:p>
          </table:table-cell>
          <table:table-cell office:value-type="float" office:value="389631" calcext:value-type="float">
            <text:p>389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2v1_mongo_1collection</text:p>
          </table:table-cell>
          <table:table-cell table:formula="of:=[.C26]/60000" office:value-type="float" office:value="4.15" calcext:value-type="float">
            <text:p>4.150</text:p>
          </table:table-cell>
          <table:table-cell office:value-type="float" office:value="249000" calcext:value-type="float">
            <text:p>24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2_mongo_2collections</text:p>
          </table:table-cell>
          <table:table-cell table:formula="of:=[.C27]/60000" office:value-type="float" office:value="3.92538333333333" calcext:value-type="float">
            <text:p>3.925</text:p>
          </table:table-cell>
          <table:table-cell office:value-type="float" office:value="235523" calcext:value-type="float">
            <text:p>235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2_psql_json</text:p>
          </table:table-cell>
          <table:table-cell table:formula="of:=[.C28]/60000" office:value-type="float" office:value="3.21601666666667" calcext:value-type="float">
            <text:p>3.216</text:p>
          </table:table-cell>
          <table:table-cell office:value-type="float" office:value="192961" calcext:value-type="float">
            <text:p>192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2_psql</text:p>
          </table:table-cell>
          <table:table-cell table:formula="of:=[.C29]/60000" office:value-type="float" office:value="1.34713666666667" calcext:value-type="float">
            <text:p>1.347</text:p>
          </table:table-cell>
          <table:table-cell office:value-type="float" office:value="80828.2" calcext:value-type="float">
            <text:p>80828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3_mongo_2collections</text:p>
          </table:table-cell>
          <table:table-cell table:formula="of:=[.C30]/60000" office:value-type="float" office:value="49.3170666666667" calcext:value-type="float">
            <text:p>49.317</text:p>
          </table:table-cell>
          <table:table-cell office:value-type="float" office:value="2959024" calcext:value-type="float">
            <text:p>2959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3_mongo_3collections</text:p>
          </table:table-cell>
          <table:table-cell table:formula="of:=[.C31]/60000" office:value-type="float" office:value="9.87346666666667" calcext:value-type="float">
            <text:p>9.873</text:p>
          </table:table-cell>
          <table:table-cell office:value-type="float" office:value="592408" calcext:value-type="float">
            <text:p>592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3_psql_json</text:p>
          </table:table-cell>
          <table:table-cell table:formula="of:=[.C32]/60000" office:value-type="float" office:value="8.02328333333333" calcext:value-type="float">
            <text:p>8.023</text:p>
          </table:table-cell>
          <table:table-cell office:value-type="float" office:value="481397" calcext:value-type="float">
            <text:p>481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3_mongo_1collection</text:p>
          </table:table-cell>
          <table:table-cell table:formula="of:=[.C33]/60000" office:value-type="float" office:value="4.50378333333333" calcext:value-type="float">
            <text:p>4.504</text:p>
          </table:table-cell>
          <table:table-cell office:value-type="float" office:value="270227" calcext:value-type="float">
            <text:p>2702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3_psql</text:p>
          </table:table-cell>
          <table:table-cell table:formula="of:=[.C34]/60000" office:value-type="float" office:value="0.482078333333333" calcext:value-type="float">
            <text:p>0.482</text:p>
          </table:table-cell>
          <table:table-cell office:value-type="float" office:value="28924.7" calcext:value-type="float">
            <text:p>28924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2_mongo_2collections</text:p>
          </table:table-cell>
          <table:table-cell table:formula="of:=[.C35]/60000" office:value-type="float" office:value="48.9662166666667" calcext:value-type="float">
            <text:p>48.966</text:p>
          </table:table-cell>
          <table:table-cell office:value-type="float" office:value="2937973" calcext:value-type="float">
            <text:p>2937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2_mongo_3collections</text:p>
          </table:table-cell>
          <table:table-cell table:formula="of:=[.C36]/60000" office:value-type="float" office:value="8.798" calcext:value-type="float">
            <text:p>8.798</text:p>
          </table:table-cell>
          <table:table-cell office:value-type="float" office:value="527880" calcext:value-type="float">
            <text:p>5278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2_psql_json</text:p>
          </table:table-cell>
          <table:table-cell table:formula="of:=[.C37]/60000" office:value-type="float" office:value="1.90071666666667" calcext:value-type="float">
            <text:p>1.901</text:p>
          </table:table-cell>
          <table:table-cell office:value-type="float" office:value="114043" calcext:value-type="float">
            <text:p>114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2_mongo_1collection</text:p>
          </table:table-cell>
          <table:table-cell table:formula="of:=[.C38]/60000" office:value-type="float" office:value="1.25114" calcext:value-type="float">
            <text:p>1.251</text:p>
          </table:table-cell>
          <table:table-cell office:value-type="float" office:value="75068.4" calcext:value-type="float">
            <text:p>75068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2_psql</text:p>
          </table:table-cell>
          <table:table-cell table:formula="of:=[.C39]/60000" office:value-type="float" office:value="0.195641666666667" calcext:value-type="float">
            <text:p>0.196</text:p>
          </table:table-cell>
          <table:table-cell office:value-type="float" office:value="11738.5" calcext:value-type="float">
            <text:p>11738.5</text:p>
          </table:table-cell>
          <table:table-cell table:number-columns-repeated="8"/>
        </table:table-row>
      </table:table>
      <table:named-expressions/>
      <table:database-ranges>
        <table:database-range table:name="__Anonymous_Sheet_DB__7" table:target-range-address="Sheet8.E44:Sheet8.F4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25GB.A34:25GB.C38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9" table:target-range-address="10G.A35:10G.B3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10:25:33.054382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8T11:00:36.233509571</dc:date>
    <meta:editing-duration>PT12H21M50S</meta:editing-duration>
    <meta:editing-cycles>35</meta:editing-cycles>
    <meta:generator>LibreOffice/6.1.3.2$Linux_X86_64 LibreOffice_project/10$Build-2</meta:generator>
    <meta:document-statistic meta:table-count="10" meta:cell-count="1049"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8.998cm" xlink:href=".." xlink:type="simple" chart:class="chart:bar" chart:style-name="ch1">
        <chart:title svg:x="5.816cm" svg:y="0.315cm" chart:style-name="ch2">
          <text:p>Query 1 performance</text:p>
        </chart:title>
        <chart:plot-area chart:style-name="ch3" table:cell-range-address="Q1.A2:Q1.B10 Q1.E26:Q1.E26" chart:data-source-has-labels="both" svg:x="1.701cm" svg:y="1.273cm" svg:width="13.986cm" svg:height="6.565cm">
          <chartooo:coordinate-region svg:x="5.339cm" svg:y="1.273cm" svg:width="9.923cm" svg:height="5.918cm"/>
          <chart:axis chart:dimension="x" chart:name="primary-x" chart:style-name="ch4" chartooo:axis-type="auto">
            <chartooo:date-scale/>
            <chart:title svg:x="0.271cm" svg:y="6.935cm" chart:style-name="ch5">
              <text:p>DB system, format and days
(no format means default format)</text:p>
            </chart:title>
            <chart:categories table:cell-range-address="Q1.A2:Q1.A10"/>
          </chart:axis>
          <chart:axis chart:dimension="y" chart:name="primary-y" chart:style-name="ch6">
            <chart:title svg:x="7.79cm" svg:y="8.017cm" chart:style-name="ch7">
              <text:p>Time (mins)</text:p>
            </chart:title>
            <chart:grid chart:style-name="ch8" chart:class="major"/>
          </chart:axis>
          <chart:series chart:style-name="ch9" chart:values-cell-range-address="Q1.B2:Q1.B10" chart:label-cell-address="Q1.E26:Q1.E26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358.000</text:p>
                <draw:g>
                  <svg:desc>Q1.E26:Q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, 115 days</text:p>
                <draw:g>
                  <svg:desc>Q1.A2:Q1.A10</svg:desc>
                </draw:g>
              </table:table-cell>
              <table:table-cell office:value-type="float" office:value="0.539396666666667">
                <text:p>0.539396666666667</text:p>
                <draw:g>
                  <svg:desc>Q1.B2:Q1.B10</svg:desc>
                </draw:g>
              </table:table-cell>
            </table:table-row>
            <table:table-row>
              <table:table-cell office:value-type="string">
                <text:p>MongoDB, 70 days</text:p>
              </table:table-cell>
              <table:table-cell office:value-type="float" office:value="0.531886666666667">
                <text:p>0.531886666666667</text:p>
              </table:table-cell>
            </table:table-row>
            <table:table-row>
              <table:table-cell office:value-type="string">
                <text:p>MongoDB, 90 days</text:p>
              </table:table-cell>
              <table:table-cell office:value-type="float" office:value="0.529473333333333">
                <text:p>0.529473333333333</text:p>
              </table:table-cell>
            </table:table-row>
            <table:table-row>
              <table:table-cell office:value-type="string">
                <text:p>PSQL, json, 115 days</text:p>
              </table:table-cell>
              <table:table-cell office:value-type="float" office:value="5.3376">
                <text:p>5.3376</text:p>
              </table:table-cell>
            </table:table-row>
            <table:table-row>
              <table:table-cell office:value-type="string">
                <text:p>PSQL, json, 70 days</text:p>
              </table:table-cell>
              <table:table-cell office:value-type="float" office:value="5.36791666666667">
                <text:p>5.36791666666667</text:p>
              </table:table-cell>
            </table:table-row>
            <table:table-row>
              <table:table-cell office:value-type="string">
                <text:p>PSQL, json, 90 days</text:p>
              </table:table-cell>
              <table:table-cell office:value-type="float" office:value="5.3316">
                <text:p>5.3316</text:p>
              </table:table-cell>
            </table:table-row>
            <table:table-row>
              <table:table-cell office:value-type="string">
                <text:p>PSQL, 115 days</text:p>
              </table:table-cell>
              <table:table-cell office:value-type="float" office:value="0.0639018333333333">
                <text:p>0.0639018333333333</text:p>
              </table:table-cell>
            </table:table-row>
            <table:table-row>
              <table:table-cell office:value-type="string">
                <text:p>PSQL, 70 days</text:p>
              </table:table-cell>
              <table:table-cell office:value-type="float" office:value="0.0650628333333333">
                <text:p>0.0650628333333333</text:p>
              </table:table-cell>
            </table:table-row>
            <table:table-row>
              <table:table-cell office:value-type="string">
                <text:p>PSQL, 90 days</text:p>
              </table:table-cell>
              <table:table-cell office:value-type="float" office:value="0.0625556666666667">
                <text:p>0.062555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Q22's performance</text:p>
        </chart:title>
        <chart:plot-area chart:style-name="ch3" table:cell-range-address="Q22.A1:Q22.B4" chart:data-source-has-labels="both" svg:x="0.32cm" svg:y="1.275cm" svg:width="15.36cm" svg:height="6.564cm">
          <chartooo:coordinate-region svg:x="2.529cm" svg:y="1.275cm" svg:width="12.726cm" svg:height="5.917cm"/>
          <chart:axis chart:dimension="x" chart:name="primary-x" chart:style-name="ch4" chartooo:axis-type="auto">
            <chartooo:date-scale/>
            <chart:categories table:cell-range-address="Q22.A2:Q22.A4"/>
          </chart:axis>
          <chart:axis chart:dimension="y" chart:name="primary-y" chart:style-name="ch5">
            <chart:title svg:x="7.096cm" svg:y="8.019cm" chart:style-name="ch6">
              <text:p>Time (mins)</text:p>
            </chart:title>
            <chart:grid chart:style-name="ch7" chart:class="major"/>
          </chart:axis>
          <chart:series chart:style-name="ch8" chart:values-cell-range-address="Q22.B2:Q22.B4" chart:label-cell-address="Q22.B1:Q22.B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ins)</text:p>
                <draw:g>
                  <svg:desc>Q22.B1:Q2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Q22.A2:Q22.A4</svg:desc>
                </draw:g>
              </table:table-cell>
              <table:table-cell office:value-type="float" office:value="0.104913333333333">
                <text:p>0.104913333333333</text:p>
                <draw:g>
                  <svg:desc>Q22.B2:Q22.B4</svg:desc>
                </draw:g>
              </table:table-cell>
            </table:table-row>
            <table:table-row>
              <table:table-cell office:value-type="string">
                <text:p>PSQL, jsonb</text:p>
              </table:table-cell>
              <table:table-cell office:value-type="float" office:value="0.213151666666667">
                <text:p>0.213151666666667</text:p>
              </table:table-cell>
            </table:table-row>
            <table:table-row>
              <table:table-cell office:value-type="string">
                <text:p>PSQL</text:p>
              </table:table-cell>
              <table:table-cell office:value-type="float" office:value="0.0182355">
                <text:p>0.018235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57cm" svg:y="0.316cm" chart:style-name="ch2">
          <text:p>Q1's performance</text:p>
        </chart:title>
        <chart:legend chart:legend-position="end" svg:x="13.869cm" svg:y="3.952cm" style:legend-expansion="high" chart:style-name="ch3"/>
        <chart:plot-area chart:style-name="ch4" table:cell-range-address="Q1.A59:Q1.C68" chart:data-source-has-labels="both" svg:x="1.331cm" svg:y="1.275cm" svg:width="12.218cm" svg:height="7.545cm">
          <chartooo:coordinate-region svg:x="3.064cm" svg:y="1.275cm" svg:width="10.485cm" svg:height="4.29cm"/>
          <chart:axis chart:dimension="x" chart:name="primary-x" chart:style-name="ch5" chartooo:axis-type="auto">
            <chartooo:date-scale/>
            <chart:categories table:cell-range-address="Q1.A60:Q1.A68"/>
          </chart:axis>
          <chart:axis chart:dimension="y" chart:name="primary-y" chart:style-name="ch6">
            <chart:title svg:x="0.451cm" svg:y="5.951cm" chart:style-name="ch7">
              <text:p>Time (mins)</text:p>
            </chart:title>
            <chart:grid chart:style-name="ch8" chart:class="major"/>
          </chart:axis>
          <chart:series chart:style-name="ch9" chart:values-cell-range-address="Q1.B60:Q1.B68" chart:label-cell-address="Q1.B59:Q1.B59" chart:class="chart:bar">
            <chart:data-point chart:repeated="9"/>
          </chart:series>
          <chart:series chart:style-name="ch10" chart:values-cell-range-address="Q1.C60:Q1.C68" chart:label-cell-address="Q1.C59:Q1.C59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Index</text:p>
                <draw:g>
                  <svg:desc>Q1.B59:Q1.B59</svg:desc>
                </draw:g>
              </table:table-cell>
              <table:table-cell office:value-type="string">
                <text:p>Index</text:p>
                <draw:g>
                  <svg:desc>Q1.C59:Q1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, 115 days</text:p>
                <draw:g>
                  <svg:desc>Q1.A60:Q1.A68</svg:desc>
                </draw:g>
              </table:table-cell>
              <table:table-cell office:value-type="float" office:value="0.537576666666667">
                <text:p>0.537576666666667</text:p>
                <draw:g>
                  <svg:desc>Q1.B60:Q1.B68</svg:desc>
                </draw:g>
              </table:table-cell>
              <table:table-cell office:value-type="float" office:value="4.46281666666667">
                <text:p>4.46281666666667</text:p>
                <draw:g>
                  <svg:desc>Q1.C60:Q1.C68</svg:desc>
                </draw:g>
              </table:table-cell>
            </table:table-row>
            <table:table-row>
              <table:table-cell office:value-type="string">
                <text:p>MongoDB, 70 days</text:p>
              </table:table-cell>
              <table:table-cell office:value-type="float" office:value="0.535376666666667">
                <text:p>0.535376666666667</text:p>
              </table:table-cell>
              <table:table-cell office:value-type="float" office:value="4.40545">
                <text:p>4.40545</text:p>
              </table:table-cell>
            </table:table-row>
            <table:table-row>
              <table:table-cell office:value-type="string">
                <text:p>MongoDB, 90 days</text:p>
              </table:table-cell>
              <table:table-cell office:value-type="float" office:value="0.53696">
                <text:p>0.53696</text:p>
              </table:table-cell>
              <table:table-cell office:value-type="float" office:value="4.45773333333333">
                <text:p>4.45773333333333</text:p>
              </table:table-cell>
            </table:table-row>
            <table:table-row>
              <table:table-cell office:value-type="string">
                <text:p>PSQL, jsonb, 115 days</text:p>
              </table:table-cell>
              <table:table-cell office:value-type="float" office:value="0.836808333333333">
                <text:p>0.836808333333333</text:p>
              </table:table-cell>
              <table:table-cell office:value-type="float" office:value="0.863901666666667">
                <text:p>0.863901666666667</text:p>
              </table:table-cell>
            </table:table-row>
            <table:table-row>
              <table:table-cell office:value-type="string">
                <text:p>PSQL, jsonb, 70 days</text:p>
              </table:table-cell>
              <table:table-cell office:value-type="float" office:value="0.835823333333333">
                <text:p>0.835823333333333</text:p>
              </table:table-cell>
              <table:table-cell office:value-type="float" office:value="0.872553333333333">
                <text:p>0.872553333333333</text:p>
              </table:table-cell>
            </table:table-row>
            <table:table-row>
              <table:table-cell office:value-type="string">
                <text:p>PSQL, jsonb, 90 days</text:p>
              </table:table-cell>
              <table:table-cell office:value-type="float" office:value="0.833686666666667">
                <text:p>0.833686666666667</text:p>
              </table:table-cell>
              <table:table-cell office:value-type="float" office:value="0.896935">
                <text:p>0.896935</text:p>
              </table:table-cell>
            </table:table-row>
            <table:table-row>
              <table:table-cell office:value-type="string">
                <text:p>PSQL, 115 days</text:p>
              </table:table-cell>
              <table:table-cell office:value-type="float" office:value="0.0666545">
                <text:p>0.0666545</text:p>
              </table:table-cell>
              <table:table-cell office:value-type="float" office:value="0.0626933333333333">
                <text:p>0.0626933333333333</text:p>
              </table:table-cell>
            </table:table-row>
            <table:table-row>
              <table:table-cell office:value-type="string">
                <text:p>PSQL, 70 days</text:p>
              </table:table-cell>
              <table:table-cell office:value-type="float" office:value="0.0681848333333333">
                <text:p>0.0681848333333333</text:p>
              </table:table-cell>
              <table:table-cell office:value-type="float" office:value="0.0643173333333333">
                <text:p>0.0643173333333333</text:p>
              </table:table-cell>
            </table:table-row>
            <table:table-row>
              <table:table-cell office:value-type="string">
                <text:p>PSQL, 90 days</text:p>
              </table:table-cell>
              <table:table-cell office:value-type="float" office:value="0.068726">
                <text:p>0.068726</text:p>
              </table:table-cell>
              <table:table-cell office:value-type="float" office:value="0.0655183333333333">
                <text:p>0.065518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7pt" style:font-size-asian="10pt" style:font-size-complex="10pt"/>
    </style:style>
    <style:style style:name="ch10" style:family="chart" style:data-style-name="N121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7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57cm" svg:y="0.316cm" chart:style-name="ch2">
          <text:p>Q3's performance</text:p>
        </chart:title>
        <chart:legend chart:legend-position="end" svg:x="13.869cm" svg:y="3.952cm" style:legend-expansion="high" chart:style-name="ch3"/>
        <chart:plot-area chart:style-name="ch4" table:cell-range-address="Q3.A53:Q3.C56 Q3.B52:Q3.C52" chart:data-source-has-labels="both" svg:x="1.331cm" svg:y="1.275cm" svg:width="12.218cm" svg:height="7.545cm">
          <chartooo:coordinate-region svg:x="3.324cm" svg:y="1.275cm" svg:width="10.225cm" svg:height="3.653cm"/>
          <chart:axis chart:dimension="x" chart:name="primary-x" chart:style-name="ch5" chartooo:axis-type="auto">
            <chartooo:date-scale/>
            <chart:categories table:cell-range-address="Q3.A53:Q3.A56"/>
          </chart:axis>
          <chart:axis chart:dimension="y" chart:name="primary-y" chart:style-name="ch6">
            <chart:title svg:x="0.451cm" svg:y="5.951cm" chart:style-name="ch7">
              <text:p>Time (mins)</text:p>
            </chart:title>
            <chart:grid chart:style-name="ch8" chart:class="major"/>
          </chart:axis>
          <chart:series chart:style-name="ch9" chart:values-cell-range-address="Q3.B53:Q3.B56" chart:label-cell-address="Q3.B52:Q3.B52" chart:class="chart:bar">
            <chart:data-point chart:repeated="4"/>
          </chart:series>
          <chart:series chart:style-name="ch10" chart:values-cell-range-address="Q3.C53:Q3.C56" chart:label-cell-address="Q3.C52:Q3.C5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Index</text:p>
                <draw:g>
                  <svg:desc>Q3.B52:Q3.B52</svg:desc>
                </draw:g>
              </table:table-cell>
              <table:table-cell office:value-type="string">
                <text:p>Index</text:p>
                <draw:g>
                  <svg:desc>Q3.C52:Q3.C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 (matching 2 times)</text:p>
                <draw:g>
                  <svg:desc>Q3.A53:Q3.A56</svg:desc>
                </draw:g>
              </table:table-cell>
              <table:table-cell office:value-type="float" office:value="0.196066666666667">
                <text:p>0.196066666666667</text:p>
                <draw:g>
                  <svg:desc>Q3.B53:Q3.B56</svg:desc>
                </draw:g>
              </table:table-cell>
              <table:table-cell office:value-type="float" office:value="4.08958333333333">
                <text:p>4.08958333333333</text:p>
                <draw:g>
                  <svg:desc>Q3.C53:Q3.C56</svg:desc>
                </draw:g>
              </table:table-cell>
            </table:table-row>
            <table:table-row>
              <table:table-cell office:value-type="string">
                <text:p>MongoDB (matching 1 time)</text:p>
              </table:table-cell>
              <table:table-cell office:value-type="float" office:value="0.192796666666667">
                <text:p>0.192796666666667</text:p>
              </table:table-cell>
              <table:table-cell office:value-type="float" office:value="0.193656666666667">
                <text:p>0.193656666666667</text:p>
              </table:table-cell>
            </table:table-row>
            <table:table-row>
              <table:table-cell office:value-type="string">
                <text:p>PSQL, jsonb</text:p>
              </table:table-cell>
              <table:table-cell office:value-type="float" office:value="0.192508333333333">
                <text:p>0.192508333333333</text:p>
              </table:table-cell>
              <table:table-cell office:value-type="float" office:value="0.194565">
                <text:p>0.194565</text:p>
              </table:table-cell>
            </table:table-row>
            <table:table-row>
              <table:table-cell office:value-type="string">
                <text:p>PSQL</text:p>
              </table:table-cell>
              <table:table-cell office:value-type="float" office:value="0.0875236666666667">
                <text:p>0.0875236666666667</text:p>
              </table:table-cell>
              <table:table-cell office:value-type="float" office:value="0.207246666666667">
                <text:p>0.2072466666666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7pt" style:font-size-asian="10pt" style:font-size-complex="10pt"/>
    </style:style>
    <style:style style:name="ch10" style:family="chart" style:data-style-name="N121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7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57cm" svg:y="0.316cm" chart:style-name="ch2">
          <text:p>Q4's performance</text:p>
        </chart:title>
        <chart:legend chart:legend-position="end" svg:x="13.869cm" svg:y="3.952cm" style:legend-expansion="high" chart:style-name="ch3"/>
        <chart:plot-area chart:style-name="ch4" table:cell-range-address="Q4.A52:Q4.C57" chart:data-source-has-labels="both" svg:x="1.331cm" svg:y="1.275cm" svg:width="12.218cm" svg:height="7.545cm">
          <chartooo:coordinate-region svg:x="2.715cm" svg:y="1.275cm" svg:width="10.834cm" svg:height="4.476cm"/>
          <chart:axis chart:dimension="x" chart:name="primary-x" chart:style-name="ch5" chartooo:axis-type="auto">
            <chartooo:date-scale/>
            <chart:categories table:cell-range-address="Q4.A53:Q4.A57"/>
          </chart:axis>
          <chart:axis chart:dimension="y" chart:name="primary-y" chart:style-name="ch6">
            <chart:title svg:x="0.451cm" svg:y="5.951cm" chart:style-name="ch7">
              <text:p>Time (mins)</text:p>
            </chart:title>
            <chart:grid chart:style-name="ch8" chart:class="major"/>
          </chart:axis>
          <chart:series chart:style-name="ch9" chart:values-cell-range-address="Q4.B53:Q4.B57" chart:label-cell-address="Q4.B52:Q4.B52" chart:class="chart:bar">
            <chart:data-point chart:repeated="5"/>
          </chart:series>
          <chart:series chart:style-name="ch10" chart:values-cell-range-address="Q4.C53:Q4.C57" chart:label-cell-address="Q4.C52:Q4.C5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Index</text:p>
                <draw:g>
                  <svg:desc>Q4.B52:Q4.B52</svg:desc>
                </draw:g>
              </table:table-cell>
              <table:table-cell office:value-type="string">
                <text:p>Index</text:p>
                <draw:g>
                  <svg:desc>Q4.C52:Q4.C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 (solution 3)</text:p>
                <draw:g>
                  <svg:desc>Q4.A53:Q4.A57</svg:desc>
                </draw:g>
              </table:table-cell>
              <table:table-cell office:value-type="float" office:value="0.393256666666667">
                <text:p>0.393256666666667</text:p>
                <draw:g>
                  <svg:desc>Q4.B53:Q4.B57</svg:desc>
                </draw:g>
              </table:table-cell>
              <table:table-cell office:value-type="float" office:value="0.39296">
                <text:p>0.39296</text:p>
                <draw:g>
                  <svg:desc>Q4.C53:Q4.C57</svg:desc>
                </draw:g>
              </table:table-cell>
            </table:table-row>
            <table:table-row>
              <table:table-cell office:value-type="string">
                <text:p>MongoDB (solution 2)</text:p>
              </table:table-cell>
              <table:table-cell office:value-type="float" office:value="0.3715">
                <text:p>0.3715</text:p>
              </table:table-cell>
              <table:table-cell office:value-type="float" office:value="0.371633333333333">
                <text:p>0.371633333333333</text:p>
              </table:table-cell>
            </table:table-row>
            <table:table-row>
              <table:table-cell office:value-type="string">
                <text:p>MongoDB (solution 1)</text:p>
              </table:table-cell>
              <table:table-cell office:value-type="float" office:value="0.386426666666667">
                <text:p>0.386426666666667</text:p>
              </table:table-cell>
              <table:table-cell office:value-type="float" office:value="0.384016666666667">
                <text:p>0.384016666666667</text:p>
              </table:table-cell>
            </table:table-row>
            <table:table-row>
              <table:table-cell office:value-type="string">
                <text:p>PSQL, jsonb</text:p>
              </table:table-cell>
              <table:table-cell office:value-type="float" office:value="0.191375">
                <text:p>0.191375</text:p>
              </table:table-cell>
              <table:table-cell office:value-type="float" office:value="0.19253">
                <text:p>0.19253</text:p>
              </table:table-cell>
            </table:table-row>
            <table:table-row>
              <table:table-cell office:value-type="string">
                <text:p>PSQL</text:p>
              </table:table-cell>
              <table:table-cell office:value-type="float" office:value="0.0890078333333334">
                <text:p>0.0890078333333334</text:p>
              </table:table-cell>
              <table:table-cell office:value-type="float" office:value="0.200443333333333">
                <text:p>0.20044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7pt" style:font-size-asian="10pt" style:font-size-complex="10pt"/>
    </style:style>
    <style:style style:name="ch10" style:family="chart" style:data-style-name="N121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7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Q12's performance</text:p>
        </chart:title>
        <chart:legend chart:legend-position="end" svg:x="13.869cm" svg:y="3.952cm" style:legend-expansion="high" chart:style-name="ch3"/>
        <chart:plot-area chart:style-name="ch4" table:cell-range-address="Q12.A46:Q12.C50" chart:data-source-has-labels="both" svg:x="1.331cm" svg:y="1.275cm" svg:width="12.218cm" svg:height="7.545cm">
          <chartooo:coordinate-region svg:x="2.429cm" svg:y="1.275cm" svg:width="11.12cm" svg:height="4.814cm"/>
          <chart:axis chart:dimension="x" chart:name="primary-x" chart:style-name="ch5" chartooo:axis-type="auto">
            <chartooo:date-scale/>
            <chart:categories table:cell-range-address="Q12.A47:Q12.A50"/>
          </chart:axis>
          <chart:axis chart:dimension="y" chart:name="primary-y" chart:style-name="ch6">
            <chart:title svg:x="0.451cm" svg:y="5.951cm" chart:style-name="ch7">
              <text:p>Time (mins)</text:p>
            </chart:title>
            <chart:grid chart:style-name="ch8" chart:class="major"/>
          </chart:axis>
          <chart:series chart:style-name="ch9" chart:values-cell-range-address="Q12.B47:Q12.B50" chart:label-cell-address="Q12.B46:Q12.B46" chart:class="chart:bar">
            <chart:data-point chart:repeated="4"/>
          </chart:series>
          <chart:series chart:style-name="ch10" chart:values-cell-range-address="Q12.C47:Q12.C50" chart:label-cell-address="Q12.C46:Q12.C46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Index</text:p>
                <draw:g>
                  <svg:desc>Q12.B46:Q12.B46</svg:desc>
                </draw:g>
              </table:table-cell>
              <table:table-cell office:value-type="string">
                <text:p>Index</text:p>
                <draw:g>
                  <svg:desc>Q12.C46:Q12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SQL, jsonb</text:p>
                <draw:g>
                  <svg:desc>Q12.A47:Q12.A50</svg:desc>
                </draw:g>
              </table:table-cell>
              <table:table-cell office:value-type="float" office:value="0.315191666666667">
                <text:p>0.315191666666667</text:p>
                <draw:g>
                  <svg:desc>Q12.B47:Q12.B50</svg:desc>
                </draw:g>
              </table:table-cell>
              <table:table-cell office:value-type="float" office:value="0.317746666666667">
                <text:p>0.317746666666667</text:p>
                <draw:g>
                  <svg:desc>Q12.C47:Q12.C50</svg:desc>
                </draw:g>
              </table:table-cell>
            </table:table-row>
            <table:table-row>
              <table:table-cell office:value-type="string">
                <text:p>PSQL</text:p>
              </table:table-cell>
              <table:table-cell office:value-type="float" office:value="0.0858428333333333">
                <text:p>0.0858428333333333</text:p>
              </table:table-cell>
              <table:table-cell office:value-type="float" office:value="0.170215">
                <text:p>0.170215</text:p>
              </table:table-cell>
            </table:table-row>
            <table:table-row>
              <table:table-cell office:value-type="string">
                <text:p>MongoDB (Q12v1)</text:p>
              </table:table-cell>
              <table:table-cell office:value-type="float" office:value="0.41112">
                <text:p>0.41112</text:p>
              </table:table-cell>
              <table:table-cell office:value-type="float" office:value="0.41041">
                <text:p>0.41041</text:p>
              </table:table-cell>
            </table:table-row>
            <table:table-row>
              <table:table-cell office:value-type="string">
                <text:p>MongoDB (Q12v2)</text:p>
              </table:table-cell>
              <table:table-cell office:value-type="float" office:value="0.637516666666667">
                <text:p>0.637516666666667</text:p>
              </table:table-cell>
              <table:table-cell office:value-type="float" office:value="0.635353333333333">
                <text:p>0.63535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Q13's performance</text:p>
        </chart:title>
        <chart:legend chart:legend-position="end" svg:x="13.869cm" svg:y="3.952cm" style:legend-expansion="high" chart:style-name="ch3"/>
        <chart:plot-area chart:style-name="ch4" table:cell-range-address="Q13.A24:Q13.C27" chart:data-source-has-labels="both" svg:x="1.331cm" svg:y="1.275cm" svg:width="12.218cm" svg:height="7.545cm">
          <chartooo:coordinate-region svg:x="2.429cm" svg:y="1.475cm" svg:width="11.12cm" svg:height="6.698cm"/>
          <chart:axis chart:dimension="x" chart:name="primary-x" chart:style-name="ch5" chartooo:axis-type="auto">
            <chartooo:date-scale/>
            <chart:categories table:cell-range-address="Q13.A25:Q13.A27"/>
          </chart:axis>
          <chart:axis chart:dimension="y" chart:name="primary-y" chart:style-name="ch6">
            <chart:title svg:x="0.451cm" svg:y="5.951cm" chart:style-name="ch7">
              <text:p>Time (mins)</text:p>
            </chart:title>
            <chart:grid chart:style-name="ch8" chart:class="major"/>
          </chart:axis>
          <chart:series chart:style-name="ch9" chart:values-cell-range-address="Q13.B25:Q13.B27" chart:label-cell-address="Q13.B24:Q13.B24" chart:class="chart:bar">
            <chart:data-point chart:repeated="3"/>
          </chart:series>
          <chart:series chart:style-name="ch10" chart:values-cell-range-address="Q13.C25:Q13.C27" chart:label-cell-address="Q13.C24:Q13.C2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Index</text:p>
                <draw:g>
                  <svg:desc>Q13.B24:Q13.B24</svg:desc>
                </draw:g>
              </table:table-cell>
              <table:table-cell office:value-type="string">
                <text:p>Index</text:p>
                <draw:g>
                  <svg:desc>Q13.C24:Q13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Q13.A25:Q13.A27</svg:desc>
                </draw:g>
              </table:table-cell>
              <table:table-cell office:value-type="float" office:value="0.44589">
                <text:p>0.44589</text:p>
                <draw:g>
                  <svg:desc>Q13.B25:Q13.B27</svg:desc>
                </draw:g>
              </table:table-cell>
              <table:table-cell office:value-type="float" office:value="0.441223333333333">
                <text:p>0.441223333333333</text:p>
                <draw:g>
                  <svg:desc>Q13.C25:Q13.C27</svg:desc>
                </draw:g>
              </table:table-cell>
            </table:table-row>
            <table:table-row>
              <table:table-cell office:value-type="string">
                <text:p>PSQL, jsonb</text:p>
              </table:table-cell>
              <table:table-cell office:value-type="float" office:value="2.47843333333333">
                <text:p>2.47843333333333</text:p>
              </table:table-cell>
              <table:table-cell office:value-type="float" office:value="2.48725">
                <text:p>2.48725</text:p>
              </table:table-cell>
            </table:table-row>
            <table:table-row>
              <table:table-cell office:value-type="string">
                <text:p>PSQL</text:p>
              </table:table-cell>
              <table:table-cell office:value-type="float" office:value="0.0335243333333333">
                <text:p>0.0335243333333333</text:p>
              </table:table-cell>
              <table:table-cell office:value-type="float" office:value="0.0321811666666667">
                <text:p>0.032181166666666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Q22's performance</text:p>
        </chart:title>
        <chart:legend chart:legend-position="end" svg:x="13.869cm" svg:y="3.952cm" style:legend-expansion="high" chart:style-name="ch3"/>
        <chart:plot-area chart:style-name="ch4" table:cell-range-address="Q22.A28:Q22.C31" chart:data-source-has-labels="both" svg:x="1.331cm" svg:y="1.275cm" svg:width="12.218cm" svg:height="7.545cm">
          <chartooo:coordinate-region svg:x="2.429cm" svg:y="1.475cm" svg:width="11.12cm" svg:height="6.698cm"/>
          <chart:axis chart:dimension="x" chart:name="primary-x" chart:style-name="ch5" chartooo:axis-type="auto">
            <chartooo:date-scale/>
            <chart:categories table:cell-range-address="Q22.A29:Q22.A31"/>
          </chart:axis>
          <chart:axis chart:dimension="y" chart:name="primary-y" chart:style-name="ch6">
            <chart:title svg:x="0.451cm" svg:y="5.951cm" chart:style-name="ch7">
              <text:p>Time (mins)</text:p>
            </chart:title>
            <chart:grid chart:style-name="ch8" chart:class="major"/>
          </chart:axis>
          <chart:series chart:style-name="ch9" chart:values-cell-range-address="Q22.B29:Q22.B31" chart:label-cell-address="Q22.B28:Q22.B28" chart:class="chart:bar">
            <chart:data-point chart:repeated="3"/>
          </chart:series>
          <chart:series chart:style-name="ch10" chart:values-cell-range-address="Q22.C29:Q22.C31" chart:label-cell-address="Q22.C28:Q22.C2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Index</text:p>
                <draw:g>
                  <svg:desc>Q22.B28:Q22.B28</svg:desc>
                </draw:g>
              </table:table-cell>
              <table:table-cell office:value-type="string">
                <text:p>Index</text:p>
                <draw:g>
                  <svg:desc>Q22.C28:Q22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Q22.A29:Q22.A31</svg:desc>
                </draw:g>
              </table:table-cell>
              <table:table-cell office:value-type="float" office:value="0.104913333333333">
                <text:p>0.104913333333333</text:p>
                <draw:g>
                  <svg:desc>Q22.B29:Q22.B31</svg:desc>
                </draw:g>
              </table:table-cell>
              <table:table-cell office:value-type="float" office:value="4.10883333333333">
                <text:p>4.10883333333333</text:p>
                <draw:g>
                  <svg:desc>Q22.C29:Q22.C31</svg:desc>
                </draw:g>
              </table:table-cell>
            </table:table-row>
            <table:table-row>
              <table:table-cell office:value-type="string">
                <text:p>PSQL, jsonb</text:p>
              </table:table-cell>
              <table:table-cell office:value-type="float" office:value="0.213151666666667">
                <text:p>0.213151666666667</text:p>
              </table:table-cell>
              <table:table-cell office:value-type="float" office:value="0.203153333333333">
                <text:p>0.203153333333333</text:p>
              </table:table-cell>
            </table:table-row>
            <table:table-row>
              <table:table-cell office:value-type="string">
                <text:p>PSQL</text:p>
              </table:table-cell>
              <table:table-cell office:value-type="float" office:value="0.0182355">
                <text:p>0.0182355</text:p>
              </table:table-cell>
              <table:table-cell office:value-type="float" office:value="0.0184083333333333">
                <text:p>0.01840833333333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605cm" svg:y="4.201cm" style:legend-expansion="high" chart:style-name="ch2"/>
        <chart:plot-area chart:style-name="ch3" chart:data-source-has-labels="both" svg:x="0.32cm" svg:y="0.18cm" svg:width="12.965cm" svg:height="8.64cm">
          <chartooo:coordinate-region svg:x="0.941cm" svg:y="0.379cm" svg:width="12.344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)</text:p>
              </table:table-cell>
            </table:table-row>
          </table:table-header-rows>
          <table:table-rows>
            <table:table-row>
              <table:table-cell office:value-type="string">
                <text:p>q1_mongo</text:p>
              </table:table-cell>
              <table:table-cell office:value-type="float" office:value="8.9144">
                <text:p>8.9144</text:p>
              </table:table-cell>
            </table:table-row>
            <table:table-row>
              <table:table-cell office:value-type="string">
                <text:p>q1_mongo_2collections</text:p>
              </table:table-cell>
              <table:table-cell office:value-type="float" office:value="21.2724">
                <text:p>21.2724</text:p>
              </table:table-cell>
            </table:table-row>
            <table:table-row>
              <table:table-cell office:value-type="string">
                <text:p>q1_psql</text:p>
              </table:table-cell>
              <table:table-cell office:value-type="float" office:value="0.141333">
                <text:p>0.141333</text:p>
              </table:table-cell>
            </table:table-row>
            <table:table-row>
              <table:table-cell office:value-type="string">
                <text:p>q1_psql_json</text:p>
              </table:table-cell>
              <table:table-cell office:value-type="float" office:value="17.2392">
                <text:p>17.239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9cm" xlink:href="." xlink:type="simple" chart:class="chart:bar" chart:style-name="ch1">
        <chart:legend chart:legend-position="end" svg:x="13.613cm" svg:y="4.2cm" style:legend-expansion="high" chart:style-name="ch2"/>
        <chart:plot-area chart:style-name="ch3" chart:data-source-has-labels="both" svg:x="0.32cm" svg:y="0.179cm" svg:width="12.973cm" svg:height="8.641cm">
          <chartooo:coordinate-region svg:x="4.169cm" svg:y="0.179cm" svg:width="8.937cm" svg:height="7.99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)</text:p>
              </table:table-cell>
            </table:table-row>
          </table:table-header-rows>
          <table:table-rows>
            <table:table-row>
              <table:table-cell office:value-type="string">
                <text:p>q3v2_mongo</text:p>
              </table:table-cell>
              <table:table-cell office:value-type="float" office:value="10.5808">
                <text:p>10.5808</text:p>
              </table:table-cell>
            </table:table-row>
            <table:table-row>
              <table:table-cell office:value-type="string">
                <text:p>q3v3_mongo</text:p>
              </table:table-cell>
              <table:table-cell office:value-type="float" office:value="9.0164">
                <text:p>9.0164</text:p>
              </table:table-cell>
            </table:table-row>
            <table:table-row>
              <table:table-cell office:value-type="string">
                <text:p>q3_mongo</text:p>
              </table:table-cell>
              <table:table-cell office:value-type="float" office:value="10.3678">
                <text:p>10.3678</text:p>
              </table:table-cell>
            </table:table-row>
            <table:table-row>
              <table:table-cell office:value-type="string">
                <text:p>q3_mongo_2collections</text:p>
              </table:table-cell>
              <table:table-cell office:value-type="float" office:value="7.279">
                <text:p>7.279</text:p>
              </table:table-cell>
            </table:table-row>
            <table:table-row>
              <table:table-cell office:value-type="string">
                <text:p>q3_psql</text:p>
              </table:table-cell>
              <table:table-cell office:value-type="float" office:value="7.38923">
                <text:p>7.38923</text:p>
              </table:table-cell>
            </table:table-row>
            <table:table-row>
              <table:table-cell office:value-type="string">
                <text:p>q3_psql_json</text:p>
              </table:table-cell>
              <table:table-cell office:value-type="float" office:value="11.4391">
                <text:p>11.439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605cm" svg:y="4.201cm" style:legend-expansion="high" chart:style-name="ch2"/>
        <chart:plot-area chart:style-name="ch3" chart:data-source-has-labels="both" svg:x="0.32cm" svg:y="0.18cm" svg:width="12.965cm" svg:height="8.64cm">
          <chartooo:coordinate-region svg:x="4.169cm" svg:y="0.18cm" svg:width="8.929cm" svg:height="7.99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)</text:p>
              </table:table-cell>
            </table:table-row>
          </table:table-header-rows>
          <table:table-rows>
            <table:table-row>
              <table:table-cell office:value-type="string">
                <text:p>q4v1_mongo</text:p>
              </table:table-cell>
              <table:table-cell office:value-type="float" office:value="22.9058">
                <text:p>22.9058</text:p>
              </table:table-cell>
            </table:table-row>
            <table:table-row>
              <table:table-cell office:value-type="string">
                <text:p>q4v2_mongo</text:p>
              </table:table-cell>
              <table:table-cell office:value-type="float" office:value="22.2218">
                <text:p>22.2218</text:p>
              </table:table-cell>
            </table:table-row>
            <table:table-row>
              <table:table-cell office:value-type="string">
                <text:p>q4v3_mongo</text:p>
              </table:table-cell>
              <table:table-cell office:value-type="float" office:value="23.3056">
                <text:p>23.3056</text:p>
              </table:table-cell>
            </table:table-row>
            <table:table-row>
              <table:table-cell office:value-type="string">
                <text:p>q4_mongo_2collections</text:p>
              </table:table-cell>
              <table:table-cell office:value-type="float" office:value="7.4844">
                <text:p>7.4844</text:p>
              </table:table-cell>
            </table:table-row>
            <table:table-row>
              <table:table-cell office:value-type="string">
                <text:p>q4_psql</text:p>
              </table:table-cell>
              <table:table-cell office:value-type="float" office:value="12.0752">
                <text:p>12.0752</text:p>
              </table:table-cell>
            </table:table-row>
            <table:table-row>
              <table:table-cell office:value-type="string">
                <text:p>q4_psql_json</text:p>
              </table:table-cell>
              <table:table-cell office:value-type="float" office:value="12.1967">
                <text:p>12.196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7">
      <style:chart-properties loext:label-stroke-color="#3465a4" chart:link-data-style-to-source="true" chart:data-label-number="value" chart:data-label-text="false" chart:data-label-symbol="fals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8.998cm" xlink:href=".." xlink:type="simple" chart:class="chart:bar" chart:style-name="ch1">
        <chart:title svg:x="6.293cm" svg:y="0.315cm" chart:style-name="ch2">
          <text:p>Q3 Performance</text:p>
        </chart:title>
        <chart:plot-area chart:style-name="ch3" table:cell-range-address="Q3.A2:Q3.B5" chart:data-source-has-labels="column" svg:x="1.701cm" svg:y="1.273cm" svg:width="13.986cm" svg:height="6.565cm">
          <chartooo:coordinate-region svg:x="6.423cm" svg:y="1.273cm" svg:width="8.839cm" svg:height="5.918cm"/>
          <chart:axis chart:dimension="x" chart:name="primary-x" chart:style-name="ch4" chartooo:axis-type="auto">
            <chartooo:date-scale/>
            <chart:title svg:x="0.451cm" svg:y="6.941cm" chart:style-name="ch5">
              <text:p>DB system, format
(no format means default format)</text:p>
            </chart:title>
            <chart:categories table:cell-range-address="Q3.A2:Q3.A5"/>
          </chart:axis>
          <chart:axis chart:dimension="y" chart:name="primary-y" chart:style-name="ch6">
            <chart:title svg:x="7.869cm" svg:y="8.017cm" chart:style-name="ch7">
              <text:p>Time (min)</text:p>
            </chart:title>
            <chart:grid chart:style-name="ch8" chart:class="major"/>
          </chart:axis>
          <chart:series chart:style-name="ch9" chart:values-cell-range-address="Q3.B2:Q3.B5" chart:class="chart:bar">
            <chart:data-point chart:repeated="3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ongoDB (matching 2 times)</text:p>
                <draw:g>
                  <svg:desc>Q3.A2:Q3.A5</svg:desc>
                </draw:g>
              </table:table-cell>
              <table:table-cell office:value-type="float" office:value="0.197763333333333">
                <text:p>0.197763333333333</text:p>
                <draw:g>
                  <svg:desc>Q3.B2:Q3.B5</svg:desc>
                </draw:g>
              </table:table-cell>
            </table:table-row>
            <table:table-row>
              <table:table-cell office:value-type="string">
                <text:p>MongoDB (matching 1 time)</text:p>
              </table:table-cell>
              <table:table-cell office:value-type="float" office:value="0.196526666666667">
                <text:p>0.196526666666667</text:p>
              </table:table-cell>
            </table:table-row>
            <table:table-row>
              <table:table-cell office:value-type="string">
                <text:p>PSQL, json</text:p>
              </table:table-cell>
              <table:table-cell office:value-type="float" office:value="1.23839833333333">
                <text:p>1.23839833333333</text:p>
              </table:table-cell>
            </table:table-row>
            <table:table-row>
              <table:table-cell office:value-type="string">
                <text:p>PSQL</text:p>
              </table:table-cell>
              <table:table-cell office:value-type="float" office:value="0.0812485">
                <text:p>0.0812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605cm" svg:y="4.201cm" style:legend-expansion="high" chart:style-name="ch2"/>
        <chart:plot-area chart:style-name="ch3" chart:data-source-has-labels="both" svg:x="0.32cm" svg:y="0.18cm" svg:width="12.965cm" svg:height="8.64cm">
          <chartooo:coordinate-region svg:x="4.355cm" svg:y="0.18cm" svg:width="8.743cm" svg:height="7.993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)</text:p>
              </table:table-cell>
            </table:table-row>
          </table:table-header-rows>
          <table:table-rows>
            <table:table-row>
              <table:table-cell office:value-type="string">
                <text:p>q12v1_mongo</text:p>
              </table:table-cell>
              <table:table-cell office:value-type="float" office:value="24.3458">
                <text:p>24.3458</text:p>
              </table:table-cell>
            </table:table-row>
            <table:table-row>
              <table:table-cell office:value-type="string">
                <text:p>q12v2_mongo</text:p>
              </table:table-cell>
              <table:table-cell office:value-type="float" office:value="38.1256">
                <text:p>38.1256</text:p>
              </table:table-cell>
            </table:table-row>
            <table:table-row>
              <table:table-cell office:value-type="string">
                <text:p>q12_mongo_2collections</text:p>
              </table:table-cell>
              <table:table-cell office:value-type="float" office:value="23.1528">
                <text:p>23.1528</text:p>
              </table:table-cell>
            </table:table-row>
            <table:table-row>
              <table:table-cell office:value-type="string">
                <text:p>q12_psql</text:p>
              </table:table-cell>
              <table:table-cell office:value-type="float" office:value="10.489">
                <text:p>10.489</text:p>
              </table:table-cell>
            </table:table-row>
            <table:table-row>
              <table:table-cell office:value-type="string">
                <text:p>q12_psql_json</text:p>
              </table:table-cell>
              <table:table-cell office:value-type="float" office:value="19.216">
                <text:p>19.21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605cm" svg:y="4.201cm" style:legend-expansion="high" chart:style-name="ch2"/>
        <chart:plot-area chart:style-name="ch3" chart:data-source-has-labels="both" svg:x="0.32cm" svg:y="0.18cm" svg:width="12.965cm" svg:height="8.64cm">
          <chartooo:coordinate-region svg:x="4.355cm" svg:y="0.18cm" svg:width="8.65cm" svg:height="7.99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)</text:p>
              </table:table-cell>
            </table:table-row>
          </table:table-header-rows>
          <table:table-rows>
            <table:table-row>
              <table:table-cell office:value-type="string">
                <text:p>q13_mongo</text:p>
              </table:table-cell>
              <table:table-cell office:value-type="float" office:value="26.4044">
                <text:p>26.4044</text:p>
              </table:table-cell>
            </table:table-row>
            <table:table-row>
              <table:table-cell office:value-type="string">
                <text:p>q13_mongo_2collections</text:p>
              </table:table-cell>
              <table:table-cell office:value-type="float" office:value="268.33">
                <text:p>268.33</text:p>
              </table:table-cell>
            </table:table-row>
            <table:table-row>
              <table:table-cell office:value-type="string">
                <text:p>q13_psql</text:p>
              </table:table-cell>
              <table:table-cell office:value-type="float" office:value="1.85589">
                <text:p>1.85589</text:p>
              </table:table-cell>
            </table:table-row>
            <table:table-row>
              <table:table-cell office:value-type="string">
                <text:p>q13_psql_json</text:p>
              </table:table-cell>
              <table:table-cell office:value-type="float" office:value="149.695">
                <text:p>149.69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605cm" svg:y="4.201cm" style:legend-expansion="high" chart:style-name="ch2"/>
        <chart:plot-area chart:style-name="ch3" chart:data-source-has-labels="both" svg:x="0.32cm" svg:y="0.18cm" svg:width="12.965cm" svg:height="8.64cm">
          <chartooo:coordinate-region svg:x="4.355cm" svg:y="0.18cm" svg:width="8.65cm" svg:height="7.99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)</text:p>
              </table:table-cell>
            </table:table-row>
          </table:table-header-rows>
          <table:table-rows>
            <table:table-row>
              <table:table-cell office:value-type="string">
                <text:p>q22_mongo</text:p>
              </table:table-cell>
              <table:table-cell office:value-type="float" office:value="6.437">
                <text:p>6.437</text:p>
              </table:table-cell>
            </table:table-row>
            <table:table-row>
              <table:table-cell office:value-type="string">
                <text:p>q22_mongo_2collections</text:p>
              </table:table-cell>
              <table:table-cell office:value-type="float" office:value="270.286">
                <text:p>270.286</text:p>
              </table:table-cell>
            </table:table-row>
            <table:table-row>
              <table:table-cell office:value-type="string">
                <text:p>q22_psql</text:p>
              </table:table-cell>
              <table:table-cell office:value-type="float" office:value="1.2515">
                <text:p>1.2515</text:p>
              </table:table-cell>
            </table:table-row>
            <table:table-row>
              <table:table-cell office:value-type="string">
                <text:p>q22_psql_json</text:p>
              </table:table-cell>
              <table:table-cell office:value-type="float" office:value="15.5036">
                <text:p>15.503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4.201cm" style:legend-expansion="high" chart:style-name="ch2"/>
        <chart:plot-area chart:style-name="ch3" table:cell-range-address="Sheet8.A8:Sheet8.B18 Sheet8.B1:Sheet8.B1" chart:data-source-has-labels="both" svg:x="0.32cm" svg:y="0.18cm" svg:width="12.965cm" svg:height="8.64cm">
          <chartooo:coordinate-region svg:x="4.54cm" svg:y="0.18cm" svg:width="8.465cm" svg:height="7.993cm"/>
          <chart:axis chart:dimension="x" chart:name="primary-x" chart:style-name="ch4" chartooo:axis-type="auto">
            <chartooo:date-scale/>
            <chart:categories table:cell-range-address="Sheet8.A8:Sheet8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8.B8:Sheet8.B18" chart:label-cell-address="Sheet8.B1:Sheet8.B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)</text:p>
                <draw:g>
                  <svg:desc>Sheet8.B1:Sheet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3v3_mongo_3collections</text:p>
                <draw:g>
                  <svg:desc>Sheet8.A8:Sheet8.A18</svg:desc>
                </draw:g>
              </table:table-cell>
              <table:table-cell office:value-type="float" office:value="519.094">
                <text:p>519.094</text:p>
                <draw:g>
                  <svg:desc>Sheet8.B8:Sheet8.B18</svg:desc>
                </draw:g>
              </table:table-cell>
            </table:table-row>
            <table:table-row>
              <table:table-cell office:value-type="string">
                <text:p>q3v2_mongo_2collections</text:p>
              </table:table-cell>
              <table:table-cell office:value-type="float" office:value="222.416">
                <text:p>222.416</text:p>
              </table:table-cell>
            </table:table-row>
            <table:table-row>
              <table:table-cell office:value-type="string">
                <text:p>q3v2_mongo_3collections</text:p>
              </table:table-cell>
              <table:table-cell office:value-type="float" office:value="29.129">
                <text:p>29.129</text:p>
              </table:table-cell>
            </table:table-row>
            <table:table-row>
              <table:table-cell office:value-type="string">
                <text:p>q3_mongo_flat</text:p>
              </table:table-cell>
              <table:table-cell office:value-type="float" office:value="25.633">
                <text:p>25.633</text:p>
              </table:table-cell>
            </table:table-row>
            <table:table-row>
              <table:table-cell office:value-type="string">
                <text:p>q3_psql_json</text:p>
              </table:table-cell>
              <table:table-cell office:value-type="float" office:value="11.4348">
                <text:p>11.4348</text:p>
              </table:table-cell>
            </table:table-row>
            <table:table-row>
              <table:table-cell office:value-type="string">
                <text:p>q3v1_mongo_1collection</text:p>
              </table:table-cell>
              <table:table-cell office:value-type="float" office:value="10.5572">
                <text:p>10.5572</text:p>
              </table:table-cell>
            </table:table-row>
            <table:table-row>
              <table:table-cell office:value-type="string">
                <text:p>q3v2_mongo_1collection</text:p>
              </table:table-cell>
              <table:table-cell office:value-type="float" office:value="10.5362">
                <text:p>10.5362</text:p>
              </table:table-cell>
            </table:table-row>
            <table:table-row>
              <table:table-cell office:value-type="string">
                <text:p>q3v3_mongo_1collection</text:p>
              </table:table-cell>
              <table:table-cell office:value-type="float" office:value="9.1528">
                <text:p>9.1528</text:p>
              </table:table-cell>
            </table:table-row>
            <table:table-row>
              <table:table-cell office:value-type="string">
                <text:p>q3v1_mongo_2collections</text:p>
              </table:table-cell>
              <table:table-cell office:value-type="float" office:value="7.241">
                <text:p>7.241</text:p>
              </table:table-cell>
            </table:table-row>
            <table:table-row>
              <table:table-cell office:value-type="string">
                <text:p>q3_psql</text:p>
              </table:table-cell>
              <table:table-cell office:value-type="float" office:value="6.27123">
                <text:p>6.27123</text:p>
              </table:table-cell>
            </table:table-row>
            <table:table-row>
              <table:table-cell office:value-type="string">
                <text:p>q3v1_mongo_3collections</text:p>
              </table:table-cell>
              <table:table-cell office:value-type="float" office:value="4.6006">
                <text:p>4.600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4.201cm" style:legend-expansion="high" chart:style-name="ch2"/>
        <chart:plot-area chart:style-name="ch3" table:cell-range-address="Sheet8.A19:Sheet8.B26 Sheet8.B1:Sheet8.B1" chart:data-source-has-labels="both" svg:x="0.32cm" svg:y="0.18cm" svg:width="12.965cm" svg:height="8.64cm">
          <chartooo:coordinate-region svg:x="4.355cm" svg:y="0.18cm" svg:width="8.744cm" svg:height="7.993cm"/>
          <chart:axis chart:dimension="x" chart:name="primary-x" chart:style-name="ch4" chartooo:axis-type="auto">
            <chartooo:date-scale/>
            <chart:categories table:cell-range-address="Sheet8.A19:Sheet8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8.B19:Sheet8.B26" chart:label-cell-address="Sheet8.B1:Sheet8.B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)</text:p>
                <draw:g>
                  <svg:desc>Sheet8.B1:Sheet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4_mongo_flat</text:p>
                <draw:g>
                  <svg:desc>Sheet8.A19:Sheet8.A26</svg:desc>
                </draw:g>
              </table:table-cell>
              <table:table-cell office:value-type="float" office:value="28.4006">
                <text:p>28.4006</text:p>
                <draw:g>
                  <svg:desc>Sheet8.B19:Sheet8.B26</svg:desc>
                </draw:g>
              </table:table-cell>
            </table:table-row>
            <table:table-row>
              <table:table-cell office:value-type="string">
                <text:p>q4v3_mongo_1collection</text:p>
              </table:table-cell>
              <table:table-cell office:value-type="float" office:value="23.8204">
                <text:p>23.8204</text:p>
              </table:table-cell>
            </table:table-row>
            <table:table-row>
              <table:table-cell office:value-type="string">
                <text:p>q4v1_mongo_1collection</text:p>
              </table:table-cell>
              <table:table-cell office:value-type="float" office:value="23.2222">
                <text:p>23.2222</text:p>
              </table:table-cell>
            </table:table-row>
            <table:table-row>
              <table:table-cell office:value-type="string">
                <text:p>q4v2_mongo_1collection</text:p>
              </table:table-cell>
              <table:table-cell office:value-type="float" office:value="22.4722">
                <text:p>22.4722</text:p>
              </table:table-cell>
            </table:table-row>
            <table:table-row>
              <table:table-cell office:value-type="string">
                <text:p>q4_mongo_3collections</text:p>
              </table:table-cell>
              <table:table-cell office:value-type="float" office:value="14.2488">
                <text:p>14.2488</text:p>
              </table:table-cell>
            </table:table-row>
            <table:table-row>
              <table:table-cell office:value-type="string">
                <text:p>q4_psql</text:p>
              </table:table-cell>
              <table:table-cell office:value-type="float" office:value="12.2672">
                <text:p>12.2672</text:p>
              </table:table-cell>
            </table:table-row>
            <table:table-row>
              <table:table-cell office:value-type="string">
                <text:p>q4_psql_json</text:p>
              </table:table-cell>
              <table:table-cell office:value-type="float" office:value="12.1569">
                <text:p>12.1569</text:p>
              </table:table-cell>
            </table:table-row>
            <table:table-row>
              <table:table-cell office:value-type="string">
                <text:p>q4_mongo_2collections</text:p>
              </table:table-cell>
              <table:table-cell office:value-type="float" office:value="7.4354">
                <text:p>7.435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8.999cm" xlink:href=".." xlink:type="simple" chart:class="chart:bar" chart:style-name="ch1">
        <chart:legend chart:legend-position="end" svg:x="13.612cm" svg:y="4.2cm" style:legend-expansion="high" chart:style-name="ch2"/>
        <chart:plot-area chart:style-name="ch3" table:cell-range-address="Sheet8.A27:Sheet8.B33 Sheet8.B1:Sheet8.B1" chart:data-source-has-labels="both" svg:x="0.32cm" svg:y="0.179cm" svg:width="12.972cm" svg:height="8.641cm">
          <chartooo:coordinate-region svg:x="4.54cm" svg:y="0.179cm" svg:width="8.472cm" svg:height="7.994cm"/>
          <chart:axis chart:dimension="x" chart:name="primary-x" chart:style-name="ch4" chartooo:axis-type="auto">
            <chartooo:date-scale/>
            <chart:categories table:cell-range-address="Sheet8.A27:Sheet8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8.B27:Sheet8.B33" chart:label-cell-address="Sheet8.B1:Sheet8.B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)</text:p>
                <draw:g>
                  <svg:desc>Sheet8.B1:Sheet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2_mongo_3collections</text:p>
                <draw:g>
                  <svg:desc>Sheet8.A27:Sheet8.A33</svg:desc>
                </draw:g>
              </table:table-cell>
              <table:table-cell office:value-type="float" office:value="156.232">
                <text:p>156.232</text:p>
                <draw:g>
                  <svg:desc>Sheet8.B27:Sheet8.B33</svg:desc>
                </draw:g>
              </table:table-cell>
            </table:table-row>
            <table:table-row>
              <table:table-cell office:value-type="string">
                <text:p>q12v2_mongo_1collection</text:p>
              </table:table-cell>
              <table:table-cell office:value-type="float" office:value="39.4424">
                <text:p>39.4424</text:p>
              </table:table-cell>
            </table:table-row>
            <table:table-row>
              <table:table-cell office:value-type="string">
                <text:p>q12_mongo_flat</text:p>
              </table:table-cell>
              <table:table-cell office:value-type="float" office:value="28.961">
                <text:p>28.961</text:p>
              </table:table-cell>
            </table:table-row>
            <table:table-row>
              <table:table-cell office:value-type="string">
                <text:p>q12v1_mongo_1collection</text:p>
              </table:table-cell>
              <table:table-cell office:value-type="float" office:value="24.769">
                <text:p>24.769</text:p>
              </table:table-cell>
            </table:table-row>
            <table:table-row>
              <table:table-cell office:value-type="string">
                <text:p>q12_mongo_2collections</text:p>
              </table:table-cell>
              <table:table-cell office:value-type="float" office:value="23.5626">
                <text:p>23.5626</text:p>
              </table:table-cell>
            </table:table-row>
            <table:table-row>
              <table:table-cell office:value-type="string">
                <text:p>q12_psql_json</text:p>
              </table:table-cell>
              <table:table-cell office:value-type="float" office:value="19.2643">
                <text:p>19.2643</text:p>
              </table:table-cell>
            </table:table-row>
            <table:table-row>
              <table:table-cell office:value-type="string">
                <text:p>q12_psql</text:p>
              </table:table-cell>
              <table:table-cell office:value-type="float" office:value="10.3169">
                <text:p>10.316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8.998cm" xlink:href=".." xlink:type="simple" chart:class="chart:bar" chart:style-name="ch1">
        <chart:legend chart:legend-position="end" svg:x="13.612cm" svg:y="4.2cm" style:legend-expansion="high" chart:style-name="ch2"/>
        <chart:plot-area chart:style-name="ch3" table:cell-range-address="Sheet8.A34:Sheet8.B39 Sheet8.B1:Sheet8.B1" chart:data-source-has-labels="both" svg:x="0.32cm" svg:y="0.179cm" svg:width="12.972cm" svg:height="8.64cm">
          <chartooo:coordinate-region svg:x="4.355cm" svg:y="0.179cm" svg:width="8.657cm" svg:height="7.993cm"/>
          <chart:axis chart:dimension="x" chart:name="primary-x" chart:style-name="ch4" chartooo:axis-type="auto">
            <chartooo:date-scale/>
            <chart:categories table:cell-range-address="Sheet8.A34:Sheet8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8.B34:Sheet8.B39" chart:label-cell-address="Sheet8.B1:Sheet8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)</text:p>
                <draw:g>
                  <svg:desc>Sheet8.B1:Sheet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3_mongo_2collections</text:p>
                <draw:g>
                  <svg:desc>Sheet8.A34:Sheet8.A39</svg:desc>
                </draw:g>
              </table:table-cell>
              <table:table-cell office:value-type="float" office:value="256.775">
                <text:p>256.775</text:p>
                <draw:g>
                  <svg:desc>Sheet8.B34:Sheet8.B39</svg:desc>
                </draw:g>
              </table:table-cell>
            </table:table-row>
            <table:table-row>
              <table:table-cell office:value-type="string">
                <text:p>q13_psql_json</text:p>
              </table:table-cell>
              <table:table-cell office:value-type="float" office:value="152.339">
                <text:p>152.339</text:p>
              </table:table-cell>
            </table:table-row>
            <table:table-row>
              <table:table-cell office:value-type="string">
                <text:p>q13_mongo_flat</text:p>
              </table:table-cell>
              <table:table-cell office:value-type="float" office:value="48.1672">
                <text:p>48.1672</text:p>
              </table:table-cell>
            </table:table-row>
            <table:table-row>
              <table:table-cell office:value-type="string">
                <text:p>q13_mongo_3collections</text:p>
              </table:table-cell>
              <table:table-cell office:value-type="float" office:value="45.309">
                <text:p>45.309</text:p>
              </table:table-cell>
            </table:table-row>
            <table:table-row>
              <table:table-cell office:value-type="string">
                <text:p>q13_mongo_1collection</text:p>
              </table:table-cell>
              <table:table-cell office:value-type="float" office:value="26.5712">
                <text:p>26.5712</text:p>
              </table:table-cell>
            </table:table-row>
            <table:table-row>
              <table:table-cell office:value-type="string">
                <text:p>q13_psql</text:p>
              </table:table-cell>
              <table:table-cell office:value-type="float" office:value="1.90019">
                <text:p>1.9001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4.201cm" style:legend-expansion="high" chart:style-name="ch2"/>
        <chart:plot-area chart:style-name="ch3" table:cell-range-address="Sheet8.A40:Sheet8.B45 Sheet8.B1:Sheet8.B1" chart:data-source-has-labels="both" svg:x="0.32cm" svg:y="0.18cm" svg:width="12.965cm" svg:height="8.64cm">
          <chartooo:coordinate-region svg:x="4.355cm" svg:y="0.18cm" svg:width="8.65cm" svg:height="7.993cm"/>
          <chart:axis chart:dimension="x" chart:name="primary-x" chart:style-name="ch4" chartooo:axis-type="auto">
            <chartooo:date-scale/>
            <chart:categories table:cell-range-address="Sheet8.A40:Sheet8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8.B40:Sheet8.B45" chart:label-cell-address="Sheet8.B1:Sheet8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)</text:p>
                <draw:g>
                  <svg:desc>Sheet8.B1:Sheet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22_mongo_2collections</text:p>
                <draw:g>
                  <svg:desc>Sheet8.A40:Sheet8.A45</svg:desc>
                </draw:g>
              </table:table-cell>
              <table:table-cell office:value-type="float" office:value="255.925">
                <text:p>255.925</text:p>
                <draw:g>
                  <svg:desc>Sheet8.B40:Sheet8.B45</svg:desc>
                </draw:g>
              </table:table-cell>
            </table:table-row>
            <table:table-row>
              <table:table-cell office:value-type="string">
                <text:p>q22_mongo_3collections</text:p>
              </table:table-cell>
              <table:table-cell office:value-type="float" office:value="39.8918">
                <text:p>39.8918</text:p>
              </table:table-cell>
            </table:table-row>
            <table:table-row>
              <table:table-cell office:value-type="string">
                <text:p>q22_mongo_flat</text:p>
              </table:table-cell>
              <table:table-cell office:value-type="float" office:value="35.2176">
                <text:p>35.2176</text:p>
              </table:table-cell>
            </table:table-row>
            <table:table-row>
              <table:table-cell office:value-type="string">
                <text:p>q22_psql_json</text:p>
              </table:table-cell>
              <table:table-cell office:value-type="float" office:value="15.5641">
                <text:p>15.5641</text:p>
              </table:table-cell>
            </table:table-row>
            <table:table-row>
              <table:table-cell office:value-type="string">
                <text:p>q22_mongo_1collection</text:p>
              </table:table-cell>
              <table:table-cell office:value-type="float" office:value="6.6316">
                <text:p>6.6316</text:p>
              </table:table-cell>
            </table:table-row>
            <table:table-row>
              <table:table-cell office:value-type="string">
                <text:p>q22_psql</text:p>
              </table:table-cell>
              <table:table-cell office:value-type="float" office:value="0.320751">
                <text:p>0.32075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4.201cm" style:legend-expansion="high" chart:style-name="ch2"/>
        <chart:plot-area chart:style-name="ch3" table:cell-range-address="Sheet8.A1:Sheet8.B7" chart:data-source-has-labels="both" svg:x="0.32cm" svg:y="0.18cm" svg:width="12.965cm" svg:height="8.64cm">
          <chartooo:coordinate-region svg:x="4.169cm" svg:y="0.18cm" svg:width="8.93cm" svg:height="7.993cm"/>
          <chart:axis chart:dimension="x" chart:name="primary-x" chart:style-name="ch4" chartooo:axis-type="auto">
            <chartooo:date-scale/>
            <chart:categories table:cell-range-address="Sheet8.A2:Sheet8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8.B2:Sheet8.B7" chart:label-cell-address="Sheet8.B1:Sheet8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)</text:p>
                <draw:g>
                  <svg:desc>Sheet8.B1:Sheet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_mongo_flat</text:p>
                <draw:g>
                  <svg:desc>Sheet8.A2:Sheet8.A7</svg:desc>
                </draw:g>
              </table:table-cell>
              <table:table-cell office:value-type="float" office:value="26.1448">
                <text:p>26.1448</text:p>
                <draw:g>
                  <svg:desc>Sheet8.B2:Sheet8.B7</svg:desc>
                </draw:g>
              </table:table-cell>
            </table:table-row>
            <table:table-row>
              <table:table-cell office:value-type="string">
                <text:p>q1_mongo_1collection</text:p>
              </table:table-cell>
              <table:table-cell office:value-type="float" office:value="23.2944">
                <text:p>23.2944</text:p>
              </table:table-cell>
            </table:table-row>
            <table:table-row>
              <table:table-cell office:value-type="string">
                <text:p>q1_mongo_2collections</text:p>
              </table:table-cell>
              <table:table-cell office:value-type="float" office:value="21.6634">
                <text:p>21.6634</text:p>
              </table:table-cell>
            </table:table-row>
            <table:table-row>
              <table:table-cell office:value-type="string">
                <text:p>q1_psql_json</text:p>
              </table:table-cell>
              <table:table-cell office:value-type="float" office:value="17.4156">
                <text:p>17.4156</text:p>
              </table:table-cell>
            </table:table-row>
            <table:table-row>
              <table:table-cell office:value-type="string">
                <text:p>q1_mongo_3collections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string">
                <text:p>q1_psql</text:p>
              </table:table-cell>
              <table:table-cell office:value-type="float" office:value="3.73962">
                <text:p>3.7396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4.201cm" style:legend-expansion="high" chart:style-name="ch2"/>
        <chart:plot-area chart:style-name="ch3" table:cell-range-address="10G.A1:10G.B6" chart:data-source-has-labels="both" svg:x="0.32cm" svg:y="0.18cm" svg:width="13.07cm" svg:height="8.64cm">
          <chartooo:coordinate-region svg:x="4.169cm" svg:y="0.18cm" svg:width="8.796cm" svg:height="7.993cm"/>
          <chart:axis chart:dimension="x" chart:name="primary-x" chart:style-name="ch4" chartooo:axis-type="auto">
            <chartooo:date-scale/>
            <chart:categories table:cell-range-address="10G.A2:10G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G.B2:10G.B6" chart:label-cell-address="10G.B1:10G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in)</text:p>
                <draw:g>
                  <svg:desc>10G.B1:10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_mongo_1collection</text:p>
                <draw:g>
                  <svg:desc>10G.A2:10G.A6</svg:desc>
                </draw:g>
              </table:table-cell>
              <table:table-cell office:value-type="float" office:value="3.89138333333333">
                <text:p>3.89138333333333</text:p>
                <draw:g>
                  <svg:desc>10G.B2:10G.B6</svg:desc>
                </draw:g>
              </table:table-cell>
            </table:table-row>
            <table:table-row>
              <table:table-cell office:value-type="string">
                <text:p>q1_mongo_2collections</text:p>
              </table:table-cell>
              <table:table-cell office:value-type="float" office:value="3.62771666666667">
                <text:p>3.62771666666667</text:p>
              </table:table-cell>
            </table:table-row>
            <table:table-row>
              <table:table-cell office:value-type="string">
                <text:p>q1_psql_json</text:p>
              </table:table-cell>
              <table:table-cell office:value-type="float" office:value="2.8652">
                <text:p>2.8652</text:p>
              </table:table-cell>
            </table:table-row>
            <table:table-row>
              <table:table-cell office:value-type="string">
                <text:p>q1_mongo_3collections</text:p>
              </table:table-cell>
              <table:table-cell office:value-type="float" office:value="1.51847333333333">
                <text:p>1.51847333333333</text:p>
              </table:table-cell>
            </table:table-row>
            <table:table-row>
              <table:table-cell office:value-type="string">
                <text:p>q1_psql</text:p>
              </table:table-cell>
              <table:table-cell office:value-type="float" office:value="0.567133333333333">
                <text:p>0.56713333333333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Q4.A2:Q4.B6 Q4.D27:Q4.D27" chart:data-source-has-labels="both" svg:x="1.701cm" svg:y="0.18cm" svg:width="13.979cm" svg:height="7.659cm">
          <chartooo:coordinate-region svg:x="5.259cm" svg:y="0.18cm" svg:width="9.996cm" svg:height="7.012cm"/>
          <chart:axis chart:dimension="x" chart:name="primary-x" chart:style-name="ch3" chartooo:axis-type="auto">
            <chartooo:date-scale/>
            <chart:title svg:x="0.451cm" svg:y="6.395cm" chart:style-name="ch4">
              <text:p>DB system, format
(no format means default format)</text:p>
            </chart:title>
            <chart:categories table:cell-range-address="Q4.A2:Q4.A6"/>
          </chart:axis>
          <chart:axis chart:dimension="y" chart:name="primary-y" chart:style-name="ch5">
            <chart:title svg:x="7.786cm" svg:y="8.019cm" chart:style-name="ch6">
              <text:p>Time (mins)</text:p>
            </chart:title>
            <chart:grid chart:style-name="ch7" chart:class="major"/>
          </chart:axis>
          <chart:series chart:style-name="ch8" chart:values-cell-range-address="Q4.B2:Q4.B6" chart:label-cell-address="Q4.D27:Q4.D2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129.000</text:p>
                <draw:g>
                  <svg:desc>Q4.D27:Q4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 (solution 3)</text:p>
                <draw:g>
                  <svg:desc>Q4.A2:Q4.A6</svg:desc>
                </draw:g>
              </table:table-cell>
              <table:table-cell office:value-type="float" office:value="0.395413333333333">
                <text:p>0.395413333333333</text:p>
                <draw:g>
                  <svg:desc>Q4.B2:Q4.B6</svg:desc>
                </draw:g>
              </table:table-cell>
            </table:table-row>
            <table:table-row>
              <table:table-cell office:value-type="string">
                <text:p>MongoDB (solution 2)</text:p>
              </table:table-cell>
              <table:table-cell office:value-type="float" office:value="0.373236666666667">
                <text:p>0.373236666666667</text:p>
              </table:table-cell>
            </table:table-row>
            <table:table-row>
              <table:table-cell office:value-type="string">
                <text:p>MongoDB (solution 1)</text:p>
              </table:table-cell>
              <table:table-cell office:value-type="float" office:value="0.38797">
                <text:p>0.38797</text:p>
              </table:table-cell>
            </table:table-row>
            <table:table-row>
              <table:table-cell office:value-type="string">
                <text:p>PSQL, json</text:p>
              </table:table-cell>
              <table:table-cell office:value-type="float" office:value="1.23131833333333">
                <text:p>1.23131833333333</text:p>
              </table:table-cell>
            </table:table-row>
            <table:table-row>
              <table:table-cell office:value-type="string">
                <text:p>PSQL</text:p>
              </table:table-cell>
              <table:table-cell office:value-type="float" office:value="0.0906403333333333">
                <text:p>0.090640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4.201cm" style:legend-expansion="high" chart:style-name="ch2"/>
        <chart:plot-area chart:style-name="ch3" table:cell-range-address="10G.A1:10G.B1 10G.A7:10G.B16" chart:data-source-has-labels="both" svg:x="0.32cm" svg:y="0.18cm" svg:width="13.07cm" svg:height="8.64cm">
          <chartooo:coordinate-region svg:x="4.54cm" svg:y="0.18cm" svg:width="8.24cm" svg:height="7.993cm"/>
          <chart:axis chart:dimension="x" chart:name="primary-x" chart:style-name="ch4" chartooo:axis-type="auto">
            <chartooo:date-scale/>
            <chart:categories table:cell-range-address="10G.A7:10G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G.B7:10G.B16" chart:label-cell-address="10G.B1:10G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in)</text:p>
                <draw:g>
                  <svg:desc>10G.B1:10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3v3_mongo_3collections</text:p>
                <draw:g>
                  <svg:desc>10G.A7:10G.A16</svg:desc>
                </draw:g>
              </table:table-cell>
              <table:table-cell office:value-type="float" office:value="88.46">
                <text:p>88.46</text:p>
                <draw:g>
                  <svg:desc>10G.B7:10G.B16</svg:desc>
                </draw:g>
              </table:table-cell>
            </table:table-row>
            <table:table-row>
              <table:table-cell office:value-type="string">
                <text:p>q3v2_mongo_2collections</text:p>
              </table:table-cell>
              <table:table-cell office:value-type="float" office:value="41.4718333333333">
                <text:p>41.4718333333333</text:p>
              </table:table-cell>
            </table:table-row>
            <table:table-row>
              <table:table-cell office:value-type="string">
                <text:p>q3v2_mongo_3collections</text:p>
              </table:table-cell>
              <table:table-cell office:value-type="float" office:value="6.91941666666667">
                <text:p>6.91941666666667</text:p>
              </table:table-cell>
            </table:table-row>
            <table:table-row>
              <table:table-cell office:value-type="string">
                <text:p>q3_psql_json</text:p>
              </table:table-cell>
              <table:table-cell office:value-type="float" office:value="1.9029">
                <text:p>1.9029</text:p>
              </table:table-cell>
            </table:table-row>
            <table:table-row>
              <table:table-cell office:value-type="string">
                <text:p>q3v2_mongo_1collection</text:p>
              </table:table-cell>
              <table:table-cell office:value-type="float" office:value="1.75175">
                <text:p>1.75175</text:p>
              </table:table-cell>
            </table:table-row>
            <table:table-row>
              <table:table-cell office:value-type="string">
                <text:p>q3v1_mongo_1collection</text:p>
              </table:table-cell>
              <table:table-cell office:value-type="float" office:value="1.75035">
                <text:p>1.75035</text:p>
              </table:table-cell>
            </table:table-row>
            <table:table-row>
              <table:table-cell office:value-type="string">
                <text:p>q3v3_mongo_1collection</text:p>
              </table:table-cell>
              <table:table-cell office:value-type="float" office:value="1.51940333333333">
                <text:p>1.51940333333333</text:p>
              </table:table-cell>
            </table:table-row>
            <table:table-row>
              <table:table-cell office:value-type="string">
                <text:p>q3v1_mongo_2collections</text:p>
              </table:table-cell>
              <table:table-cell office:value-type="float" office:value="1.51902333333333">
                <text:p>1.51902333333333</text:p>
              </table:table-cell>
            </table:table-row>
            <table:table-row>
              <table:table-cell office:value-type="string">
                <text:p>q3_psql</text:p>
              </table:table-cell>
              <table:table-cell office:value-type="float" office:value="1.12303666666667">
                <text:p>1.12303666666667</text:p>
              </table:table-cell>
            </table:table-row>
            <table:table-row>
              <table:table-cell office:value-type="string">
                <text:p>q3v1_mongo_3collections</text:p>
              </table:table-cell>
              <table:table-cell office:value-type="float" office:value="1.11268">
                <text:p>1.1126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bar" chart:style-name="ch1">
        <chart:legend chart:legend-position="end" svg:x="13.71cm" svg:y="4.2cm" style:legend-expansion="high" chart:style-name="ch2"/>
        <chart:plot-area chart:style-name="ch3" table:cell-range-address="10G.A1:10G.B1 10G.A17:10G.B23" chart:data-source-has-labels="both" svg:x="0.32cm" svg:y="0.179cm" svg:width="13.07cm" svg:height="8.641cm">
          <chartooo:coordinate-region svg:x="4.355cm" svg:y="0.179cm" svg:width="8.61cm" svg:height="7.994cm"/>
          <chart:axis chart:dimension="x" chart:name="primary-x" chart:style-name="ch4" chartooo:axis-type="auto">
            <chartooo:date-scale/>
            <chart:categories table:cell-range-address="10G.A17:10G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G.B17:10G.B23" chart:label-cell-address="10G.B1:10G.B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in)</text:p>
                <draw:g>
                  <svg:desc>10G.B1:10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4v3_mongo_1collection</text:p>
                <draw:g>
                  <svg:desc>10G.A17:10G.A23</svg:desc>
                </draw:g>
              </table:table-cell>
              <table:table-cell office:value-type="float" office:value="3.97875">
                <text:p>3.97875</text:p>
                <draw:g>
                  <svg:desc>10G.B17:10G.B23</svg:desc>
                </draw:g>
              </table:table-cell>
            </table:table-row>
            <table:table-row>
              <table:table-cell office:value-type="string">
                <text:p>q4v1_mongo_1collection</text:p>
              </table:table-cell>
              <table:table-cell office:value-type="float" office:value="3.9494">
                <text:p>3.9494</text:p>
              </table:table-cell>
            </table:table-row>
            <table:table-row>
              <table:table-cell office:value-type="string">
                <text:p>q4v2_mongo_1collection</text:p>
              </table:table-cell>
              <table:table-cell office:value-type="float" office:value="3.75831666666667">
                <text:p>3.75831666666667</text:p>
              </table:table-cell>
            </table:table-row>
            <table:table-row>
              <table:table-cell office:value-type="string">
                <text:p>q4_mongo_3collections</text:p>
              </table:table-cell>
              <table:table-cell office:value-type="float" office:value="2.43588333333333">
                <text:p>2.43588333333333</text:p>
              </table:table-cell>
            </table:table-row>
            <table:table-row>
              <table:table-cell office:value-type="string">
                <text:p>q4_psql_json</text:p>
              </table:table-cell>
              <table:table-cell office:value-type="float" office:value="2.03953333333333">
                <text:p>2.03953333333333</text:p>
              </table:table-cell>
            </table:table-row>
            <table:table-row>
              <table:table-cell office:value-type="string">
                <text:p>q4_psql</text:p>
              </table:table-cell>
              <table:table-cell office:value-type="float" office:value="1.62098333333333">
                <text:p>1.62098333333333</text:p>
              </table:table-cell>
            </table:table-row>
            <table:table-row>
              <table:table-cell office:value-type="string">
                <text:p>q4_mongo_2collections</text:p>
              </table:table-cell>
              <table:table-cell office:value-type="float" office:value="1.26248">
                <text:p>1.2624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4.201cm" style:legend-expansion="high" chart:style-name="ch2"/>
        <chart:plot-area chart:style-name="ch3" table:cell-range-address="10G.A1:10G.B1 10G.A24:10G.B29" chart:data-source-has-labels="both" svg:x="0.32cm" svg:y="0.18cm" svg:width="13.07cm" svg:height="8.64cm">
          <chartooo:coordinate-region svg:x="4.54cm" svg:y="0.18cm" svg:width="8.332cm" svg:height="7.993cm"/>
          <chart:axis chart:dimension="x" chart:name="primary-x" chart:style-name="ch4" chartooo:axis-type="auto">
            <chartooo:date-scale/>
            <chart:categories table:cell-range-address="10G.A24:10G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G.B24:10G.B29" chart:label-cell-address="10G.B1:10G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in)</text:p>
                <draw:g>
                  <svg:desc>10G.B1:10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2_mongo_3collections</text:p>
                <draw:g>
                  <svg:desc>10G.A24:10G.A29</svg:desc>
                </draw:g>
              </table:table-cell>
              <table:table-cell office:value-type="float" office:value="26.7738333333333">
                <text:p>26.7738333333333</text:p>
                <draw:g>
                  <svg:desc>10G.B24:10G.B29</svg:desc>
                </draw:g>
              </table:table-cell>
            </table:table-row>
            <table:table-row>
              <table:table-cell office:value-type="string">
                <text:p>q12v2_mongo_1collection</text:p>
              </table:table-cell>
              <table:table-cell office:value-type="float" office:value="6.49385">
                <text:p>6.49385</text:p>
              </table:table-cell>
            </table:table-row>
            <table:table-row>
              <table:table-cell office:value-type="string">
                <text:p>q12v1_mongo_1collection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q12_mongo_2collections</text:p>
              </table:table-cell>
              <table:table-cell office:value-type="float" office:value="3.92538333333333">
                <text:p>3.92538333333333</text:p>
              </table:table-cell>
            </table:table-row>
            <table:table-row>
              <table:table-cell office:value-type="string">
                <text:p>q12_psql_json</text:p>
              </table:table-cell>
              <table:table-cell office:value-type="float" office:value="3.21601666666667">
                <text:p>3.21601666666667</text:p>
              </table:table-cell>
            </table:table-row>
            <table:table-row>
              <table:table-cell office:value-type="string">
                <text:p>q12_psql</text:p>
              </table:table-cell>
              <table:table-cell office:value-type="float" office:value="1.34713666666667">
                <text:p>1.3471366666666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4.201cm" style:legend-expansion="high" chart:style-name="ch2"/>
        <chart:plot-area chart:style-name="ch3" table:cell-range-address="10G.A1:10G.B1 10G.A30:10G.B34" chart:data-source-has-labels="both" svg:x="0.32cm" svg:y="0.18cm" svg:width="13.07cm" svg:height="8.64cm">
          <chartooo:coordinate-region svg:x="4.355cm" svg:y="0.18cm" svg:width="8.518cm" svg:height="7.993cm"/>
          <chart:axis chart:dimension="x" chart:name="primary-x" chart:style-name="ch4" chartooo:axis-type="auto">
            <chartooo:date-scale/>
            <chart:categories table:cell-range-address="10G.A30:10G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G.B30:10G.B34" chart:label-cell-address="10G.B1:10G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in)</text:p>
                <draw:g>
                  <svg:desc>10G.B1:10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3_mongo_2collections</text:p>
                <draw:g>
                  <svg:desc>10G.A30:10G.A34</svg:desc>
                </draw:g>
              </table:table-cell>
              <table:table-cell office:value-type="float" office:value="49.3170666666667">
                <text:p>49.3170666666667</text:p>
                <draw:g>
                  <svg:desc>10G.B30:10G.B34</svg:desc>
                </draw:g>
              </table:table-cell>
            </table:table-row>
            <table:table-row>
              <table:table-cell office:value-type="string">
                <text:p>q13_mongo_3collections</text:p>
              </table:table-cell>
              <table:table-cell office:value-type="float" office:value="9.87346666666667">
                <text:p>9.87346666666667</text:p>
              </table:table-cell>
            </table:table-row>
            <table:table-row>
              <table:table-cell office:value-type="string">
                <text:p>q13_psql_json</text:p>
              </table:table-cell>
              <table:table-cell office:value-type="float" office:value="8.02328333333333">
                <text:p>8.02328333333333</text:p>
              </table:table-cell>
            </table:table-row>
            <table:table-row>
              <table:table-cell office:value-type="string">
                <text:p>q13_mongo_1collection</text:p>
              </table:table-cell>
              <table:table-cell office:value-type="float" office:value="4.50378333333333">
                <text:p>4.50378333333333</text:p>
              </table:table-cell>
            </table:table-row>
            <table:table-row>
              <table:table-cell office:value-type="string">
                <text:p>q13_psql</text:p>
              </table:table-cell>
              <table:table-cell office:value-type="float" office:value="0.482078333333333">
                <text:p>0.48207833333333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4.201cm" style:legend-expansion="high" chart:style-name="ch2"/>
        <chart:plot-area chart:style-name="ch3" table:cell-range-address="10G.A1:10G.B1 10G.A35:10G.B39" chart:data-source-has-labels="both" svg:x="0.32cm" svg:y="0.18cm" svg:width="13.07cm" svg:height="8.64cm">
          <chartooo:coordinate-region svg:x="4.355cm" svg:y="0.18cm" svg:width="8.518cm" svg:height="7.993cm"/>
          <chart:axis chart:dimension="x" chart:name="primary-x" chart:style-name="ch4" chartooo:axis-type="auto">
            <chartooo:date-scale/>
            <chart:categories table:cell-range-address="10G.A35:10G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0G.B35:10G.B39" chart:label-cell-address="10G.B1:10G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in)</text:p>
                <draw:g>
                  <svg:desc>10G.B1:10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22_mongo_2collections</text:p>
                <draw:g>
                  <svg:desc>10G.A35:10G.A39</svg:desc>
                </draw:g>
              </table:table-cell>
              <table:table-cell office:value-type="float" office:value="48.9662166666667">
                <text:p>48.9662166666667</text:p>
                <draw:g>
                  <svg:desc>10G.B35:10G.B39</svg:desc>
                </draw:g>
              </table:table-cell>
            </table:table-row>
            <table:table-row>
              <table:table-cell office:value-type="string">
                <text:p>q22_mongo_3collections</text:p>
              </table:table-cell>
              <table:table-cell office:value-type="float" office:value="8.798">
                <text:p>8.798</text:p>
              </table:table-cell>
            </table:table-row>
            <table:table-row>
              <table:table-cell office:value-type="string">
                <text:p>q22_psql_json</text:p>
              </table:table-cell>
              <table:table-cell office:value-type="float" office:value="1.90071666666667">
                <text:p>1.90071666666667</text:p>
              </table:table-cell>
            </table:table-row>
            <table:table-row>
              <table:table-cell office:value-type="string">
                <text:p>q22_mongo_1collection</text:p>
              </table:table-cell>
              <table:table-cell office:value-type="float" office:value="1.25114">
                <text:p>1.25114</text:p>
              </table:table-cell>
            </table:table-row>
            <table:table-row>
              <table:table-cell office:value-type="string">
                <text:p>q22_psql</text:p>
              </table:table-cell>
              <table:table-cell office:value-type="float" office:value="0.195641666666667">
                <text:p>0.19564166666666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25GB.A1:25GB.B6" chart:data-source-has-labels="both" svg:x="0.32cm" svg:y="0.18cm" svg:width="12.885cm" svg:height="8.64cm">
          <chartooo:coordinate-region svg:x="4.169cm" svg:y="0.18cm" svg:width="8.518cm" svg:height="7.993cm"/>
          <chart:axis chart:dimension="x" chart:name="primary-x" chart:style-name="ch4" chartooo:axis-type="auto">
            <chartooo:date-scale/>
            <chart:categories table:cell-range-address="25GB.A2:25GB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5GB.B2:25GB.B6" chart:label-cell-address="25GB.B1:25GB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ins)</text:p>
                <draw:g>
                  <svg:desc>25GB.B1:25GB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_mongo_1collection</text:p>
                <draw:g>
                  <svg:desc>25GB.A2:25GB.A6</svg:desc>
                </draw:g>
              </table:table-cell>
              <table:table-cell office:value-type="float" office:value="10.2283">
                <text:p>10.2283</text:p>
                <draw:g>
                  <svg:desc>25GB.B2:25GB.B6</svg:desc>
                </draw:g>
              </table:table-cell>
            </table:table-row>
            <table:table-row>
              <table:table-cell office:value-type="string">
                <text:p>q1_mongo_2collections</text:p>
              </table:table-cell>
              <table:table-cell office:value-type="float" office:value="9.26358333333333">
                <text:p>9.26358333333333</text:p>
              </table:table-cell>
            </table:table-row>
            <table:table-row>
              <table:table-cell office:value-type="string">
                <text:p>q1_psql_json</text:p>
              </table:table-cell>
              <table:table-cell office:value-type="float" office:value="7.09273333333333">
                <text:p>7.09273333333333</text:p>
              </table:table-cell>
            </table:table-row>
            <table:table-row>
              <table:table-cell office:value-type="string">
                <text:p>q1_mongo_3collections</text:p>
              </table:table-cell>
              <table:table-cell office:value-type="float" office:value="3.85658333333333">
                <text:p>3.85658333333333</text:p>
              </table:table-cell>
            </table:table-row>
            <table:table-row>
              <table:table-cell office:value-type="string">
                <text:p>q1_psql</text:p>
              </table:table-cell>
              <table:table-cell office:value-type="float" office:value="1.51749666666667">
                <text:p>1.51749666666667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25GB.A7:25GB.B15 25GB.B1:25GB.B1" chart:data-source-has-labels="both" svg:x="0.32cm" svg:y="0.18cm" svg:width="12.885cm" svg:height="8.64cm">
          <chartooo:coordinate-region svg:x="4.54cm" svg:y="0.18cm" svg:width="8.524cm" svg:height="7.38cm"/>
          <chart:axis chart:dimension="x" chart:name="primary-x" chart:style-name="ch4" chartooo:axis-type="auto">
            <chartooo:date-scale/>
            <chart:categories table:cell-range-address="25GB.A7:25GB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5GB.B7:25GB.B15" chart:label-cell-address="25GB.B1:25GB.B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ins)</text:p>
                <draw:g>
                  <svg:desc>25GB.B1:25GB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3v2_mongo_3collections</text:p>
                <draw:g>
                  <svg:desc>25GB.A7:25GB.A15</svg:desc>
                </draw:g>
              </table:table-cell>
              <table:table-cell office:value-type="float" office:value="17.9945166666667">
                <text:p>17.9945166666667</text:p>
                <draw:g>
                  <svg:desc>25GB.B7:25GB.B15</svg:desc>
                </draw:g>
              </table:table-cell>
            </table:table-row>
            <table:table-row>
              <table:table-cell office:value-type="string">
                <text:p>q3v2_mongo_1collection</text:p>
              </table:table-cell>
              <table:table-cell office:value-type="float" office:value="4.9025">
                <text:p>4.9025</text:p>
              </table:table-cell>
            </table:table-row>
            <table:table-row>
              <table:table-cell office:value-type="string">
                <text:p>q3v1_mongo_1collection</text:p>
              </table:table-cell>
              <table:table-cell office:value-type="float" office:value="4.8769">
                <text:p>4.8769</text:p>
              </table:table-cell>
            </table:table-row>
            <table:table-row>
              <table:table-cell office:value-type="string">
                <text:p>q3_psql_json</text:p>
              </table:table-cell>
              <table:table-cell office:value-type="float" office:value="4.72328333333333">
                <text:p>4.72328333333333</text:p>
              </table:table-cell>
            </table:table-row>
            <table:table-row>
              <table:table-cell office:value-type="string">
                <text:p>q3v3_mongo_1collection</text:p>
              </table:table-cell>
              <table:table-cell office:value-type="float" office:value="4.28478333333333">
                <text:p>4.28478333333333</text:p>
              </table:table-cell>
            </table:table-row>
            <table:table-row>
              <table:table-cell office:value-type="string">
                <text:p>q3_psql</text:p>
              </table:table-cell>
              <table:table-cell office:value-type="float" office:value="3.06825">
                <text:p>3.06825</text:p>
              </table:table-cell>
            </table:table-row>
            <table:table-row>
              <table:table-cell office:value-type="string">
                <text:p>q3v1_mongo_3collections</text:p>
              </table:table-cell>
              <table:table-cell office:value-type="float" office:value="3.0145">
                <text:p>3.0145</text:p>
              </table:table-cell>
            </table:table-row>
            <table:table-row>
              <table:table-cell office:value-type="string">
                <text:p>q3v1_mongo_2collections</text:p>
              </table:table-cell>
              <table:table-cell office:value-type="float" office:value="2.84666666666667">
                <text:p>2.84666666666667</text:p>
              </table:table-cell>
            </table:table-row>
            <table:table-row>
              <table:table-cell office:value-type="string">
                <text:p>q3v2_mongo_2collections</text:p>
              </table:table-cell>
              <table:table-cell office:value-type="float" office:value="0.0919133333333333">
                <text:p>0.091913333333333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25GB.A16:25GB.B22 25GB.B1:25GB.B1" chart:data-source-has-labels="both" svg:x="0.32cm" svg:y="0.18cm" svg:width="12.885cm" svg:height="8.64cm">
          <chartooo:coordinate-region svg:x="4.355cm" svg:y="0.18cm" svg:width="8.332cm" svg:height="7.993cm"/>
          <chart:axis chart:dimension="x" chart:name="primary-x" chart:style-name="ch4" chartooo:axis-type="auto">
            <chartooo:date-scale/>
            <chart:categories table:cell-range-address="25GB.A16:25GB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5GB.B16:25GB.B22" chart:label-cell-address="25GB.B1:25GB.B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ins)</text:p>
                <draw:g>
                  <svg:desc>25GB.B1:25GB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4v3_mongo_1collection</text:p>
                <draw:g>
                  <svg:desc>25GB.A16:25GB.A22</svg:desc>
                </draw:g>
              </table:table-cell>
              <table:table-cell office:value-type="float" office:value="10.4156833333333">
                <text:p>10.4156833333333</text:p>
                <draw:g>
                  <svg:desc>25GB.B16:25GB.B22</svg:desc>
                </draw:g>
              </table:table-cell>
            </table:table-row>
            <table:table-row>
              <table:table-cell office:value-type="string">
                <text:p>q4v1_mongo_1collection</text:p>
              </table:table-cell>
              <table:table-cell office:value-type="float" office:value="10.3839666666667">
                <text:p>10.3839666666667</text:p>
              </table:table-cell>
            </table:table-row>
            <table:table-row>
              <table:table-cell office:value-type="string">
                <text:p>q4v2_mongo_1collection</text:p>
              </table:table-cell>
              <table:table-cell office:value-type="float" office:value="9.84513333333333">
                <text:p>9.84513333333333</text:p>
              </table:table-cell>
            </table:table-row>
            <table:table-row>
              <table:table-cell office:value-type="string">
                <text:p>q4_mongo_3collections</text:p>
              </table:table-cell>
              <table:table-cell office:value-type="float" office:value="6.06923333333333">
                <text:p>6.06923333333333</text:p>
              </table:table-cell>
            </table:table-row>
            <table:table-row>
              <table:table-cell office:value-type="string">
                <text:p>q4_psql_json</text:p>
              </table:table-cell>
              <table:table-cell office:value-type="float" office:value="5.05956666666667">
                <text:p>5.05956666666667</text:p>
              </table:table-cell>
            </table:table-row>
            <table:table-row>
              <table:table-cell office:value-type="string">
                <text:p>q4_psql</text:p>
              </table:table-cell>
              <table:table-cell office:value-type="float" office:value="4.32335">
                <text:p>4.32335</text:p>
              </table:table-cell>
            </table:table-row>
            <table:table-row>
              <table:table-cell office:value-type="string">
                <text:p>q4_mongo_2collections</text:p>
              </table:table-cell>
              <table:table-cell office:value-type="float" office:value="3.3236">
                <text:p>3.3236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25GB.A23:25GB.B28 25GB.B1:25GB.B1" chart:data-source-has-labels="both" svg:x="0.32cm" svg:y="0.18cm" svg:width="12.885cm" svg:height="8.64cm">
          <chartooo:coordinate-region svg:x="4.54cm" svg:y="0.18cm" svg:width="8.24cm" svg:height="7.993cm"/>
          <chart:axis chart:dimension="x" chart:name="primary-x" chart:style-name="ch4" chartooo:axis-type="auto">
            <chartooo:date-scale/>
            <chart:categories table:cell-range-address="25GB.A23:25GB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5GB.B23:25GB.B28" chart:label-cell-address="25GB.B1:25GB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ins)</text:p>
                <draw:g>
                  <svg:desc>25GB.B1:25GB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2_mongo_3collections</text:p>
                <draw:g>
                  <svg:desc>25GB.A23:25GB.A28</svg:desc>
                </draw:g>
              </table:table-cell>
              <table:table-cell office:value-type="float" office:value="67.4586666666667">
                <text:p>67.4586666666667</text:p>
                <draw:g>
                  <svg:desc>25GB.B23:25GB.B28</svg:desc>
                </draw:g>
              </table:table-cell>
            </table:table-row>
            <table:table-row>
              <table:table-cell office:value-type="string">
                <text:p>q12v2_mongo_1collection</text:p>
              </table:table-cell>
              <table:table-cell office:value-type="float" office:value="16.9661666666667">
                <text:p>16.9661666666667</text:p>
              </table:table-cell>
            </table:table-row>
            <table:table-row>
              <table:table-cell office:value-type="string">
                <text:p>q12v1_mongo_1collection</text:p>
              </table:table-cell>
              <table:table-cell office:value-type="float" office:value="10.8852833333333">
                <text:p>10.8852833333333</text:p>
              </table:table-cell>
            </table:table-row>
            <table:table-row>
              <table:table-cell office:value-type="string">
                <text:p>q12_mongo_2collections</text:p>
              </table:table-cell>
              <table:table-cell office:value-type="float" office:value="10.04865">
                <text:p>10.04865</text:p>
              </table:table-cell>
            </table:table-row>
            <table:table-row>
              <table:table-cell office:value-type="string">
                <text:p>q12_psql_json</text:p>
              </table:table-cell>
              <table:table-cell office:value-type="float" office:value="7.92923333333333">
                <text:p>7.92923333333333</text:p>
              </table:table-cell>
            </table:table-row>
            <table:table-row>
              <table:table-cell office:value-type="string">
                <text:p>q12_psql</text:p>
              </table:table-cell>
              <table:table-cell office:value-type="float" office:value="3.65201666666667">
                <text:p>3.65201666666667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25GB.A29:25GB.B33 25GB.B1:25GB.B1" chart:data-source-has-labels="both" svg:x="0.32cm" svg:y="0.18cm" svg:width="12.885cm" svg:height="8.64cm">
          <chartooo:coordinate-region svg:x="4.355cm" svg:y="0.18cm" svg:width="8.332cm" svg:height="7.993cm"/>
          <chart:axis chart:dimension="x" chart:name="primary-x" chart:style-name="ch4" chartooo:axis-type="auto">
            <chartooo:date-scale/>
            <chart:categories table:cell-range-address="25GB.A29:25GB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5GB.B29:25GB.B33" chart:label-cell-address="25GB.B1:25GB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ins)</text:p>
                <draw:g>
                  <svg:desc>25GB.B1:25GB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3_psql_json</text:p>
                <draw:g>
                  <svg:desc>25GB.A29:25GB.A33</svg:desc>
                </draw:g>
              </table:table-cell>
              <table:table-cell office:value-type="float" office:value="26.526">
                <text:p>26.526</text:p>
                <draw:g>
                  <svg:desc>25GB.B29:25GB.B33</svg:desc>
                </draw:g>
              </table:table-cell>
            </table:table-row>
            <table:table-row>
              <table:table-cell office:value-type="string">
                <text:p>q13_mongo_3collections</text:p>
              </table:table-cell>
              <table:table-cell office:value-type="float" office:value="25.4415">
                <text:p>25.4415</text:p>
              </table:table-cell>
            </table:table-row>
            <table:table-row>
              <table:table-cell office:value-type="string">
                <text:p>q13_mongo_1collection</text:p>
              </table:table-cell>
              <table:table-cell office:value-type="float" office:value="11.8036666666667">
                <text:p>11.8036666666667</text:p>
              </table:table-cell>
            </table:table-row>
            <table:table-row>
              <table:table-cell office:value-type="string">
                <text:p>q13_mongo_2collections</text:p>
              </table:table-cell>
              <table:table-cell office:value-type="float" office:value="4.49631666666667">
                <text:p>4.49631666666667</text:p>
              </table:table-cell>
            </table:table-row>
            <table:table-row>
              <table:table-cell office:value-type="string">
                <text:p>q13_psql</text:p>
              </table:table-cell>
              <table:table-cell office:value-type="float" office:value="1.54434333333333">
                <text:p>1.54434333333333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Q12's performance</text:p>
        </chart:title>
        <chart:plot-area chart:style-name="ch3" table:cell-range-address="Q12.A1:Q12.B5" chart:data-source-has-labels="both" svg:x="1.701cm" svg:y="1.275cm" svg:width="13.979cm" svg:height="6.564cm">
          <chartooo:coordinate-region svg:x="4.783cm" svg:y="1.275cm" svg:width="10.473cm" svg:height="5.917cm"/>
          <chart:axis chart:dimension="x" chart:name="primary-x" chart:style-name="ch4" chartooo:axis-type="auto">
            <chartooo:date-scale/>
            <chart:title svg:x="0.451cm" svg:y="6.943cm" chart:style-name="ch5">
              <text:p>DB system, format
(no format means default format)</text:p>
            </chart:title>
            <chart:categories table:cell-range-address="Q12.A2:Q12.A5"/>
          </chart:axis>
          <chart:axis chart:dimension="y" chart:name="primary-y" chart:style-name="ch6">
            <chart:title svg:x="7.786cm" svg:y="8.019cm" chart:style-name="ch7">
              <text:p>Time (mins)</text:p>
            </chart:title>
            <chart:grid chart:style-name="ch8" chart:class="major"/>
          </chart:axis>
          <chart:series chart:style-name="ch9" chart:values-cell-range-address="Q12.B2:Q12.B5" chart:label-cell-address="Q12.B1:Q12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ins)</text:p>
                <draw:g>
                  <svg:desc>Q12.B1:Q1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SQL, json</text:p>
                <draw:g>
                  <svg:desc>Q12.A2:Q12.A5</svg:desc>
                </draw:g>
              </table:table-cell>
              <table:table-cell office:value-type="float" office:value="4.1067">
                <text:p>4.1067</text:p>
                <draw:g>
                  <svg:desc>Q12.B2:Q12.B5</svg:desc>
                </draw:g>
              </table:table-cell>
            </table:table-row>
            <table:table-row>
              <table:table-cell office:value-type="string">
                <text:p>PSQL</text:p>
              </table:table-cell>
              <table:table-cell office:value-type="float" office:value="0.0893738333333333">
                <text:p>0.0893738333333333</text:p>
              </table:table-cell>
            </table:table-row>
            <table:table-row>
              <table:table-cell office:value-type="string">
                <text:p>MongoDB (Q12v1)</text:p>
              </table:table-cell>
              <table:table-cell office:value-type="float" office:value="0.42553">
                <text:p>0.42553</text:p>
              </table:table-cell>
            </table:table-row>
            <table:table-row>
              <table:table-cell office:value-type="string">
                <text:p>MongoDB (Q12v2)</text:p>
              </table:table-cell>
              <table:table-cell office:value-type="float" office:value="0.63971">
                <text:p>0.639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25GB.A34:25GB.B38 25GB.B1:25GB.B1" chart:data-source-has-labels="both" svg:x="0.32cm" svg:y="0.18cm" svg:width="12.885cm" svg:height="8.64cm">
          <chartooo:coordinate-region svg:x="4.355cm" svg:y="0.18cm" svg:width="8.332cm" svg:height="7.993cm"/>
          <chart:axis chart:dimension="x" chart:name="primary-x" chart:style-name="ch4" chartooo:axis-type="auto">
            <chartooo:date-scale/>
            <chart:categories table:cell-range-address="25GB.A34:25GB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5GB.B34:25GB.B38" chart:label-cell-address="25GB.B1:25GB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ins)</text:p>
                <draw:g>
                  <svg:desc>25GB.B1:25GB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22_mongo_3collections</text:p>
                <draw:g>
                  <svg:desc>25GB.A34:25GB.A38</svg:desc>
                </draw:g>
              </table:table-cell>
              <table:table-cell office:value-type="float" office:value="22.6815">
                <text:p>22.6815</text:p>
                <draw:g>
                  <svg:desc>25GB.B34:25GB.B38</svg:desc>
                </draw:g>
              </table:table-cell>
            </table:table-row>
            <table:table-row>
              <table:table-cell office:value-type="string">
                <text:p>q22_psql_json</text:p>
              </table:table-cell>
              <table:table-cell office:value-type="float" office:value="4.87466666666667">
                <text:p>4.87466666666667</text:p>
              </table:table-cell>
            </table:table-row>
            <table:table-row>
              <table:table-cell office:value-type="string">
                <text:p>q22_mongo_1collection</text:p>
              </table:table-cell>
              <table:table-cell office:value-type="float" office:value="4.09155">
                <text:p>4.09155</text:p>
              </table:table-cell>
            </table:table-row>
            <table:table-row>
              <table:table-cell office:value-type="string">
                <text:p>q22_psql</text:p>
              </table:table-cell>
              <table:table-cell office:value-type="float" office:value="0.533791666666667">
                <text:p>0.533791666666667</text:p>
              </table:table-cell>
            </table:table-row>
            <table:table-row>
              <table:table-cell office:value-type="string">
                <text:p>q22_mongo_2collections</text:p>
              </table:table-cell>
              <table:table-cell office:value-type="float" office:value="0.40125">
                <text:p>0.40125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Q12's performance</text:p>
        </chart:title>
        <chart:plot-area chart:style-name="ch3" table:cell-range-address="Q12.A23:Q12.B27" chart:data-source-has-labels="both" svg:x="1.701cm" svg:y="1.275cm" svg:width="13.979cm" svg:height="6.564cm">
          <chartooo:coordinate-region svg:x="4.783cm" svg:y="1.275cm" svg:width="10.472cm" svg:height="5.917cm"/>
          <chart:axis chart:dimension="x" chart:name="primary-x" chart:style-name="ch4" chartooo:axis-type="auto">
            <chartooo:date-scale/>
            <chart:title svg:x="0.451cm" svg:y="6.943cm" chart:style-name="ch5">
              <text:p>DB system, format
(no format means default format)</text:p>
            </chart:title>
            <chart:categories table:cell-range-address="Q12.A24:Q12.A27"/>
          </chart:axis>
          <chart:axis chart:dimension="y" chart:name="primary-y" chart:style-name="ch6">
            <chart:title svg:x="7.786cm" svg:y="8.019cm" chart:style-name="ch7">
              <text:p>Time (mins)</text:p>
            </chart:title>
            <chart:grid chart:style-name="ch8" chart:class="major"/>
          </chart:axis>
          <chart:series chart:style-name="ch9" chart:values-cell-range-address="Q12.B24:Q12.B27" chart:label-cell-address="Q12.B23:Q12.B2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ins)</text:p>
                <draw:g>
                  <svg:desc>Q12.B23:Q12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SQL, jsonb</text:p>
                <draw:g>
                  <svg:desc>Q12.A24:Q12.A27</svg:desc>
                </draw:g>
              </table:table-cell>
              <table:table-cell office:value-type="float" office:value="0.315191666666667">
                <text:p>0.315191666666667</text:p>
                <draw:g>
                  <svg:desc>Q12.B24:Q12.B27</svg:desc>
                </draw:g>
              </table:table-cell>
            </table:table-row>
            <table:table-row>
              <table:table-cell office:value-type="string">
                <text:p>PSQL</text:p>
              </table:table-cell>
              <table:table-cell office:value-type="float" office:value="0.0858428333333333">
                <text:p>0.0858428333333333</text:p>
              </table:table-cell>
            </table:table-row>
            <table:table-row>
              <table:table-cell office:value-type="string">
                <text:p>MongoDB (Q12v1)</text:p>
              </table:table-cell>
              <table:table-cell office:value-type="float" office:value="0.41112">
                <text:p>0.41112</text:p>
              </table:table-cell>
            </table:table-row>
            <table:table-row>
              <table:table-cell office:value-type="string">
                <text:p>MongoDB (Q12v2)</text:p>
              </table:table-cell>
              <table:table-cell office:value-type="float" office:value="0.637516666666667">
                <text:p>0.63751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8.998cm" xlink:href=".." xlink:type="simple" chart:class="chart:bar" chart:style-name="ch1">
        <chart:title svg:x="6.154cm" svg:y="0.315cm" chart:style-name="ch2">
          <text:p>Q1's performance</text:p>
        </chart:title>
        <chart:plot-area chart:style-name="ch3" table:cell-range-address="Q1.A37:Q1.B46" chart:data-source-has-labels="both" svg:x="0.319cm" svg:y="1.273cm" svg:width="15.356cm" svg:height="6.565cm">
          <chartooo:coordinate-region svg:x="4.142cm" svg:y="1.273cm" svg:width="11.108cm" svg:height="5.918cm"/>
          <chart:axis chart:dimension="x" chart:name="primary-x" chart:style-name="ch4" chartooo:axis-type="auto">
            <chartooo:date-scale/>
            <chart:categories table:cell-range-address="Q1.A38:Q1.A46"/>
          </chart:axis>
          <chart:axis chart:dimension="y" chart:name="primary-y" chart:style-name="ch5">
            <chart:title svg:x="7.093cm" svg:y="8.017cm" chart:style-name="ch6">
              <text:p>Time (mins)</text:p>
            </chart:title>
            <chart:grid chart:style-name="ch7" chart:class="major"/>
          </chart:axis>
          <chart:series chart:style-name="ch8" chart:values-cell-range-address="Q1.B38:Q1.B46" chart:label-cell-address="Q1.B37:Q1.B37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ins)</text:p>
                <draw:g>
                  <svg:desc>Q1.B37:Q1.B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, 115 days</text:p>
                <draw:g>
                  <svg:desc>Q1.A38:Q1.A46</svg:desc>
                </draw:g>
              </table:table-cell>
              <table:table-cell office:value-type="float" office:value="0.537576666666667">
                <text:p>0.537576666666667</text:p>
                <draw:g>
                  <svg:desc>Q1.B38:Q1.B46</svg:desc>
                </draw:g>
              </table:table-cell>
            </table:table-row>
            <table:table-row>
              <table:table-cell office:value-type="string">
                <text:p>MongoDB, 70 days</text:p>
              </table:table-cell>
              <table:table-cell office:value-type="float" office:value="0.535376666666667">
                <text:p>0.535376666666667</text:p>
              </table:table-cell>
            </table:table-row>
            <table:table-row>
              <table:table-cell office:value-type="string">
                <text:p>MongoDB, 90 days</text:p>
              </table:table-cell>
              <table:table-cell office:value-type="float" office:value="0.53696">
                <text:p>0.53696</text:p>
              </table:table-cell>
            </table:table-row>
            <table:table-row>
              <table:table-cell office:value-type="string">
                <text:p>PSQL, jsonb, 115 days</text:p>
              </table:table-cell>
              <table:table-cell office:value-type="float" office:value="0.836808333333333">
                <text:p>0.836808333333333</text:p>
              </table:table-cell>
            </table:table-row>
            <table:table-row>
              <table:table-cell office:value-type="string">
                <text:p>PSQL, jsonb, 70 days</text:p>
              </table:table-cell>
              <table:table-cell office:value-type="float" office:value="0.835823333333333">
                <text:p>0.835823333333333</text:p>
              </table:table-cell>
            </table:table-row>
            <table:table-row>
              <table:table-cell office:value-type="string">
                <text:p>PSQL, jsonb, 90 days</text:p>
              </table:table-cell>
              <table:table-cell office:value-type="float" office:value="0.833686666666667">
                <text:p>0.833686666666667</text:p>
              </table:table-cell>
            </table:table-row>
            <table:table-row>
              <table:table-cell office:value-type="string">
                <text:p>PSQL, 115 days</text:p>
              </table:table-cell>
              <table:table-cell office:value-type="float" office:value="0.0666545">
                <text:p>0.0666545</text:p>
              </table:table-cell>
            </table:table-row>
            <table:table-row>
              <table:table-cell office:value-type="string">
                <text:p>PSQL, 70 days</text:p>
              </table:table-cell>
              <table:table-cell office:value-type="float" office:value="0.0681848333333333">
                <text:p>0.0681848333333333</text:p>
              </table:table-cell>
            </table:table-row>
            <table:table-row>
              <table:table-cell office:value-type="string">
                <text:p>PSQL, 90 days</text:p>
              </table:table-cell>
              <table:table-cell office:value-type="float" office:value="0.068726">
                <text:p>0.0687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57cm" svg:y="0.316cm" chart:style-name="ch2">
          <text:p>Q3's performance</text:p>
        </chart:title>
        <chart:plot-area chart:style-name="ch3" table:cell-range-address="Q3.A32:Q3.B35 Q3.B31:Q3.B31" chart:data-source-has-labels="both" svg:x="0.32cm" svg:y="1.275cm" svg:width="15.36cm" svg:height="6.564cm">
          <chartooo:coordinate-region svg:x="5.042cm" svg:y="1.275cm" svg:width="10.12cm" svg:height="5.917cm"/>
          <chart:axis chart:dimension="x" chart:name="primary-x" chart:style-name="ch4" chartooo:axis-type="auto">
            <chartooo:date-scale/>
            <chart:categories table:cell-range-address="Q3.A32:Q3.A35"/>
          </chart:axis>
          <chart:axis chart:dimension="y" chart:name="primary-y" chart:style-name="ch5">
            <chart:title svg:x="7.096cm" svg:y="8.019cm" chart:style-name="ch6">
              <text:p>Time (mins)</text:p>
            </chart:title>
            <chart:grid chart:style-name="ch7" chart:class="major"/>
          </chart:axis>
          <chart:series chart:style-name="ch8" chart:values-cell-range-address="Q3.B32:Q3.B35" chart:label-cell-address="Q3.B31:Q3.B3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in)</text:p>
                <draw:g>
                  <svg:desc>Q3.B31:Q3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 (matching 2 times)</text:p>
                <draw:g>
                  <svg:desc>Q3.A32:Q3.A35</svg:desc>
                </draw:g>
              </table:table-cell>
              <table:table-cell office:value-type="float" office:value="0.196066666666667">
                <text:p>0.196066666666667</text:p>
                <draw:g>
                  <svg:desc>Q3.B32:Q3.B35</svg:desc>
                </draw:g>
              </table:table-cell>
            </table:table-row>
            <table:table-row>
              <table:table-cell office:value-type="string">
                <text:p>MongoDB (matching 1 time)</text:p>
              </table:table-cell>
              <table:table-cell office:value-type="float" office:value="0.192796666666667">
                <text:p>0.192796666666667</text:p>
              </table:table-cell>
            </table:table-row>
            <table:table-row>
              <table:table-cell office:value-type="string">
                <text:p>PSQL, jsonb</text:p>
              </table:table-cell>
              <table:table-cell office:value-type="float" office:value="0.192508333333333">
                <text:p>0.192508333333333</text:p>
              </table:table-cell>
            </table:table-row>
            <table:table-row>
              <table:table-cell office:value-type="string">
                <text:p>PSQL</text:p>
              </table:table-cell>
              <table:table-cell office:value-type="float" office:value="0.0875236666666667">
                <text:p>0.087523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bar" chart:style-name="ch1">
        <chart:title svg:x="6.157cm" svg:y="0.315cm" chart:style-name="ch2">
          <text:p>Q4's performance</text:p>
        </chart:title>
        <chart:plot-area chart:style-name="ch3" table:cell-range-address="Q4.A32:Q4.B37" chart:data-source-has-labels="both" svg:x="0.32cm" svg:y="1.273cm" svg:width="15.361cm" svg:height="6.565cm">
          <chartooo:coordinate-region svg:x="3.878cm" svg:y="1.273cm" svg:width="11.378cm" svg:height="5.918cm"/>
          <chart:axis chart:dimension="x" chart:name="primary-x" chart:style-name="ch4" chartooo:axis-type="auto">
            <chartooo:date-scale/>
            <chart:categories table:cell-range-address="Q4.A33:Q4.A37"/>
          </chart:axis>
          <chart:axis chart:dimension="y" chart:name="primary-y" chart:style-name="ch5">
            <chart:title svg:x="7.096cm" svg:y="8.017cm" chart:style-name="ch6">
              <text:p>Time (mins)</text:p>
            </chart:title>
            <chart:grid chart:style-name="ch7" chart:class="major"/>
          </chart:axis>
          <chart:series chart:style-name="ch8" chart:values-cell-range-address="Q4.B33:Q4.B37" chart:label-cell-address="Q4.B32:Q4.B3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ins)</text:p>
                <draw:g>
                  <svg:desc>Q4.B32:Q4.B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 (solution 3)</text:p>
                <draw:g>
                  <svg:desc>Q4.A33:Q4.A37</svg:desc>
                </draw:g>
              </table:table-cell>
              <table:table-cell office:value-type="float" office:value="0.393256666666667">
                <text:p>0.393256666666667</text:p>
                <draw:g>
                  <svg:desc>Q4.B33:Q4.B37</svg:desc>
                </draw:g>
              </table:table-cell>
            </table:table-row>
            <table:table-row>
              <table:table-cell office:value-type="string">
                <text:p>MongoDB (solution 2)</text:p>
              </table:table-cell>
              <table:table-cell office:value-type="float" office:value="0.3715">
                <text:p>0.3715</text:p>
              </table:table-cell>
            </table:table-row>
            <table:table-row>
              <table:table-cell office:value-type="string">
                <text:p>MongoDB (solution 1)</text:p>
              </table:table-cell>
              <table:table-cell office:value-type="float" office:value="0.386426666666667">
                <text:p>0.386426666666667</text:p>
              </table:table-cell>
            </table:table-row>
            <table:table-row>
              <table:table-cell office:value-type="string">
                <text:p>PSQL, jsonb</text:p>
              </table:table-cell>
              <table:table-cell office:value-type="float" office:value="0.191375">
                <text:p>0.191375</text:p>
              </table:table-cell>
            </table:table-row>
            <table:table-row>
              <table:table-cell office:value-type="string">
                <text:p>PSQL</text:p>
              </table:table-cell>
              <table:table-cell office:value-type="float" office:value="0.0890078333333334">
                <text:p>0.08900783333333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Q13's performance</text:p>
        </chart:title>
        <chart:plot-area chart:style-name="ch3" table:cell-range-address="Q13.A1:Q13.B4" chart:data-source-has-labels="both" svg:x="1.331cm" svg:y="1.275cm" svg:width="14.349cm" svg:height="6.564cm">
          <chartooo:coordinate-region svg:x="3.54cm" svg:y="1.275cm" svg:width="11.715cm" svg:height="5.917cm"/>
          <chart:axis chart:dimension="x" chart:name="primary-x" chart:style-name="ch4" chartooo:axis-type="auto">
            <chartooo:date-scale/>
            <chart:title svg:x="0.451cm" svg:y="5.408cm" chart:style-name="ch5">
              <text:p>DB System</text:p>
            </chart:title>
            <chart:categories table:cell-range-address="Q13.A2:Q13.A4"/>
          </chart:axis>
          <chart:axis chart:dimension="y" chart:name="primary-y" chart:style-name="ch6">
            <chart:title svg:x="7.601cm" svg:y="8.019cm" chart:style-name="ch7">
              <text:p>Time (mins)</text:p>
            </chart:title>
            <chart:grid chart:style-name="ch8" chart:class="major"/>
          </chart:axis>
          <chart:series chart:style-name="ch9" chart:values-cell-range-address="Q13.B2:Q13.B4" chart:label-cell-address="Q13.B1:Q13.B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ins)</text:p>
                <draw:g>
                  <svg:desc>Q13.B1:Q1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Q13.A2:Q13.A4</svg:desc>
                </draw:g>
              </table:table-cell>
              <table:table-cell office:value-type="float" office:value="0.44589">
                <text:p>0.44589</text:p>
                <draw:g>
                  <svg:desc>Q13.B2:Q13.B4</svg:desc>
                </draw:g>
              </table:table-cell>
            </table:table-row>
            <table:table-row>
              <table:table-cell office:value-type="string">
                <text:p>PSQL, jsonb</text:p>
              </table:table-cell>
              <table:table-cell office:value-type="float" office:value="2.47843333333333">
                <text:p>2.47843333333333</text:p>
              </table:table-cell>
            </table:table-row>
            <table:table-row>
              <table:table-cell office:value-type="string">
                <text:p>PSQL</text:p>
              </table:table-cell>
              <table:table-cell office:value-type="float" office:value="0.0335243333333333">
                <text:p>0.033524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